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689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03cm"/>
    </style:style>
    <style:style style:name="Table1.C" style:family="table-column">
      <style:table-column-properties style:column-width="17.4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2" style:family="table-row">
      <style:table-row-properties style:min-row-height="0.624cm"/>
    </style:style>
    <style:style style:name="Table1.C11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4" style:family="table-row">
      <style:table-row-properties style:min-row-height="0.554cm"/>
    </style:style>
    <style:style style:name="Table1.126" style:family="table-row">
      <style:table-row-properties style:min-row-height="0.787cm"/>
    </style:style>
    <style:style style:name="Table1.127" style:family="table-row">
      <style:table-row-properties style:min-row-height="1.245cm"/>
    </style:style>
    <style:style style:name="Table1.128" style:family="table-row">
      <style:table-row-properties style:min-row-height="0.783cm"/>
    </style:style>
    <style:style style:name="Table1.129" style:family="table-row">
      <style:table-row-properties style:min-row-height="0.709cm"/>
    </style:style>
    <style:style style:name="Table1.271" style:family="table-row">
      <style:table-row-properties style:min-row-height="0.792cm"/>
    </style:style>
    <style:style style:name="P1" style:family="paragraph" style:parent-style-name="Standard">
      <style:text-properties officeooo:paragraph-rsid="01b7570b"/>
    </style:style>
    <style:style style:name="P2" style:family="paragraph" style:parent-style-name="Table_20_Contents">
      <style:text-properties fo:color="#000000" fo:font-weight="normal" officeooo:rsid="00f909cd" officeooo:paragraph-rsid="00f936d7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0f936d7" officeooo:paragraph-rsid="00f936d7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15210c0" officeooo:paragraph-rsid="015210c0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0d45efc" officeooo:paragraph-rsid="00d45efc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04c9286" officeooo:paragraph-rsid="004c9286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173e56e" officeooo:paragraph-rsid="0173e56e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178cdf2" officeooo:paragraph-rsid="0178cdf2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17b781d" officeooo:paragraph-rsid="017b781d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17ef2fa" officeooo:paragraph-rsid="017ef2fa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129f57b" officeooo:paragraph-rsid="0129f57b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1bd14c9" officeooo:paragraph-rsid="01bd14c9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1bf6c97" officeooo:paragraph-rsid="01bf6c97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1c03ca3" officeooo:paragraph-rsid="01c03ca3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1c0f3bb" officeooo:paragraph-rsid="01c0f3bb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1c2ef71" officeooo:paragraph-rsid="01c2ef71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1c2ef71" officeooo:paragraph-rsid="01c3d46a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1c2ef71" officeooo:paragraph-rsid="0230529c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1c35cc0" officeooo:paragraph-rsid="01c35cc0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1c3d46a" officeooo:paragraph-rsid="01c3d46a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1c536d9" officeooo:paragraph-rsid="01c536d9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1c536d9" officeooo:paragraph-rsid="024d2c94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1c70616" officeooo:paragraph-rsid="01c70616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1c70616" officeooo:paragraph-rsid="01cad6c4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1c83b68" officeooo:paragraph-rsid="01c83b68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1c8d9f9" officeooo:paragraph-rsid="01c8d9f9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1c8fbca" officeooo:paragraph-rsid="01c8fbca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1cad6c4" officeooo:paragraph-rsid="01cad6c4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1cb7aa2" officeooo:paragraph-rsid="01cb7aa2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1cb7aa2" officeooo:paragraph-rsid="01e81f21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1cc966f" officeooo:paragraph-rsid="01cc966f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1cd48e8" officeooo:paragraph-rsid="01cd48e8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1cd9abf" officeooo:paragraph-rsid="01cd9abf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1d02a86" officeooo:paragraph-rsid="01d02a86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1d02a86" officeooo:paragraph-rsid="01d0c77a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1d02a86" officeooo:paragraph-rsid="01d1a9d2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1d02a86" officeooo:paragraph-rsid="01d29d44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1d02a86" officeooo:paragraph-rsid="01d43548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1d02a86" officeooo:paragraph-rsid="01d5a976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1d02a86" officeooo:paragraph-rsid="01d68983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1d02a86" officeooo:paragraph-rsid="01d8c366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1d02a86" officeooo:paragraph-rsid="01d91aef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1d02a86" officeooo:paragraph-rsid="01d93a6d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1d02a86" officeooo:paragraph-rsid="01db1837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1d02a86" officeooo:paragraph-rsid="01db1c3c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1d02a86" officeooo:paragraph-rsid="01dfbf11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1d02a86" officeooo:paragraph-rsid="01e12956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1d02a86" officeooo:paragraph-rsid="01e2fd8a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1d02a86" officeooo:paragraph-rsid="01ed115b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1d02a86" officeooo:paragraph-rsid="01ed86a7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1d02a86" officeooo:paragraph-rsid="01eef784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1d02a86" officeooo:paragraph-rsid="01f0ba10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1d02a86" officeooo:paragraph-rsid="01f22822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1d02a86" officeooo:paragraph-rsid="01f42443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1d02a86" officeooo:paragraph-rsid="01f5b95d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1d02a86" officeooo:paragraph-rsid="01f79f93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1d02a86" officeooo:paragraph-rsid="01f95431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1d02a86" officeooo:paragraph-rsid="02012a3d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1d02a86" officeooo:paragraph-rsid="0202b6d2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1d02a86" officeooo:paragraph-rsid="020460ba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1d02a86" officeooo:paragraph-rsid="0206157b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1d02a86" officeooo:paragraph-rsid="0207edb1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1d02a86" officeooo:paragraph-rsid="02084395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1d02a86" officeooo:paragraph-rsid="0208e497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1d02a86" officeooo:paragraph-rsid="020a846f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1d02a86" officeooo:paragraph-rsid="020b9449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1d02a86" officeooo:paragraph-rsid="020c1ca9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1d02a86" officeooo:paragraph-rsid="02108bb5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1d02a86" officeooo:paragraph-rsid="0210f4f1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1d02a86" officeooo:paragraph-rsid="0211c50b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1d02a86" officeooo:paragraph-rsid="02136a4a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1d02a86" officeooo:paragraph-rsid="021524e2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1d02a86" officeooo:paragraph-rsid="02155ea9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1d02a86" officeooo:paragraph-rsid="021651b1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1d02a86" officeooo:paragraph-rsid="0218428e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1d02a86" officeooo:paragraph-rsid="021aaa8f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1d02a86" officeooo:paragraph-rsid="021b62a1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1d02a86" officeooo:paragraph-rsid="021fcd6b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1d02a86" officeooo:paragraph-rsid="022255fe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1d02a86" officeooo:paragraph-rsid="0222e85d" style:font-weight-asian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fo:font-weight="normal" officeooo:rsid="01d02a86" officeooo:paragraph-rsid="02136a4a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1d02a86" officeooo:paragraph-rsid="02239ab3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1d02a86" officeooo:paragraph-rsid="02242f11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1d02a86" officeooo:paragraph-rsid="0225992a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1d02a86" officeooo:paragraph-rsid="0226861c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1d02a86" officeooo:paragraph-rsid="0227e966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1d02a86" officeooo:paragraph-rsid="0229f2dc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1d02a86" officeooo:paragraph-rsid="022ab3db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1d02a86" officeooo:paragraph-rsid="02346a5e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1d02a86" officeooo:paragraph-rsid="0234b20f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1d02a86" officeooo:paragraph-rsid="0235f59c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1d02a86" officeooo:paragraph-rsid="0237492d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1d02a86" officeooo:paragraph-rsid="0238b63c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1d02a86" officeooo:paragraph-rsid="0239d48e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1d02a86" officeooo:paragraph-rsid="023dfbb4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1d02a86" officeooo:paragraph-rsid="023eb962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1d02a86" officeooo:paragraph-rsid="02401201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1d02a86" officeooo:paragraph-rsid="0243c14b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1d02a86" officeooo:paragraph-rsid="02455580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1d02a86" officeooo:paragraph-rsid="0246bb62" style:font-weight-asian="normal" style:font-weight-complex="normal"/>
    </style:style>
    <style:style style:name="P101" style:family="paragraph" style:parent-style-name="Table_20_Contents">
      <style:paragraph-properties fo:text-align="justify" style:justify-single-word="false"/>
      <style:text-properties fo:color="#000000" fo:font-weight="normal" officeooo:rsid="01d02a86" officeooo:paragraph-rsid="0246bb62" style:font-weight-asian="normal" style:font-weight-complex="normal"/>
    </style:style>
    <style:style style:name="P102" style:family="paragraph" style:parent-style-name="Table_20_Contents">
      <style:paragraph-properties fo:text-align="justify" style:justify-single-word="false"/>
      <style:text-properties fo:color="#000000" fo:font-weight="normal" officeooo:rsid="01d02a86" officeooo:paragraph-rsid="0259d0c1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1d02a86" officeooo:paragraph-rsid="02474142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1d02a86" officeooo:paragraph-rsid="024859a7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1d02a86" officeooo:paragraph-rsid="0248d217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1d02a86" officeooo:paragraph-rsid="024942ff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1d02a86" officeooo:paragraph-rsid="02497c8b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1d02a86" officeooo:paragraph-rsid="0249bbac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1d02a86" officeooo:paragraph-rsid="0249e53f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1d02a86" officeooo:paragraph-rsid="022c1b47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1d02a86" officeooo:paragraph-rsid="0249f037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1d02a86" officeooo:paragraph-rsid="024b8520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1d02a86" officeooo:paragraph-rsid="024f36f6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1d02a86" officeooo:paragraph-rsid="024fb97b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1d02a86" officeooo:paragraph-rsid="0250d404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1d02a86" officeooo:paragraph-rsid="0253a673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1d02a86" officeooo:paragraph-rsid="0258a4e9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1d02a86" officeooo:paragraph-rsid="0259d0c1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1d02a86" officeooo:paragraph-rsid="025b0d46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1d5a976" officeooo:paragraph-rsid="01d5a976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1d5a976" officeooo:paragraph-rsid="0258a4e9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1e2fd8a" officeooo:paragraph-rsid="01ed115b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1e2fd8a" officeooo:paragraph-rsid="021d39c2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1e2fd8a" officeooo:paragraph-rsid="021fcd6b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1e2fd8a" officeooo:paragraph-rsid="0239d48e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1e2fd8a" officeooo:paragraph-rsid="02474142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1e2fd8a" officeooo:paragraph-rsid="02497c8b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1e2fd8a" officeooo:paragraph-rsid="0258a4e9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1e74c5a" officeooo:paragraph-rsid="01e74c5a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1f95431" officeooo:paragraph-rsid="0208e497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1f95431" officeooo:paragraph-rsid="020c1ca9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1d43548" officeooo:paragraph-rsid="01dc21a2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1d43548" officeooo:paragraph-rsid="01dfbf11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1d43548" officeooo:paragraph-rsid="0206cd1b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1d43548" officeooo:paragraph-rsid="01e12956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1d43548" officeooo:paragraph-rsid="02136a4a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1d43548" officeooo:paragraph-rsid="0222e85d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1d43548" officeooo:paragraph-rsid="0258a4e9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222e85d" officeooo:paragraph-rsid="0222e85d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2242f11" officeooo:paragraph-rsid="02242f11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1d41930" officeooo:paragraph-rsid="01e5fdd7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1d41930" officeooo:paragraph-rsid="01d41930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23b3bed" officeooo:paragraph-rsid="023b3bed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1fa97ac" officeooo:paragraph-rsid="023eb962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21524e2" officeooo:paragraph-rsid="02497c8b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2033fcb" officeooo:paragraph-rsid="025572a1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11dea21" officeooo:paragraph-rsid="0259d0c1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25ca56a" officeooo:paragraph-rsid="025ca56a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25ccca3" officeooo:paragraph-rsid="025ccca3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1db1c3c" officeooo:paragraph-rsid="024942ff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1db1c3c" officeooo:paragraph-rsid="02497c8b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249bbac" officeooo:paragraph-rsid="0249e53f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260d728" officeooo:paragraph-rsid="0260d728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26d9b5a" officeooo:paragraph-rsid="026d9b5a" style:font-weight-asian="normal" style:font-weight-complex="normal"/>
    </style:style>
    <style:style style:name="P155" style:family="paragraph" style:parent-style-name="Table_20_Contents">
      <style:text-properties fo:color="#000000" fo:font-weight="normal" officeooo:paragraph-rsid="023b3bed"/>
    </style:style>
    <style:style style:name="P156" style:family="paragraph" style:parent-style-name="Table_20_Contents">
      <style:text-properties fo:color="#000000" fo:font-style="normal" fo:font-weight="normal" officeooo:rsid="00eef571" officeooo:paragraph-rsid="01058679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118041f" officeooo:paragraph-rsid="0118041f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1d02a86" officeooo:paragraph-rsid="01d0c77a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1d02a86" officeooo:paragraph-rsid="01d68983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1d02a86" officeooo:paragraph-rsid="01d91aef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1d02a86" officeooo:paragraph-rsid="01d93a6d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1d02a86" officeooo:paragraph-rsid="01eef784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1d02a86" officeooo:paragraph-rsid="01f0ba10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1d02a86" officeooo:paragraph-rsid="020460ba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1d02a86" officeooo:paragraph-rsid="0218428e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1d02a86" officeooo:paragraph-rsid="021d39c2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1d02a86" officeooo:paragraph-rsid="0225992a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1d02a86" officeooo:paragraph-rsid="0226861c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1d02a86" officeooo:paragraph-rsid="022c1b47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1d02a86" officeooo:paragraph-rsid="0238b63c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1d02a86" officeooo:paragraph-rsid="023eb962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1d02a86" officeooo:paragraph-rsid="02401201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1d02a86" officeooo:paragraph-rsid="024859a7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1d02a86" officeooo:paragraph-rsid="02497c8b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1d02a86" officeooo:paragraph-rsid="0249e53f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1d02a86" officeooo:paragraph-rsid="0249f037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1d02a86" officeooo:paragraph-rsid="0259d0c1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1d02a86" officeooo:paragraph-rsid="01f95431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1d5a976" officeooo:paragraph-rsid="020460ba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1d5a976" officeooo:paragraph-rsid="01d5a976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1e2fd8a" officeooo:paragraph-rsid="020a846f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1e2fd8a" officeooo:paragraph-rsid="01e5fdd7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1e2fd8a" officeooo:paragraph-rsid="023e817f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1d43548" officeooo:paragraph-rsid="01f42443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1d43548" officeooo:paragraph-rsid="02239ab3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1d43548" officeooo:paragraph-rsid="0258a4e9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230529c" officeooo:paragraph-rsid="0230529c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211c50b" officeooo:paragraph-rsid="02136a4a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211c50b" officeooo:paragraph-rsid="024fb97b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23eb962" officeooo:paragraph-rsid="023eb962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2332c03" officeooo:paragraph-rsid="0246bb62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2242f11" officeooo:paragraph-rsid="02242f11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25ca56a" officeooo:paragraph-rsid="025ca56a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25ccca3" officeooo:paragraph-rsid="025ccca3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249bbac" officeooo:paragraph-rsid="0249e53f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23b3bed" officeooo:paragraph-rsid="023b3bed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24ef7d6" officeooo:paragraph-rsid="024fb97b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1db1c3c" officeooo:paragraph-rsid="02497c8b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style:text-underline-style="none" fo:font-weight="normal" officeooo:rsid="01bf6c97" officeooo:paragraph-rsid="01bf6c97" style:font-weight-asian="normal" style:font-weight-complex="normal"/>
    </style:style>
    <style:style style:name="P200" style:family="paragraph" style:parent-style-name="Table_20_Contents">
      <style:text-properties fo:color="#000000" fo:font-weight="bold" officeooo:rsid="02346a5e" officeooo:paragraph-rsid="02346a5e" style:font-weight-asian="bold" style:font-weight-complex="bold"/>
    </style:style>
    <style:style style:name="P201" style:family="paragraph" style:parent-style-name="Table_20_Contents">
      <style:text-properties fo:color="#000000" officeooo:paragraph-rsid="0234b20f"/>
    </style:style>
    <style:style style:name="P202" style:family="paragraph" style:parent-style-name="Table_20_Contents">
      <style:text-properties fo:color="#c9211e" fo:font-weight="bold" officeooo:rsid="01cb7aa2" officeooo:paragraph-rsid="01cb7aa2" style:font-weight-asian="bold" style:font-weight-complex="bold"/>
    </style:style>
    <style:style style:name="P203" style:family="paragraph" style:parent-style-name="Text_20_body">
      <style:text-properties fo:color="#ffa07a" fo:font-weight="bold" officeooo:rsid="00fe790f" officeooo:paragraph-rsid="00dd5022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d29d44" style:font-style-asian="normal" style:font-style-complex="normal"/>
    </style:style>
    <style:style style:name="T3" style:family="text">
      <style:text-properties fo:font-style="normal" officeooo:rsid="01d68983" style:font-style-asian="normal" style:font-style-complex="normal"/>
    </style:style>
    <style:style style:name="T4" style:family="text">
      <style:text-properties fo:font-style="normal" officeooo:rsid="01d7c668" style:font-style-asian="normal" style:font-style-complex="normal"/>
    </style:style>
    <style:style style:name="T5" style:family="text">
      <style:text-properties fo:font-style="normal" officeooo:rsid="01d8c366" style:font-style-asian="normal" style:font-style-complex="normal"/>
    </style:style>
    <style:style style:name="T6" style:family="text">
      <style:text-properties fo:font-style="normal" officeooo:rsid="01d91aef" style:font-style-asian="normal" style:font-style-complex="normal"/>
    </style:style>
    <style:style style:name="T7" style:family="text">
      <style:text-properties fo:font-style="normal" officeooo:rsid="01d93a6d" style:font-style-asian="normal" style:font-style-complex="normal"/>
    </style:style>
    <style:style style:name="T8" style:family="text">
      <style:text-properties fo:font-style="normal" officeooo:rsid="01db1837" style:font-style-asian="normal" style:font-style-complex="normal"/>
    </style:style>
    <style:style style:name="T9" style:family="text">
      <style:text-properties fo:font-style="normal" officeooo:rsid="01dc21a2" style:font-style-asian="normal" style:font-style-complex="normal"/>
    </style:style>
    <style:style style:name="T10" style:family="text">
      <style:text-properties fo:font-style="normal" officeooo:rsid="01e2643f" style:font-style-asian="normal" style:font-style-complex="normal"/>
    </style:style>
    <style:style style:name="T11" style:family="text">
      <style:text-properties fo:font-style="normal" officeooo:rsid="01e2fd8a" style:font-style-asian="normal" style:font-style-complex="normal"/>
    </style:style>
    <style:style style:name="T12" style:family="text">
      <style:text-properties fo:font-style="normal" officeooo:rsid="01d0c77a" style:font-style-asian="normal" style:font-style-complex="normal"/>
    </style:style>
    <style:style style:name="T13" style:family="text">
      <style:text-properties fo:font-style="normal" officeooo:rsid="01e49d93" style:font-style-asian="normal" style:font-style-complex="normal"/>
    </style:style>
    <style:style style:name="T14" style:family="text">
      <style:text-properties fo:font-style="normal" officeooo:rsid="01d1a9d2" style:font-style-asian="normal" style:font-style-complex="normal"/>
    </style:style>
    <style:style style:name="T15" style:family="text">
      <style:text-properties fo:font-style="normal" officeooo:rsid="01e5fdd7" style:font-style-asian="normal" style:font-style-complex="normal"/>
    </style:style>
    <style:style style:name="T16" style:family="text">
      <style:text-properties fo:font-style="normal" officeooo:rsid="01db1c3c" style:font-style-asian="normal" style:font-style-complex="normal"/>
    </style:style>
    <style:style style:name="T17" style:family="text">
      <style:text-properties fo:font-style="normal" officeooo:rsid="01e74c5a" style:font-style-asian="normal" style:font-style-complex="normal"/>
    </style:style>
    <style:style style:name="T18" style:family="text">
      <style:text-properties fo:font-style="normal" officeooo:rsid="01d43548" style:font-style-asian="normal" style:font-style-complex="normal"/>
    </style:style>
    <style:style style:name="T19" style:family="text">
      <style:text-properties fo:font-style="normal" officeooo:rsid="01d50cd1" style:font-style-asian="normal" style:font-style-complex="normal"/>
    </style:style>
    <style:style style:name="T20" style:family="text">
      <style:text-properties fo:font-style="normal" officeooo:rsid="01d5a976" style:font-style-asian="normal" style:font-style-complex="normal"/>
    </style:style>
    <style:style style:name="T21" style:family="text">
      <style:text-properties fo:font-style="normal" officeooo:rsid="01e9a781" style:font-style-asian="normal" style:font-style-complex="normal"/>
    </style:style>
    <style:style style:name="T22" style:family="text">
      <style:text-properties fo:font-style="normal" officeooo:rsid="01eb283e" style:font-style-asian="normal" style:font-style-complex="normal"/>
    </style:style>
    <style:style style:name="T23" style:family="text">
      <style:text-properties fo:font-style="normal" officeooo:rsid="01ed115b" style:font-style-asian="normal" style:font-style-complex="normal"/>
    </style:style>
    <style:style style:name="T24" style:family="text">
      <style:text-properties fo:font-style="normal" officeooo:rsid="01ed86a7" style:font-style-asian="normal" style:font-style-complex="normal"/>
    </style:style>
    <style:style style:name="T25" style:family="text">
      <style:text-properties fo:font-style="normal" officeooo:rsid="01eef784" style:font-style-asian="normal" style:font-style-complex="normal"/>
    </style:style>
    <style:style style:name="T26" style:family="text">
      <style:text-properties fo:font-style="normal" officeooo:rsid="01f0ba10" style:font-style-asian="normal" style:font-style-complex="normal"/>
    </style:style>
    <style:style style:name="T27" style:family="text">
      <style:text-properties fo:font-style="normal" officeooo:rsid="01f22822" style:font-style-asian="normal" style:font-style-complex="normal"/>
    </style:style>
    <style:style style:name="T28" style:family="text">
      <style:text-properties fo:font-style="normal" officeooo:rsid="01f42443" style:font-style-asian="normal" style:font-style-complex="normal"/>
    </style:style>
    <style:style style:name="T29" style:family="text">
      <style:text-properties fo:font-style="normal" officeooo:rsid="01f5b95d" style:font-style-asian="normal" style:font-style-complex="normal"/>
    </style:style>
    <style:style style:name="T30" style:family="text">
      <style:text-properties fo:font-style="normal" officeooo:rsid="01d02a86" style:font-style-asian="normal" style:font-style-complex="normal"/>
    </style:style>
    <style:style style:name="T31" style:family="text">
      <style:text-properties fo:font-style="normal" officeooo:rsid="01f79f93" style:font-style-asian="normal" style:font-style-complex="normal"/>
    </style:style>
    <style:style style:name="T32" style:family="text">
      <style:text-properties fo:font-style="normal" officeooo:rsid="01f95431" style:font-style-asian="normal" style:font-style-complex="normal"/>
    </style:style>
    <style:style style:name="T33" style:family="text">
      <style:text-properties fo:font-style="normal" officeooo:rsid="01fa97ac" style:font-style-asian="normal" style:font-style-complex="normal"/>
    </style:style>
    <style:style style:name="T34" style:family="text">
      <style:text-properties fo:font-style="normal" officeooo:rsid="01fb67c5" style:font-style-asian="normal" style:font-style-complex="normal"/>
    </style:style>
    <style:style style:name="T35" style:family="text">
      <style:text-properties fo:font-style="normal" officeooo:rsid="02001ccd" style:font-style-asian="normal" style:font-style-complex="normal"/>
    </style:style>
    <style:style style:name="T36" style:family="text">
      <style:text-properties fo:font-style="normal" officeooo:rsid="02012a3d" style:font-style-asian="normal" style:font-style-complex="normal"/>
    </style:style>
    <style:style style:name="T37" style:family="text">
      <style:text-properties fo:font-style="normal" officeooo:rsid="0202b6d2" style:font-style-asian="normal" style:font-style-complex="normal"/>
    </style:style>
    <style:style style:name="T38" style:family="text">
      <style:text-properties fo:font-style="normal" officeooo:rsid="02033fcb" style:font-style-asian="normal" style:font-style-complex="normal"/>
    </style:style>
    <style:style style:name="T39" style:family="text">
      <style:text-properties fo:font-style="normal" officeooo:rsid="020460ba" style:font-style-asian="normal" style:font-style-complex="normal"/>
    </style:style>
    <style:style style:name="T40" style:family="text">
      <style:text-properties fo:font-style="normal" officeooo:rsid="0206157b" style:font-style-asian="normal" style:font-style-complex="normal"/>
    </style:style>
    <style:style style:name="T41" style:family="text">
      <style:text-properties fo:font-style="normal" officeooo:rsid="0206cd1b" style:font-style-asian="normal" style:font-style-complex="normal"/>
    </style:style>
    <style:style style:name="T42" style:family="text">
      <style:text-properties fo:font-style="normal" officeooo:rsid="02084395" style:font-style-asian="normal" style:font-style-complex="normal"/>
    </style:style>
    <style:style style:name="T43" style:family="text">
      <style:text-properties fo:font-style="normal" officeooo:rsid="020a846f" style:font-style-asian="normal" style:font-style-complex="normal"/>
    </style:style>
    <style:style style:name="T44" style:family="text">
      <style:text-properties fo:font-style="normal" officeooo:rsid="020b9449" style:font-style-asian="normal" style:font-style-complex="normal"/>
    </style:style>
    <style:style style:name="T45" style:family="text">
      <style:text-properties fo:font-style="normal" officeooo:rsid="020c1ca9" style:font-style-asian="normal" style:font-style-complex="normal"/>
    </style:style>
    <style:style style:name="T46" style:family="text">
      <style:text-properties fo:font-style="normal" officeooo:rsid="02108bb5" style:font-style-asian="normal" style:font-style-complex="normal"/>
    </style:style>
    <style:style style:name="T47" style:family="text">
      <style:text-properties fo:font-style="normal" officeooo:rsid="0210f4f1" style:font-style-asian="normal" style:font-style-complex="normal"/>
    </style:style>
    <style:style style:name="T48" style:family="text">
      <style:text-properties fo:font-style="normal" officeooo:rsid="0211c50b" style:font-style-asian="normal" style:font-style-complex="normal"/>
    </style:style>
    <style:style style:name="T49" style:family="text">
      <style:text-properties fo:font-style="normal" officeooo:rsid="021320f4" style:font-style-asian="normal" style:font-style-complex="normal"/>
    </style:style>
    <style:style style:name="T50" style:family="text">
      <style:text-properties fo:font-style="normal" officeooo:rsid="021327c6" style:font-style-asian="normal" style:font-style-complex="normal"/>
    </style:style>
    <style:style style:name="T51" style:family="text">
      <style:text-properties fo:font-style="normal" officeooo:rsid="02136a4a" style:font-style-asian="normal" style:font-style-complex="normal"/>
    </style:style>
    <style:style style:name="T52" style:family="text">
      <style:text-properties fo:font-style="normal" officeooo:rsid="021524e2" style:font-style-asian="normal" style:font-style-complex="normal"/>
    </style:style>
    <style:style style:name="T53" style:family="text">
      <style:text-properties fo:font-style="normal" officeooo:rsid="02155ea9" style:font-style-asian="normal" style:font-style-complex="normal"/>
    </style:style>
    <style:style style:name="T54" style:family="text">
      <style:text-properties fo:font-style="normal" officeooo:rsid="021651b1" style:font-style-asian="normal" style:font-style-complex="normal"/>
    </style:style>
    <style:style style:name="T55" style:family="text">
      <style:text-properties fo:font-style="normal" officeooo:rsid="0218428e" style:font-style-asian="normal" style:font-style-complex="normal"/>
    </style:style>
    <style:style style:name="T56" style:family="text">
      <style:text-properties fo:font-style="normal" officeooo:rsid="021905c7" style:font-style-asian="normal" style:font-style-complex="normal"/>
    </style:style>
    <style:style style:name="T57" style:family="text">
      <style:text-properties fo:font-style="normal" officeooo:rsid="021aaa8f" style:font-style-asian="normal" style:font-style-complex="normal"/>
    </style:style>
    <style:style style:name="T58" style:family="text">
      <style:text-properties fo:font-style="normal" officeooo:rsid="021b62a1" style:font-style-asian="normal" style:font-style-complex="normal"/>
    </style:style>
    <style:style style:name="T59" style:family="text">
      <style:text-properties fo:font-style="normal" officeooo:rsid="021d39c2" style:font-style-asian="normal" style:font-style-complex="normal"/>
    </style:style>
    <style:style style:name="T60" style:family="text">
      <style:text-properties fo:font-style="normal" officeooo:rsid="021d62c4" style:font-style-asian="normal" style:font-style-complex="normal"/>
    </style:style>
    <style:style style:name="T61" style:family="text">
      <style:text-properties fo:font-style="normal" officeooo:rsid="021de7a2" style:font-style-asian="normal" style:font-style-complex="normal"/>
    </style:style>
    <style:style style:name="T62" style:family="text">
      <style:text-properties fo:font-style="normal" officeooo:rsid="021fcd6b" style:font-style-asian="normal" style:font-style-complex="normal"/>
    </style:style>
    <style:style style:name="T63" style:family="text">
      <style:text-properties fo:font-style="normal" officeooo:rsid="022137b3" style:font-style-asian="normal" style:font-style-complex="normal"/>
    </style:style>
    <style:style style:name="T64" style:family="text">
      <style:text-properties fo:font-style="normal" officeooo:rsid="022255fe" style:font-style-asian="normal" style:font-style-complex="normal"/>
    </style:style>
    <style:style style:name="T65" style:family="text">
      <style:text-properties fo:font-style="normal" officeooo:rsid="0222e85d" style:font-style-asian="normal" style:font-style-complex="normal"/>
    </style:style>
    <style:style style:name="T66" style:family="text">
      <style:text-properties fo:font-style="normal" officeooo:rsid="02239ab3" style:font-style-asian="normal" style:font-style-complex="normal"/>
    </style:style>
    <style:style style:name="T67" style:family="text">
      <style:text-properties fo:font-style="normal" officeooo:rsid="02242f11" style:font-style-asian="normal" style:font-style-complex="normal"/>
    </style:style>
    <style:style style:name="T68" style:family="text">
      <style:text-properties fo:font-style="normal" officeooo:rsid="0225992a" style:font-style-asian="normal" style:font-style-complex="normal"/>
    </style:style>
    <style:style style:name="T69" style:family="text">
      <style:text-properties fo:font-style="normal" officeooo:rsid="0226082d" style:font-style-asian="normal" style:font-style-complex="normal"/>
    </style:style>
    <style:style style:name="T70" style:family="text">
      <style:text-properties fo:font-style="normal" officeooo:rsid="0226861c" style:font-style-asian="normal" style:font-style-complex="normal"/>
    </style:style>
    <style:style style:name="T71" style:family="text">
      <style:text-properties fo:font-style="normal" officeooo:rsid="0227e966" style:font-style-asian="normal" style:font-style-complex="normal"/>
    </style:style>
    <style:style style:name="T72" style:family="text">
      <style:text-properties fo:font-style="normal" officeooo:rsid="02283e99" style:font-style-asian="normal" style:font-style-complex="normal"/>
    </style:style>
    <style:style style:name="T73" style:family="text">
      <style:text-properties fo:font-style="normal" officeooo:rsid="0229f2dc" style:font-style-asian="normal" style:font-style-complex="normal"/>
    </style:style>
    <style:style style:name="T74" style:family="text">
      <style:text-properties fo:font-style="normal" officeooo:rsid="022ab3db" style:font-style-asian="normal" style:font-style-complex="normal"/>
    </style:style>
    <style:style style:name="T75" style:family="text">
      <style:text-properties fo:font-style="normal" officeooo:rsid="022c1b47" style:font-style-asian="normal" style:font-style-complex="normal"/>
    </style:style>
    <style:style style:name="T76" style:family="text">
      <style:text-properties fo:font-style="normal" officeooo:rsid="022f8e99" style:font-style-asian="normal" style:font-style-complex="normal"/>
    </style:style>
    <style:style style:name="T77" style:family="text">
      <style:text-properties fo:font-style="normal" officeooo:rsid="0230529c" style:font-style-asian="normal" style:font-style-complex="normal"/>
    </style:style>
    <style:style style:name="T78" style:family="text">
      <style:text-properties fo:font-style="normal" officeooo:rsid="0230b3e2" style:font-style-asian="normal" style:font-style-complex="normal"/>
    </style:style>
    <style:style style:name="T79" style:family="text">
      <style:text-properties fo:font-style="normal" officeooo:rsid="02321877" style:font-style-asian="normal" style:font-style-complex="normal"/>
    </style:style>
    <style:style style:name="T80" style:family="text">
      <style:text-properties fo:font-style="normal" officeooo:rsid="02332c03" style:font-style-asian="normal" style:font-style-complex="normal"/>
    </style:style>
    <style:style style:name="T81" style:family="text">
      <style:text-properties fo:font-style="normal" officeooo:rsid="02346a5e" style:font-style-asian="normal" style:font-style-complex="normal"/>
    </style:style>
    <style:style style:name="T82" style:family="text">
      <style:text-properties fo:font-style="normal" officeooo:rsid="0234b20f" style:font-style-asian="normal" style:font-style-complex="normal"/>
    </style:style>
    <style:style style:name="T83" style:family="text">
      <style:text-properties fo:font-style="normal" officeooo:rsid="0235f59c" style:font-style-asian="normal" style:font-style-complex="normal"/>
    </style:style>
    <style:style style:name="T84" style:family="text">
      <style:text-properties fo:font-style="normal" officeooo:rsid="0237492d" style:font-style-asian="normal" style:font-style-complex="normal"/>
    </style:style>
    <style:style style:name="T85" style:family="text">
      <style:text-properties fo:font-style="normal" officeooo:rsid="0238b63c" style:font-style-asian="normal" style:font-style-complex="normal"/>
    </style:style>
    <style:style style:name="T86" style:family="text">
      <style:text-properties fo:font-style="normal" officeooo:rsid="0239d48e" style:font-style-asian="normal" style:font-style-complex="normal"/>
    </style:style>
    <style:style style:name="T87" style:family="text">
      <style:text-properties fo:font-style="normal" officeooo:rsid="023abac7" style:font-style-asian="normal" style:font-style-complex="normal"/>
    </style:style>
    <style:style style:name="T88" style:family="text">
      <style:text-properties fo:font-style="normal" officeooo:rsid="023b3bed" style:font-style-asian="normal" style:font-style-complex="normal"/>
    </style:style>
    <style:style style:name="T89" style:family="text">
      <style:text-properties fo:font-style="normal" officeooo:rsid="023dfbb4" style:font-style-asian="normal" style:font-style-complex="normal"/>
    </style:style>
    <style:style style:name="T90" style:family="text">
      <style:text-properties fo:font-style="normal" officeooo:rsid="023eb962" style:font-style-asian="normal" style:font-style-complex="normal"/>
    </style:style>
    <style:style style:name="T91" style:family="text">
      <style:text-properties fo:font-style="normal" officeooo:rsid="02401201" style:font-style-asian="normal" style:font-style-complex="normal"/>
    </style:style>
    <style:style style:name="T92" style:family="text">
      <style:text-properties fo:font-style="normal" officeooo:rsid="0243c14b" style:font-style-asian="normal" style:font-style-complex="normal"/>
    </style:style>
    <style:style style:name="T93" style:family="text">
      <style:text-properties fo:font-style="normal" officeooo:rsid="02455580" style:font-style-asian="normal" style:font-style-complex="normal"/>
    </style:style>
    <style:style style:name="T94" style:family="text">
      <style:text-properties fo:font-style="normal" officeooo:rsid="0246bb62" style:font-style-asian="normal" style:font-style-complex="normal"/>
    </style:style>
    <style:style style:name="T95" style:family="text">
      <style:text-properties fo:font-style="normal" officeooo:rsid="02474142" style:font-style-asian="normal" style:font-style-complex="normal"/>
    </style:style>
    <style:style style:name="T96" style:family="text">
      <style:text-properties fo:font-style="normal" officeooo:rsid="024859a7" style:font-style-asian="normal" style:font-style-complex="normal"/>
    </style:style>
    <style:style style:name="T97" style:family="text">
      <style:text-properties fo:font-style="normal" officeooo:rsid="0248d217" style:font-style-asian="normal" style:font-style-complex="normal"/>
    </style:style>
    <style:style style:name="T98" style:family="text">
      <style:text-properties fo:font-style="normal" officeooo:rsid="024942ff" style:font-style-asian="normal" style:font-style-complex="normal"/>
    </style:style>
    <style:style style:name="T99" style:family="text">
      <style:text-properties fo:font-style="normal" officeooo:rsid="02497c8b" style:font-style-asian="normal" style:font-style-complex="normal"/>
    </style:style>
    <style:style style:name="T100" style:family="text">
      <style:text-properties fo:font-style="normal" officeooo:rsid="0249bbac" style:font-style-asian="normal" style:font-style-complex="normal"/>
    </style:style>
    <style:style style:name="T101" style:family="text">
      <style:text-properties fo:font-style="normal" officeooo:rsid="0249e53f" style:font-style-asian="normal" style:font-style-complex="normal"/>
    </style:style>
    <style:style style:name="T102" style:family="text">
      <style:text-properties fo:font-style="normal" officeooo:rsid="0249f037" style:font-style-asian="normal" style:font-style-complex="normal"/>
    </style:style>
    <style:style style:name="T103" style:family="text">
      <style:text-properties fo:font-style="normal" officeooo:rsid="024b8520" style:font-style-asian="normal" style:font-style-complex="normal"/>
    </style:style>
    <style:style style:name="T104" style:family="text">
      <style:text-properties fo:font-style="normal" officeooo:rsid="024f36f6" style:font-style-asian="normal" style:font-style-complex="normal"/>
    </style:style>
    <style:style style:name="T105" style:family="text">
      <style:text-properties fo:font-style="normal" officeooo:rsid="024ef7d6" style:font-style-asian="normal" style:font-style-complex="normal"/>
    </style:style>
    <style:style style:name="T106" style:family="text">
      <style:text-properties fo:font-style="normal" officeooo:rsid="024fb97b" style:font-style-asian="normal" style:font-style-complex="normal"/>
    </style:style>
    <style:style style:name="T107" style:family="text">
      <style:text-properties fo:font-style="normal" officeooo:rsid="0250d404" style:font-style-asian="normal" style:font-style-complex="normal"/>
    </style:style>
    <style:style style:name="T108" style:family="text">
      <style:text-properties fo:font-style="normal" officeooo:rsid="025572a1" style:font-style-asian="normal" style:font-style-complex="normal"/>
    </style:style>
    <style:style style:name="T109" style:family="text">
      <style:text-properties fo:font-style="normal" officeooo:rsid="0258a4e9" style:font-style-asian="normal" style:font-style-complex="normal"/>
    </style:style>
    <style:style style:name="T110" style:family="text">
      <style:text-properties fo:font-style="normal" officeooo:rsid="0259d0c1" style:font-style-asian="normal" style:font-style-complex="normal"/>
    </style:style>
    <style:style style:name="T111" style:family="text">
      <style:text-properties fo:font-style="normal" officeooo:rsid="025b0d46" style:font-style-asian="normal" style:font-style-complex="normal"/>
    </style:style>
    <style:style style:name="T112" style:family="text">
      <style:text-properties fo:font-style="normal" officeooo:rsid="01d7c668" style:font-style-asian="normal" style:font-weight-asian="normal" style:font-style-complex="normal" style:font-weight-complex="normal"/>
    </style:style>
    <style:style style:name="T113" style:family="text">
      <style:text-properties fo:font-style="normal" officeooo:rsid="01ed86a7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2242f11" style:font-style-asian="normal" style:font-weight-asian="normal" style:font-style-complex="normal" style:font-weight-complex="normal"/>
    </style:style>
    <style:style style:name="T115" style:family="text">
      <style:text-properties fo:font-style="normal" officeooo:rsid="01d02a86" style:font-style-asian="normal" style:font-weight-asian="normal" style:font-style-complex="normal" style:font-weight-complex="normal"/>
    </style:style>
    <style:style style:name="T116" style:family="text">
      <style:text-properties fo:font-style="normal" officeooo:rsid="023b3be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bold" officeooo:rsid="02283e99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237492d" style:font-style-asian="normal" style:font-weight-asian="bold" style:font-style-complex="normal" style:font-weight-complex="bold"/>
    </style:style>
    <style:style style:name="T119" style:family="text">
      <style:text-properties fo:font-style="normal" fo:font-weight="normal" officeooo:rsid="01d7c66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f0ba1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21fcd6b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e2fd8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d02a86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02b6d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d8c36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1aaa8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29f2dc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34b20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4ef7d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4f36f6" style:font-style-asian="normal" style:font-weight-asian="normal" style:font-style-complex="normal" style:font-weight-complex="normal"/>
    </style:style>
    <style:style style:name="T131" style:family="text">
      <style:text-properties officeooo:rsid="01c03ca3"/>
    </style:style>
    <style:style style:name="T132" style:family="text">
      <style:text-properties officeooo:rsid="01c0f3bb"/>
    </style:style>
    <style:style style:name="T133" style:family="text">
      <style:text-properties officeooo:rsid="01c3d46a"/>
    </style:style>
    <style:style style:name="T134" style:family="text">
      <style:text-properties officeooo:rsid="01c536d9"/>
    </style:style>
    <style:style style:name="T135" style:family="text">
      <style:text-properties officeooo:rsid="01c8fbca"/>
    </style:style>
    <style:style style:name="T136" style:family="text">
      <style:text-properties officeooo:rsid="01cad6c4"/>
    </style:style>
    <style:style style:name="T137" style:family="text">
      <style:text-properties officeooo:rsid="01cb7aa2"/>
    </style:style>
    <style:style style:name="T138" style:family="text">
      <style:text-properties officeooo:rsid="01cd9abf"/>
    </style:style>
    <style:style style:name="T139" style:family="text">
      <style:text-properties officeooo:rsid="01d02a86"/>
    </style:style>
    <style:style style:name="T140" style:family="text">
      <style:text-properties officeooo:rsid="01d0c77a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officeooo:rsid="01d1a9d2" style:font-style-asian="italic" style:font-style-complex="italic"/>
    </style:style>
    <style:style style:name="T143" style:family="text">
      <style:text-properties fo:font-style="italic" officeooo:rsid="01d29d44" style:font-style-asian="italic" style:font-style-complex="italic"/>
    </style:style>
    <style:style style:name="T144" style:family="text">
      <style:text-properties fo:font-style="italic" officeooo:rsid="01d68983" style:font-style-asian="italic" style:font-style-complex="italic"/>
    </style:style>
    <style:style style:name="T145" style:family="text">
      <style:text-properties fo:font-style="italic" officeooo:rsid="01d7c668" style:font-style-asian="italic" style:font-style-complex="italic"/>
    </style:style>
    <style:style style:name="T146" style:family="text">
      <style:text-properties fo:font-style="italic" officeooo:rsid="01d8c366" style:font-style-asian="italic" style:font-style-complex="italic"/>
    </style:style>
    <style:style style:name="T147" style:family="text">
      <style:text-properties fo:font-style="italic" officeooo:rsid="01d0c77a" style:font-style-asian="italic" style:font-style-complex="italic"/>
    </style:style>
    <style:style style:name="T148" style:family="text">
      <style:text-properties fo:font-style="italic" officeooo:rsid="01d91aef" style:font-style-asian="italic" style:font-style-complex="italic"/>
    </style:style>
    <style:style style:name="T149" style:family="text">
      <style:text-properties fo:font-style="italic" officeooo:rsid="01d93a6d" style:font-style-asian="italic" style:font-style-complex="italic"/>
    </style:style>
    <style:style style:name="T150" style:family="text">
      <style:text-properties fo:font-style="italic" officeooo:rsid="01d43548" style:font-style-asian="italic" style:font-style-complex="italic"/>
    </style:style>
    <style:style style:name="T151" style:family="text">
      <style:text-properties fo:font-style="italic" officeooo:rsid="01dc21a2" style:font-style-asian="italic" style:font-style-complex="italic"/>
    </style:style>
    <style:style style:name="T152" style:family="text">
      <style:text-properties fo:font-style="italic" officeooo:rsid="01e2643f" style:font-style-asian="italic" style:font-style-complex="italic"/>
    </style:style>
    <style:style style:name="T153" style:family="text">
      <style:text-properties fo:font-style="italic" officeooo:rsid="01e2fd8a" style:font-style-asian="italic" style:font-style-complex="italic"/>
    </style:style>
    <style:style style:name="T154" style:family="text">
      <style:text-properties fo:font-style="italic" officeooo:rsid="01e49d93" style:font-style-asian="italic" style:font-style-complex="italic"/>
    </style:style>
    <style:style style:name="T155" style:family="text">
      <style:text-properties fo:font-style="italic" officeooo:rsid="01e5fdd7" style:font-style-asian="italic" style:font-style-complex="italic"/>
    </style:style>
    <style:style style:name="T156" style:family="text">
      <style:text-properties fo:font-style="italic" officeooo:rsid="01ed115b" style:font-style-asian="italic" style:font-style-complex="italic"/>
    </style:style>
    <style:style style:name="T157" style:family="text">
      <style:text-properties fo:font-style="italic" officeooo:rsid="01ed86a7" style:font-style-asian="italic" style:font-style-complex="italic"/>
    </style:style>
    <style:style style:name="T158" style:family="text">
      <style:text-properties fo:font-style="italic" officeooo:rsid="01eef784" style:font-style-asian="italic" style:font-style-complex="italic"/>
    </style:style>
    <style:style style:name="T159" style:family="text">
      <style:text-properties fo:font-style="italic" officeooo:rsid="01f0ba10" style:font-style-asian="italic" style:font-style-complex="italic"/>
    </style:style>
    <style:style style:name="T160" style:family="text">
      <style:text-properties fo:font-style="italic" officeooo:rsid="01f22822" style:font-style-asian="italic" style:font-style-complex="italic"/>
    </style:style>
    <style:style style:name="T161" style:family="text">
      <style:text-properties fo:font-style="italic" officeooo:rsid="01f5b95d" style:font-style-asian="italic" style:font-style-complex="italic"/>
    </style:style>
    <style:style style:name="T162" style:family="text">
      <style:text-properties fo:font-style="italic" officeooo:rsid="02012a3d" style:font-style-asian="italic" style:font-style-complex="italic"/>
    </style:style>
    <style:style style:name="T163" style:family="text">
      <style:text-properties fo:font-style="italic" officeooo:rsid="02084395" style:font-style-asian="italic" style:font-style-complex="italic"/>
    </style:style>
    <style:style style:name="T164" style:family="text">
      <style:text-properties fo:font-style="italic" officeooo:rsid="020a846f" style:font-style-asian="italic" style:font-style-complex="italic"/>
    </style:style>
    <style:style style:name="T165" style:family="text">
      <style:text-properties fo:font-style="italic" officeooo:rsid="020c1ca9" style:font-style-asian="italic" style:font-style-complex="italic"/>
    </style:style>
    <style:style style:name="T166" style:family="text">
      <style:text-properties fo:font-style="italic" officeooo:rsid="0218428e" style:font-style-asian="italic" style:font-style-complex="italic"/>
    </style:style>
    <style:style style:name="T167" style:family="text">
      <style:text-properties fo:font-style="italic" officeooo:rsid="0222e85d" style:font-style-asian="italic" style:font-style-complex="italic"/>
    </style:style>
    <style:style style:name="T168" style:family="text">
      <style:text-properties fo:font-style="italic" officeooo:rsid="02239ab3" style:font-style-asian="italic" style:font-style-complex="italic"/>
    </style:style>
    <style:style style:name="T169" style:family="text">
      <style:text-properties fo:font-style="italic" officeooo:rsid="0225992a" style:font-style-asian="italic" style:font-style-complex="italic"/>
    </style:style>
    <style:style style:name="T170" style:family="text">
      <style:text-properties fo:font-style="italic" officeooo:rsid="0226861c" style:font-style-asian="italic" style:font-style-complex="italic"/>
    </style:style>
    <style:style style:name="T171" style:family="text">
      <style:text-properties fo:font-style="italic" officeooo:rsid="0249f037" style:font-style-asian="italic" style:font-style-complex="italic"/>
    </style:style>
    <style:style style:name="T172" style:family="text">
      <style:text-properties officeooo:rsid="01d1a9d2"/>
    </style:style>
    <style:style style:name="T173" style:family="text">
      <style:text-properties officeooo:rsid="01d25d8f"/>
    </style:style>
    <style:style style:name="T174" style:family="text">
      <style:text-properties officeooo:rsid="01d29d44"/>
    </style:style>
    <style:style style:name="T175" style:family="text">
      <style:text-properties officeooo:rsid="01d43548"/>
    </style:style>
    <style:style style:name="T176" style:family="text">
      <style:text-properties officeooo:rsid="01d50cd1"/>
    </style:style>
    <style:style style:name="T177" style:family="text">
      <style:text-properties officeooo:rsid="01d5a976"/>
    </style:style>
    <style:style style:name="T178" style:family="text">
      <style:text-properties officeooo:rsid="01d68983"/>
    </style:style>
    <style:style style:name="T179" style:family="text">
      <style:text-properties officeooo:rsid="01d7c668"/>
    </style:style>
    <style:style style:name="T180" style:family="text">
      <style:text-properties officeooo:rsid="01d8c366"/>
    </style:style>
    <style:style style:name="T181" style:family="text">
      <style:text-properties officeooo:rsid="01d91aef"/>
    </style:style>
    <style:style style:name="T182" style:family="text">
      <style:text-properties officeooo:rsid="01d93a6d"/>
    </style:style>
    <style:style style:name="T183" style:family="text">
      <style:text-properties officeooo:rsid="01db1837"/>
    </style:style>
    <style:style style:name="T184" style:family="text">
      <style:text-properties officeooo:rsid="01db1c3c"/>
    </style:style>
    <style:style style:name="T185" style:family="text">
      <style:text-properties officeooo:rsid="01dc21a2"/>
    </style:style>
    <style:style style:name="T186" style:family="text">
      <style:text-properties officeooo:rsid="01dd2be0"/>
    </style:style>
    <style:style style:name="T187" style:family="text">
      <style:text-properties officeooo:rsid="01df2a86"/>
    </style:style>
    <style:style style:name="T188" style:family="text">
      <style:text-properties officeooo:rsid="01dfbf11"/>
    </style:style>
    <style:style style:name="T189" style:family="text">
      <style:text-properties officeooo:rsid="01e12956"/>
    </style:style>
    <style:style style:name="T190" style:family="text">
      <style:text-properties officeooo:rsid="01e2643f"/>
    </style:style>
    <style:style style:name="T191" style:family="text">
      <style:text-properties officeooo:rsid="01e2fd8a"/>
    </style:style>
    <style:style style:name="T192" style:family="text">
      <style:text-properties officeooo:rsid="01e49d93"/>
    </style:style>
    <style:style style:name="T193" style:family="text">
      <style:text-properties officeooo:rsid="01e5fdd7"/>
    </style:style>
    <style:style style:name="T194" style:family="text">
      <style:text-properties officeooo:rsid="01e74c5a"/>
    </style:style>
    <style:style style:name="T195" style:family="text">
      <style:text-properties officeooo:rsid="01e98c2c"/>
    </style:style>
    <style:style style:name="T196" style:family="text">
      <style:text-properties officeooo:rsid="01eb283e"/>
    </style:style>
    <style:style style:name="T197" style:family="text">
      <style:text-properties officeooo:rsid="01ed115b"/>
    </style:style>
    <style:style style:name="T198" style:family="text">
      <style:text-properties officeooo:rsid="01ed86a7"/>
    </style:style>
    <style:style style:name="T199" style:family="text">
      <style:text-properties officeooo:rsid="01eef784"/>
    </style:style>
    <style:style style:name="T200" style:family="text">
      <style:text-properties officeooo:rsid="01f0ba10"/>
    </style:style>
    <style:style style:name="T201" style:family="text">
      <style:text-properties officeooo:rsid="01f22822"/>
    </style:style>
    <style:style style:name="T202" style:family="text">
      <style:text-properties officeooo:rsid="01f5b95d"/>
    </style:style>
    <style:style style:name="T203" style:family="text">
      <style:text-properties officeooo:rsid="01f95431"/>
    </style:style>
    <style:style style:name="T204" style:family="text">
      <style:text-properties officeooo:rsid="01fa97ac"/>
    </style:style>
    <style:style style:name="T205" style:family="text">
      <style:text-properties officeooo:rsid="01fb67c5"/>
    </style:style>
    <style:style style:name="T206" style:family="text">
      <style:text-properties officeooo:rsid="01fd3d71"/>
    </style:style>
    <style:style style:name="T207" style:family="text">
      <style:text-properties officeooo:rsid="02001ccd"/>
    </style:style>
    <style:style style:name="T208" style:family="text">
      <style:text-properties officeooo:rsid="02012a3d"/>
    </style:style>
    <style:style style:name="T209" style:family="text">
      <style:text-properties officeooo:rsid="0202b6d2"/>
    </style:style>
    <style:style style:name="T210" style:family="text">
      <style:text-properties officeooo:rsid="02033fcb"/>
    </style:style>
    <style:style style:name="T211" style:family="text">
      <style:text-properties officeooo:rsid="020460ba"/>
    </style:style>
    <style:style style:name="T212" style:family="text">
      <style:text-properties officeooo:rsid="0206157b"/>
    </style:style>
    <style:style style:name="T213" style:family="text">
      <style:text-properties officeooo:rsid="0206cd1b"/>
    </style:style>
    <style:style style:name="T214" style:family="text">
      <style:text-properties officeooo:rsid="0207edb1"/>
    </style:style>
    <style:style style:name="T215" style:family="text">
      <style:text-properties officeooo:rsid="02084395"/>
    </style:style>
    <style:style style:name="T216" style:family="text">
      <style:text-properties officeooo:rsid="0208e497"/>
    </style:style>
    <style:style style:name="T217" style:family="text">
      <style:text-properties officeooo:rsid="020a846f"/>
    </style:style>
    <style:style style:name="T218" style:family="text">
      <style:text-properties officeooo:rsid="02108bb5"/>
    </style:style>
    <style:style style:name="T219" style:family="text">
      <style:text-properties officeooo:rsid="0210f4f1"/>
    </style:style>
    <style:style style:name="T220" style:family="text">
      <style:text-properties officeooo:rsid="0211c50b"/>
    </style:style>
    <style:style style:name="T221" style:family="text">
      <style:text-properties officeooo:rsid="02136a4a"/>
    </style:style>
    <style:style style:name="T222" style:family="text">
      <style:text-properties officeooo:rsid="021524e2"/>
    </style:style>
    <style:style style:name="T223" style:family="text">
      <style:text-properties officeooo:rsid="02155ea9"/>
    </style:style>
    <style:style style:name="T224" style:family="text">
      <style:text-properties officeooo:rsid="021651b1"/>
    </style:style>
    <style:style style:name="T225" style:family="text">
      <style:text-properties officeooo:rsid="0218428e"/>
    </style:style>
    <style:style style:name="T226" style:family="text">
      <style:text-properties officeooo:rsid="021905c7"/>
    </style:style>
    <style:style style:name="T227" style:family="text">
      <style:text-properties officeooo:rsid="021aaa8f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01d93a6d" style:font-weight-asian="bold" style:font-weight-complex="bold"/>
    </style:style>
    <style:style style:name="T230" style:family="text">
      <style:text-properties fo:font-weight="bold" officeooo:rsid="02283e99" style:font-weight-asian="bold" style:font-weight-complex="bold"/>
    </style:style>
    <style:style style:name="T231" style:family="text">
      <style:text-properties fo:font-weight="bold" officeooo:rsid="022ab3db" style:font-weight-asian="bold" style:font-weight-complex="bold"/>
    </style:style>
    <style:style style:name="T232" style:family="text">
      <style:text-properties officeooo:rsid="021b62a1"/>
    </style:style>
    <style:style style:name="T233" style:family="text">
      <style:text-properties officeooo:rsid="021ce9dc"/>
    </style:style>
    <style:style style:name="T234" style:family="text">
      <style:text-properties officeooo:rsid="021d39c2"/>
    </style:style>
    <style:style style:name="T235" style:family="text">
      <style:text-properties officeooo:rsid="021d62c4"/>
    </style:style>
    <style:style style:name="T236" style:family="text">
      <style:text-properties officeooo:rsid="0222e85d"/>
    </style:style>
    <style:style style:name="T237" style:family="text">
      <style:text-properties officeooo:rsid="02239ab3"/>
    </style:style>
    <style:style style:name="T238" style:family="text">
      <style:text-properties officeooo:rsid="02242f11"/>
    </style:style>
    <style:style style:name="T239" style:family="text">
      <style:text-properties officeooo:rsid="0225992a"/>
    </style:style>
    <style:style style:name="T240" style:family="text">
      <style:text-properties officeooo:rsid="0226861c"/>
    </style:style>
    <style:style style:name="T241" style:family="text">
      <style:text-properties officeooo:rsid="022ab3db"/>
    </style:style>
    <style:style style:name="T242" style:family="text">
      <style:text-properties officeooo:rsid="022c1b47"/>
    </style:style>
    <style:style style:name="T243" style:family="text">
      <style:text-properties officeooo:rsid="022f8e99"/>
    </style:style>
    <style:style style:name="T244" style:family="text">
      <style:text-properties officeooo:rsid="02332c03"/>
    </style:style>
    <style:style style:name="T245" style:family="text">
      <style:text-properties officeooo:rsid="02346a5e"/>
    </style:style>
    <style:style style:name="T246" style:family="text">
      <style:text-properties officeooo:rsid="0238b63c"/>
    </style:style>
    <style:style style:name="T247" style:family="text">
      <style:text-properties officeooo:rsid="023b3bed"/>
    </style:style>
    <style:style style:name="T248" style:family="text">
      <style:text-properties officeooo:rsid="01d7c668" style:font-weight-asian="normal" style:font-weight-complex="normal"/>
    </style:style>
    <style:style style:name="T249" style:family="text">
      <style:text-properties officeooo:rsid="0243c14b"/>
    </style:style>
    <style:style style:name="T250" style:family="text">
      <style:text-properties officeooo:rsid="02455580"/>
    </style:style>
    <style:style style:name="T251" style:family="text">
      <style:text-properties officeooo:rsid="0246bb62"/>
    </style:style>
    <style:style style:name="T252" style:family="text">
      <style:text-properties officeooo:rsid="0248d217"/>
    </style:style>
    <style:style style:name="T253" style:family="text">
      <style:text-properties officeooo:rsid="024942ff"/>
    </style:style>
    <style:style style:name="T254" style:family="text">
      <style:text-properties officeooo:rsid="0249bbac"/>
    </style:style>
    <style:style style:name="T255" style:family="text">
      <style:text-properties officeooo:rsid="0249e53f"/>
    </style:style>
    <style:style style:name="T256" style:family="text">
      <style:text-properties officeooo:rsid="0249f037"/>
    </style:style>
    <style:style style:name="T257" style:family="text">
      <style:text-properties officeooo:rsid="024b8520"/>
    </style:style>
    <style:style style:name="T258" style:family="text">
      <style:text-properties fo:font-weight="normal" officeooo:rsid="01d02a86" style:font-weight-asian="normal" style:font-weight-complex="normal"/>
    </style:style>
    <style:style style:name="T259" style:family="text">
      <style:text-properties fo:font-weight="normal" officeooo:rsid="01e5fdd7" style:font-weight-asian="normal" style:font-weight-complex="normal"/>
    </style:style>
    <style:style style:name="T260" style:family="text">
      <style:text-properties fo:font-weight="normal" officeooo:rsid="01d43548" style:font-weight-asian="normal" style:font-weight-complex="normal"/>
    </style:style>
    <style:style style:name="T261" style:family="text">
      <style:text-properties fo:font-weight="normal" officeooo:rsid="01db1c3c" style:font-weight-asian="normal" style:font-weight-complex="normal"/>
    </style:style>
    <style:style style:name="T262" style:family="text">
      <style:text-properties officeooo:rsid="024ef7d6"/>
    </style:style>
    <style:style style:name="T263" style:family="text">
      <style:text-properties officeooo:rsid="0258a4e9"/>
    </style:style>
    <style:style style:name="T264" style:family="text">
      <style:text-properties officeooo:rsid="0259d0c1"/>
    </style:style>
    <style:style style:name="T265" style:family="text">
      <style:text-properties officeooo:rsid="025e4aed"/>
    </style:style>
    <style:style style:name="T266" style:family="text">
      <style:text-properties officeooo:rsid="02630a2f"/>
    </style:style>
    <style:style style:name="T267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24239090320">
          <table:table-cell table:style-name="Table1.A1" office:value-type="string">
            <text:p text:style-name="P12">2421/<text:span text:style-name="T265">2451</text:span></text:p>
          </table:table-cell>
          <table:table-cell table:style-name="Table1.A1" office:value-type="string">
            <text:p text:style-name="P13">Florimons fut enmi la plasce</text:p>
          </table:table-cell>
          <table:table-cell table:style-name="Table1.C1" office:value-type="string">
            <text:p text:style-name="P12"/>
          </table:table-cell>
        </table:table-row>
        <table:table-row table:style-name="TableLine94624234091520">
          <table:table-cell table:style-name="Table1.A2" office:value-type="string">
            <text:p text:style-name="P13">2422</text:p>
          </table:table-cell>
          <table:table-cell table:style-name="Table1.A2" office:value-type="string">
            <text:p text:style-name="P13">L’escut posait l’iame delasce</text:p>
          </table:table-cell>
          <table:table-cell table:style-name="Table1.C2" office:value-type="string">
            <text:p text:style-name="P50">A<text:span text:style-name="T191">DGH2ITW</text:span>] ...posa… <text:span text:style-name="T179">B</text:span>] ...osta…<text:span text:style-name="T179"> <text:s/>EM</text:span><text:span text:style-name="T4">] ...</text:span><text:span text:style-name="T24">met</text:span><text:span text:style-name="T67"> (M mist)</text:span><text:span text:style-name="T24"> ius… <text:s/></text:span><text:span text:style-name="T100">K] ...pouse...</text:span></text:p>
          </table:table-cell>
        </table:table-row>
        <table:table-row table:style-name="TableLine94624238811728">
          <table:table-cell table:style-name="Table1.A2" office:value-type="string">
            <text:p text:style-name="P13">2423</text:p>
          </table:table-cell>
          <table:table-cell table:style-name="Table1.A2" office:value-type="string">
            <text:p text:style-name="P13">Il ostet l’iame de son chief</text:p>
          </table:table-cell>
          <table:table-cell table:style-name="Table1.C2" office:value-type="string">
            <text:p text:style-name="P48"><text:span text:style-name="T191">DH2</text:span>] --- </text:p>
            <text:p text:style-name="P73">A<text:span text:style-name="T203">GKMT</text:span>] ...osta <text:span text:style-name="T254">(K hosta)</text:span>… <text:s/><text:span text:style-name="T179">E</text:span><text:span text:style-name="T4">] </text:span><text:span text:style-name="T24">Jl a son hiaume deslacie <text:s/></text:span><text:span text:style-name="T11">I</text:span><text:span text:style-name="T1">] </text:span><text:span text:style-name="T53">Losta leume… <text:s/></text:span><text:span text:style-name="T87">W] Osta...</text:span></text:p>
          </table:table-cell>
        </table:table-row>
        <table:table-row table:style-name="TableLine94624238812528">
          <table:table-cell table:style-name="Table1.A2" office:value-type="string">
            <text:p text:style-name="P13">2424</text:p>
          </table:table-cell>
          <table:table-cell table:style-name="Table1.A2" office:value-type="string">
            <text:p text:style-name="P13">Si a le c<text:span text:style-name="T139">l</text:span>avain despoillié (H deslacie)</text:p>
          </table:table-cell>
          <table:table-cell table:style-name="Table1.C2" office:value-type="string">
            <text:p text:style-name="P48"><text:span text:style-name="T191">DH2</text:span>] ---</text:p>
            <text:p text:style-name="P73"><text:span text:style-name="T179">B</text:span>] <text:span text:style-name="T179">Puis a… <text:s/>E</text:span><text:span text:style-name="T4">] </text:span><text:span text:style-name="T24">Et a… <text:s/></text:span><text:span text:style-name="T11">I</text:span><text:span text:style-name="T1">] ...</text:span><text:span text:style-name="T53">glauain...</text:span></text:p>
          </table:table-cell>
        </table:table-row>
        <table:table-row table:style-name="TableLine94624231839728">
          <table:table-cell table:style-name="Table1.A2" office:value-type="string">
            <text:p text:style-name="P13">2425</text:p>
          </table:table-cell>
          <table:table-cell table:style-name="Table1.A2" office:value-type="string">
            <text:p text:style-name="P13">Son olifant veloit corner</text:p>
          </table:table-cell>
          <table:table-cell table:style-name="Table1.C2" office:value-type="string">
            <text:p text:style-name="P48"><text:span text:style-name="T191">DIK</text:span>] ...<text:span text:style-name="T191">soner</text:span></text:p>
          </table:table-cell>
        </table:table-row>
        <table:table-row table:style-name="TableLine94624231840528">
          <table:table-cell table:style-name="Table1.A2" office:value-type="string">
            <text:p text:style-name="P13">2426</text:p>
          </table:table-cell>
          <table:table-cell table:style-name="Table1.A2" office:value-type="string">
            <text:p text:style-name="P13">Per (H Par) les chans prist a esgarder</text:p>
          </table:table-cell>
          <table:table-cell table:style-name="Table1.C2" office:value-type="string">
            <text:p text:style-name="P83">A<text:span text:style-name="T198">EIKW</text:span>] Par <text:span text:style-name="T198">(E </text:span><text:span text:style-name="T157">Per</text:span><text:span text:style-name="T24">, </text:span><text:span text:style-name="T100">K Por</text:span><text:span text:style-name="T24">)</text:span>...<text:span text:style-name="T223">(I caps)...</text:span>regarder <text:s/><text:span text:style-name="T179">B</text:span>] <text:span text:style-name="T179">Quant… <text:s/>D</text:span>] ...<text:span text:style-name="T191">prent a regarder <text:s/>G</text:span>] <text:span text:style-name="T203">Par… <text:s/>H2] ...prent… <text:s/></text:span><text:span text:style-name="T67">M</text:span><text:span text:style-name="T73">T</text:span><text:span text:style-name="T1">] </text:span><text:span text:style-name="T73">(T Par)</text:span><text:span text:style-name="T1">...</text:span><text:span text:style-name="T67">a resgarder </text:span><text:span text:style-name="T73">(T resguarder)</text:span></text:p>
          </table:table-cell>
        </table:table-row>
        <table:table-row table:style-name="TableLine94624214613584">
          <table:table-cell table:style-name="Table1.A2" office:value-type="string">
            <text:p text:style-name="P13">2427</text:p>
          </table:table-cell>
          <table:table-cell table:style-name="Table1.A2" office:value-type="string">
            <text:p text:style-name="P13">Si vit venir per <text:span text:style-name="T131">(H par)</text:span>aventure</text:p>
          </table:table-cell>
          <table:table-cell table:style-name="Table1.C2" office:value-type="string">
            <text:p text:style-name="P108"><text:span text:style-name="T191">GIW</text:span>] ...par…<text:span text:style-name="T203"> </text:span><text:span text:style-name="T73">T</text:span><text:span text:style-name="T1">] </text:span><text:span text:style-name="T73">Se… <text:s/></text:span><text:span text:style-name="T100">K] ...por...</text:span></text:p>
          </table:table-cell>
        </table:table-row>
        <table:table-row table:style-name="TableLine94624214614384">
          <table:table-cell table:style-name="Table1.A2" office:value-type="string">
            <text:p text:style-name="P13">2428</text:p>
          </table:table-cell>
          <table:table-cell table:style-name="Table1.A2" office:value-type="string">
            <text:p text:style-name="P13">Un palefroit grant aleure</text:p>
          </table:table-cell>
          <table:table-cell table:style-name="Table1.C2" office:value-type="string">
            <text:p text:style-name="P175"><text:span text:style-name="T238">M</text:span>] ...<text:span text:style-name="T238">ambleure <text:s/>K] ...por auenture ESP E CORR IN dune ambleure 2hd?</text:span></text:p>
          </table:table-cell>
        </table:table-row>
        <table:table-row table:style-name="TableLine94624231230240">
          <table:table-cell table:style-name="Table1.A2" office:value-type="string">
            <text:p text:style-name="P13">2429</text:p>
          </table:table-cell>
          <table:table-cell table:style-name="Table1.A2" office:value-type="string">
            <text:p text:style-name="P13">Une pucele sus seoit</text:p>
          </table:table-cell>
          <table:table-cell table:style-name="Table1.C2" office:value-type="string">
            <text:p text:style-name="P192">INV M<text:span text:style-name="T139">] </text:span>Qui vers le damoisel venoit</text:p>
            <text:p text:style-name="P195">K] ...sus estoit</text:p>
          </table:table-cell>
        </table:table-row>
        <table:table-row table:style-name="TableLine94624231230992">
          <table:table-cell table:style-name="Table1.A2" office:value-type="string">
            <text:p text:style-name="P13">2430</text:p>
          </table:table-cell>
          <table:table-cell table:style-name="Table1.A2" office:value-type="string">
            <text:p text:style-name="P199">Que <text:span text:style-name="T131">(H Qui)</text:span> vers le damoisel venoit</text:p>
          </table:table-cell>
          <table:table-cell table:style-name="Table1.C2" office:value-type="string">
            <text:p text:style-name="P140">INV <text:span text:style-name="T1">M</text:span><text:span text:style-name="T30">] </text:span><text:span text:style-name="T1">Vne pucelle sus seoit</text:span></text:p>
            <text:p text:style-name="P34">A<text:span text:style-name="T179">BDEGH2IKTW</text:span>] Qui...</text:p>
          </table:table-cell>
        </table:table-row>
        <table:table-row table:style-name="TableLine94624231746912">
          <table:table-cell table:style-name="Table1.A2" office:value-type="string">
            <text:p text:style-name="P13">2431</text:p>
          </table:table-cell>
          <table:table-cell table:style-name="Table1.A2" office:value-type="string">
            <text:p text:style-name="P13">Une espee pent a l’arson</text:p>
          </table:table-cell>
          <table:table-cell table:style-name="Table1.C2" office:value-type="string">
            <text:p text:style-name="P57"><text:span text:style-name="T191">G</text:span>] ...<text:span text:style-name="T203">ipent...</text:span></text:p>
          </table:table-cell>
        </table:table-row>
        <table:table-row table:style-name="TableLine94624231747712">
          <table:table-cell table:style-name="Table1.A2" office:value-type="string">
            <text:p text:style-name="P13">2432</text:p>
          </table:table-cell>
          <table:table-cell table:style-name="Table1.A2" office:value-type="string">
            <text:p text:style-name="P13">Ne menoit peir ne compaignon</text:p>
          </table:table-cell>
          <table:table-cell table:style-name="Table1.C2" office:value-type="string">
            <text:p text:style-name="P87"><text:span text:style-name="T191">DGIKMW</text:span>] <text:span text:style-name="T255">(K Ni)</text:span>...mena…<text:span text:style-name="T191"> <text:s/>E</text:span><text:span text:style-name="T4">] </text:span><text:span text:style-name="T24">Namaine… <text:s/></text:span><text:span text:style-name="T73">T</text:span><text:span text:style-name="T1">] </text:span><text:span text:style-name="T73">Namena...</text:span></text:p>
          </table:table-cell>
        </table:table-row>
        <table:table-row table:style-name="TableLine94624231417664">
          <table:table-cell table:style-name="Table1.A2" office:value-type="string">
            <text:p text:style-name="P13">2433</text:p>
          </table:table-cell>
          <table:table-cell table:style-name="Table1.A2" office:value-type="string">
            <text:p text:style-name="P13">Florimont vit (F vient) enmi le vis</text:p>
          </table:table-cell>
          <table:table-cell table:style-name="Table1.C2" office:value-type="string">
            <text:p text:style-name="P64">A<text:span text:style-name="T191">BG</text:span>] ...uient <text:span text:style-name="T191">(B vient)</text:span>… <text:s/><text:span text:style-name="T179">BT</text:span>] ...<text:span text:style-name="T179">uint.. <text:s/>H2W] ...voit...</text:span></text:p>
          </table:table-cell>
        </table:table-row>
        <table:table-row table:style-name="TableLine94624231418416">
          <table:table-cell table:style-name="Table1.A2" office:value-type="string">
            <text:p text:style-name="P13">2434</text:p>
          </table:table-cell>
          <table:table-cell table:style-name="Table1.A2" office:value-type="string">
            <text:p text:style-name="P13">Se <text:span text:style-name="T131">(H Si)</text:span> li dist Deus vos sat <text:span text:style-name="T131">(H saut)</text:span> amis</text:p>
          </table:table-cell>
          <table:table-cell table:style-name="Table1.C2" office:value-type="string">
            <text:p text:style-name="P83">A<text:span text:style-name="T191">DEGH2IKTW</text:span>] <text:span text:style-name="T191">(DGH2K Si, E Et, I Sisi, W Celuy dist)</text:span>...saut <text:span text:style-name="T247">(W sault)</text:span>…<text:span text:style-name="T255">(K bel amis)</text:span> <text:s/><text:span text:style-name="T179">B</text:span>] <text:span text:style-name="T179">Si...diex vous sa <text:s/></text:span><text:span text:style-name="T67">M</text:span><text:span text:style-name="T1">] </text:span><text:span text:style-name="T67">Si...diex vos gart amis</text:span></text:p>
            <text:p text:style-name="P148"><text:span text:style-name="T67">P</text:span><text:span text:style-name="T1">] e dise dio ve salui amicho</text:span></text:p>
          </table:table-cell>
        </table:table-row>
        <table:table-row table:style-name="TableLine94624231034208">
          <table:table-cell table:style-name="Table1.A2" office:value-type="string">
            <text:p text:style-name="P13">2435</text:p>
          </table:table-cell>
          <table:table-cell table:style-name="Table1.A2" office:value-type="string">
            <text:p text:style-name="P13">Il respont Deus vos sast <text:span text:style-name="T131">(H gart)</text:span> amie</text:p>
          </table:table-cell>
          <table:table-cell table:style-name="Table1.C2" office:value-type="string">
            <text:p text:style-name="P48">A] ...dex gart amie <text:s/><text:span text:style-name="T179">BEH2MT</text:span>] ...<text:span text:style-name="T179">uos saut (M sault)… <text:s/>DGIKW</text:span>] ...<text:span text:style-name="T191">dex (G deux, I deu, K deus, W dieu) uos (W vous) gart (K garde) amie</text:span></text:p>
            <text:p text:style-name="P148"><text:span text:style-name="T105">P</text:span><text:span text:style-name="T1">] amicha dio ue benediscga</text:span></text:p>
          </table:table-cell>
        </table:table-row>
        <table:table-row table:style-name="TableLine94624231035008">
          <table:table-cell table:style-name="Table1.A2" office:value-type="string">
            <text:p text:style-name="P13">2436</text:p>
          </table:table-cell>
          <table:table-cell table:style-name="Table1.A2" office:value-type="string">
            <text:p text:style-name="P13">Mai je cuit que je di folie</text:p>
          </table:table-cell>
          <table:table-cell table:style-name="Table1.C2" office:value-type="string">
            <text:p text:style-name="P88">A] ...que ie folie <text:s/><text:span text:style-name="T179">BDH2EM</text:span>] ...<text:span text:style-name="T179">cuit ie ai (BEH2 que iai, M iay) dit (M dite) folie <text:s/></text:span><text:span text:style-name="T73">T</text:span><text:span text:style-name="T1">] </text:span><text:span text:style-name="T74">Mais ge croi...</text:span></text:p>
          </table:table-cell>
        </table:table-row>
        <text:soft-page-break/>
        <table:table-row table:style-name="TableLine94624231583248">
          <table:table-cell table:style-name="Table1.A2" office:value-type="string">
            <text:p text:style-name="P13">2437</text:p>
          </table:table-cell>
          <table:table-cell table:style-name="Table1.A2" office:value-type="string">
            <text:p text:style-name="P13">Dame que <text:span text:style-name="T131">(H quar) </text:span>je sui escuiers</text:p>
          </table:table-cell>
          <table:table-cell table:style-name="Table1.C2" office:value-type="string">
            <text:p text:style-name="P34">A<text:span text:style-name="T179">BEIMTW</text:span>] ...quar <text:span text:style-name="T179">(BEIMTW car)…</text:span> <text:s text:c="2"/><text:span text:style-name="T228">!!!! </text:span><text:span text:style-name="T231">je sui escoiers!!!</text:span></text:p>
          </table:table-cell>
        </table:table-row>
        <table:table-row table:style-name="TableLine94624231584000">
          <table:table-cell table:style-name="Table1.A2" office:value-type="string">
            <text:p text:style-name="P13">2438</text:p>
          </table:table-cell>
          <table:table-cell table:style-name="Table1.A2" office:value-type="string">
            <text:p text:style-name="P13">Ne sui pas ancor cheveliers</text:p>
          </table:table-cell>
          <table:table-cell table:style-name="Table1.C2" office:value-type="string">
            <text:p text:style-name="P109"><text:span text:style-name="T191">G</text:span>] <text:span text:style-name="T203">Nen fui encor pas… <text:s/></text:span><text:span text:style-name="T100">K] </text:span><text:span text:style-name="T101">Non...</text:span></text:p>
          </table:table-cell>
        </table:table-row>
        <table:table-row table:style-name="TableLine94624234242944">
          <table:table-cell table:style-name="Table1.A2" office:value-type="string">
            <text:p text:style-name="P13">2439</text:p>
          </table:table-cell>
          <table:table-cell table:style-name="Table1.A2" office:value-type="string">
            <text:p text:style-name="P13">Grant folie est de damoisel</text:p>
          </table:table-cell>
          <table:table-cell table:style-name="Table1.C2" office:value-type="string">
            <text:p text:style-name="P83">A<text:span text:style-name="T224">GIKT</text:span>] Folie <text:span text:style-name="T224">(G Follie)</text:span> est de damoisele <text:span text:style-name="T224">(G damoisselle, I damoixel, KT damoisel)</text:span> <text:s/><text:span text:style-name="T191">DH2</text:span>] <text:span text:style-name="T191">Folie ai dit de (H2 dit damoisele)… <text:s/>E</text:span><text:span text:style-name="T4">] </text:span><text:span text:style-name="T24">Fole est ce dist la damoisele <text:s text:c="2"/></text:span><text:span text:style-name="T67">M</text:span><text:span text:style-name="T1">] </text:span><text:span text:style-name="T67">Folie est se de damoysel <text:s/></text:span><text:span text:style-name="T88">W] Folie et de damisel</text:span><text:span text:style-name="T67"> <text:s/></text:span></text:p>
          </table:table-cell>
        </table:table-row>
        <table:table-row table:style-name="TableLine94624234243744">
          <table:table-cell table:style-name="Table1.A2" office:value-type="string">
            <text:p text:style-name="P13">2440</text:p>
          </table:table-cell>
          <table:table-cell table:style-name="Table1.A2" office:value-type="string">
            <text:p text:style-name="P13">Quant ju amie vos apel</text:p>
          </table:table-cell>
          <table:table-cell table:style-name="Table1.C2" office:value-type="string">
            <text:p text:style-name="P155"><text:span text:style-name="T248">E</text:span><text:span text:style-name="T112">] </text:span><text:span text:style-name="T113">Qui de folie vous apele <text:s/></text:span><text:span text:style-name="T114">M</text:span><text:span text:style-name="T115">] </text:span><text:span text:style-name="T114">Que ie amie… <text:s/></text:span><text:span text:style-name="T116">W] Quant je ayme...</text:span><text:span text:style-name="T114"> </text:span></text:p>
          </table:table-cell>
        </table:table-row>
        <table:table-row table:style-name="TableLine94624235259008">
          <table:table-cell table:style-name="Table1.A2" office:value-type="string">
            <text:p text:style-name="P13">2441</text:p>
          </table:table-cell>
          <table:table-cell table:style-name="Table1.A2" office:value-type="string">
            <text:p text:style-name="P13">Amins se respont la pucele</text:p>
          </table:table-cell>
          <table:table-cell table:style-name="Table1.C2" office:value-type="string">
            <text:p text:style-name="P35">A<text:span text:style-name="T179">BDEGH2IKMTW</text:span>] ...<text:span text:style-name="T140">ce li (B a) dit (DG dist, E ce dist, H2 ce dit, I ce redist) la...</text:span></text:p>
          </table:table-cell>
        </table:table-row>
        <table:table-row table:style-name="TableLine94624235259760">
          <table:table-cell table:style-name="Table1.A2" office:value-type="string">
            <text:p text:style-name="P13">2442</text:p>
          </table:table-cell>
          <table:table-cell table:style-name="Table1.A2" office:value-type="string">
            <text:p text:style-name="P14">Per <text:span text:style-name="T132">(H Par)</text:span> ma foi je sui damoisele</text:p>
          </table:table-cell>
          <table:table-cell table:style-name="Table1.C2" office:value-type="string">
            <text:p text:style-name="P50">A<text:span text:style-name="T191">DGH2IKT</text:span>] <text:span text:style-name="T140">Par (DH2T </text:span><text:span text:style-name="T153">Per</text:span><text:span text:style-name="T11">, </text:span><text:span text:style-name="T54">I Por</text:span><text:span text:style-name="T11">)</text:span><text:span text:style-name="T140"> foi ge (DGH2IK ie) resui (K sui)… <text:s/>BMW</text:span>] <text:span text:style-name="T145">Par</text:span><text:span text:style-name="T4"> </text:span><text:span text:style-name="T88">(W Par) </text:span><text:span text:style-name="T4">foi et ie </text:span><text:span text:style-name="T88">(W je) </text:span><text:span text:style-name="T4">sui </text:span><text:span text:style-name="T88">(W suy)</text:span><text:span text:style-name="T4">… <text:s/>E] </text:span><text:span text:style-name="T157">Per</text:span><text:span text:style-name="T24"> foi et ie resui pucele</text:span></text:p>
          </table:table-cell>
        </table:table-row>
        <table:table-row table:style-name="TableLine94624238651040">
          <table:table-cell table:style-name="Table1.A2" office:value-type="string">
            <text:p text:style-name="P13">2443</text:p>
          </table:table-cell>
          <table:table-cell table:style-name="Table1.A2" office:value-type="string">
            <text:p text:style-name="P14">Vos ne dites pas vilonie</text:p>
          </table:table-cell>
          <table:table-cell table:style-name="Table1.C2" office:value-type="string">
            <text:p text:style-name="P196">INV W] Soiez amy et je amie</text:p>
            <text:p text:style-name="P130">H2] Vne dites...</text:p>
          </table:table-cell>
        </table:table-row>
        <table:table-row table:style-name="TableLine94624238651840">
          <table:table-cell table:style-name="Table1.A2" office:value-type="string">
            <text:p text:style-name="P13">2444</text:p>
          </table:table-cell>
          <table:table-cell table:style-name="Table1.A2" office:value-type="string">
            <text:p text:style-name="P14">Soies amis et je amie</text:p>
          </table:table-cell>
          <table:table-cell table:style-name="Table1.C2" office:value-type="string">
            <text:p text:style-name="P143"><text:span text:style-name="T67">I</text:span><text:span text:style-name="T1">NV W] Car pas ne ditez vilenie</text:span></text:p>
            <text:p text:style-name="P83"><text:span text:style-name="T67">M</text:span><text:span text:style-name="T1">] ...</text:span><text:span text:style-name="T67">amy je vostramie</text:span></text:p>
          </table:table-cell>
        </table:table-row>
        <table:table-row table:style-name="TableLine94624234593504">
          <table:table-cell table:style-name="Table1.A2" office:value-type="string">
            <text:p text:style-name="P13">2445</text:p>
          </table:table-cell>
          <table:table-cell table:style-name="Table1.A2" office:value-type="string">
            <text:p text:style-name="P14">Vos avez mon anemin mort</text:p>
          </table:table-cell>
          <table:table-cell table:style-name="Table1.C2" office:value-type="string">
            <text:p text:style-name="P41"><text:span text:style-name="T179">B</text:span>] ...<text:span text:style-name="T146">vre</text:span><text:span text:style-name="T5"> anemi...</text:span></text:p>
          </table:table-cell>
        </table:table-row>
        <table:table-row table:style-name="TableLine94624234594256">
          <table:table-cell table:style-name="Table1.A2" office:value-type="string">
            <text:p text:style-name="P13">2446</text:p>
          </table:table-cell>
          <table:table-cell table:style-name="Table1.A2" office:value-type="string">
            <text:p text:style-name="P14">Le mostre qui m’ait fet maint tort</text:p>
          </table:table-cell>
          <table:table-cell table:style-name="Table1.C2" office:value-type="string">
            <text:p text:style-name="P74">A<text:span text:style-name="T180">BDEGKMTW</text:span>] ...<text:span text:style-name="T140">grant tort <text:s/>I</text:span>] <text:span text:style-name="T224">Lo...qui me faxoit...</text:span></text:p>
          </table:table-cell>
        </table:table-row>
        <table:table-row table:style-name="TableLine94624240280736">
          <table:table-cell table:style-name="Table1.A2" office:value-type="string">
            <text:p text:style-name="P13">2447</text:p>
          </table:table-cell>
          <table:table-cell table:style-name="Table1.A2" office:value-type="string">
            <text:p text:style-name="P14">Per <text:span text:style-name="T132">(F Par)</text:span> foi il m’ait ossis mon peire</text:p>
          </table:table-cell>
          <table:table-cell table:style-name="Table1.C2" office:value-type="string">
            <text:p text:style-name="P84">A<text:span text:style-name="T203">GIKW</text:span>] <text:span text:style-name="T140">Par… <text:s/>E</text:span><text:span text:style-name="T4">] ...</text:span><text:span text:style-name="T24">mon frere <text:s/></text:span><text:span text:style-name="T67">M</text:span><text:span text:style-name="T1">] ...</text:span><text:span text:style-name="T68">il a occis mon pere</text:span></text:p>
          </table:table-cell>
        </table:table-row>
        <table:table-row table:style-name="TableLine94624240281536">
          <table:table-cell table:style-name="Table1.A2" office:value-type="string">
            <text:p text:style-name="P13">2448</text:p>
          </table:table-cell>
          <table:table-cell table:style-name="Table1.A2" office:value-type="string">
            <text:p text:style-name="P14">Un mien serorge et un mien frere</text:p>
          </table:table-cell>
          <table:table-cell table:style-name="Table1.C2" office:value-type="string">
            <text:p text:style-name="P178">A<text:span text:style-name="T241">TW</text:span>] ...<text:span text:style-name="T140">seror ge (T sororge, W serorge) et mon frere <text:s/>BDEH2KM</text:span>] <text:span text:style-name="T180">Et...serourge (D soloire, E serorge) et mon frere (E pere) <text:s/>G</text:span>] <text:span text:style-name="T203">Vnen mie soror et mon frere</text:span></text:p>
            <text:p text:style-name="P193">P] mio padre et uno mio chugniado in le nre terre</text:p>
          </table:table-cell>
        </table:table-row>
        <table:table-row table:style-name="TableLine94624239897504">
          <table:table-cell table:style-name="Table1.A2" office:value-type="string">
            <text:p text:style-name="P13">2449</text:p>
          </table:table-cell>
          <table:table-cell table:style-name="Table1.A2" office:value-type="string">
            <text:p text:style-name="P14">Il fut ersoir veus dolans</text:p>
          </table:table-cell>
          <table:table-cell table:style-name="Table1.C2" office:value-type="string">
            <text:p text:style-name="P41">A<text:span text:style-name="T191">DH2M</text:span>] ...uenuz <text:span text:style-name="T216">(H2 uenus)</text:span>…<text:span text:style-name="T140"> <text:s/>B</text:span>] ...<text:span text:style-name="T180">sanglans</text:span></text:p>
          </table:table-cell>
        </table:table-row>
        <table:table-row table:style-name="TableLine94624239898256">
          <table:table-cell table:style-name="Table1.A2" office:value-type="string">
            <text:p text:style-name="P14">2450</text:p>
          </table:table-cell>
          <table:table-cell table:style-name="Table1.A2" office:value-type="string">
            <text:p text:style-name="P14">En nostre terre toz senglans</text:p>
          </table:table-cell>
          <table:table-cell table:style-name="Table1.C2" office:value-type="string">
            <text:p text:style-name="P95"><text:span text:style-name="T179">B</text:span>] <text:span text:style-name="T180">En </text:span><text:span text:style-name="T146">ure</text:span><text:span text:style-name="T5"> terre et </text:span><text:span text:style-name="T146">mlt </text:span><text:span text:style-name="T5">dolans <text:s/></text:span></text:p>
          </table:table-cell>
        </table:table-row>
        <table:table-row table:style-name="TableLine94624254047904">
          <table:table-cell table:style-name="Table1.A2" office:value-type="string">
            <text:p text:style-name="P14">2451</text:p>
          </table:table-cell>
          <table:table-cell table:style-name="Table1.A2" office:value-type="string">
            <text:p text:style-name="P14">Si soi tres bien que si endroit</text:p>
          </table:table-cell>
          <table:table-cell table:style-name="Table1.C2" office:value-type="string">
            <text:p text:style-name="P109">A] <text:span text:style-name="T140">Je croi tres bien… <text:s/>BDEH2M</text:span>] <text:span text:style-name="T180">Je sos (DE soi, H2 son, M soy) </text:span><text:span text:style-name="T146">mlt</text:span><text:span text:style-name="T5"> bien… <text:s/></text:span><text:span text:style-name="T11">G</text:span><text:span text:style-name="T1">] </text:span><text:span text:style-name="T32">Je...que orendroit <text:s/></text:span><text:span text:style-name="T11">I</text:span><text:span text:style-name="T75">T</text:span><text:span text:style-name="T1">] </text:span><text:span text:style-name="T54">Je sui </text:span><text:span text:style-name="T75">(T soi)…</text:span><text:span text:style-name="T54"> <text:s/></text:span><text:span text:style-name="T88">W] </text:span><text:span text:style-name="T89">Je suis cORR IN sus moon(?) bien… <text:s/></text:span><text:span text:style-name="T100">K] </text:span><text:span text:style-name="T101">Je sai...</text:span></text:p>
          </table:table-cell>
        </table:table-row>
        <table:table-row table:style-name="TableLine94624254048704">
          <table:table-cell table:style-name="Table1.A2" office:value-type="string">
            <text:p text:style-name="P14">2452</text:p>
          </table:table-cell>
          <table:table-cell table:style-name="Table1.A2" office:value-type="string">
            <text:p text:style-name="P14">Ot <text:span text:style-name="T132">(F Oi)</text:span> pris le mal que il avoit</text:p>
          </table:table-cell>
          <table:table-cell table:style-name="Table1.C2" office:value-type="string">
            <text:p text:style-name="P74"><text:span text:style-name="T179">B</text:span>] <text:span text:style-name="T180">Ont… <text:s/>I</text:span>] <text:span text:style-name="T224">Oit...</text:span></text:p>
          </table:table-cell>
        </table:table-row>
        <table:table-row table:style-name="TableLine94624247844640">
          <table:table-cell table:style-name="Table1.A2" office:value-type="string">
            <text:p text:style-name="P14">2453</text:p>
          </table:table-cell>
          <table:table-cell table:style-name="Table1.A2" office:value-type="string">
            <text:p text:style-name="P14">Une galie en fis armer</text:p>
          </table:table-cell>
          <table:table-cell table:style-name="Table1.C2" office:value-type="string">
            <text:p text:style-name="P41"><text:span text:style-name="T179">B</text:span>] <text:span text:style-name="T180">Tantost de ma gent fis armer</text:span></text:p>
            <text:p text:style-name="P109">A<text:span text:style-name="T239">MW</text:span>] ...<text:span text:style-name="T140">galee (M galyot, W galiet) fis (W filx) ariuer (M arriuer) (ERR PALEOG DA ARMER) E</text:span><text:span text:style-name="T32">G</text:span><text:span text:style-name="T54">I]</text:span><text:span text:style-name="T4"> ...</text:span><text:span text:style-name="T25">galie fis armer</text:span><text:span text:style-name="T140"> <text:s/>D</text:span>] ...<text:span text:style-name="T191">galie fis atorner <text:s/>H2] ...en fis en mer <text:s/></text:span><text:span text:style-name="T100">K] ...</text:span><text:span text:style-name="T101">ie fis…</text:span></text:p>
            <text:p text:style-name="P148"><text:soft-page-break/><text:span text:style-name="T101">P</text:span><text:span text:style-name="T1">] fizi armare</text:span></text:p>
          </table:table-cell>
        </table:table-row>
        <table:table-row table:style-name="TableLine94624247845392">
          <table:table-cell table:style-name="Table1.A2" office:value-type="string">
            <text:p text:style-name="P14">2454</text:p>
          </table:table-cell>
          <table:table-cell table:style-name="Table1.A2" office:value-type="string">
            <text:p text:style-name="P14">Por vos et por lui passai mer</text:p>
          </table:table-cell>
          <table:table-cell table:style-name="Table1.C2" office:value-type="string">
            <text:p text:style-name="P109"><text:span text:style-name="T179">B</text:span>] <text:span text:style-name="T180">Vne galee et passai mer <text:s/>DM</text:span>] ...<text:span text:style-name="T191">passer mer <text:s/></text:span><text:span text:style-name="T73">T</text:span><text:span text:style-name="T1">] ...</text:span><text:span text:style-name="T75">par lui… <text:s/></text:span><text:span text:style-name="T100">K] ...</text:span><text:span text:style-name="T101">passe la mer</text:span></text:p>
          </table:table-cell>
        </table:table-row>
        <table:table-row table:style-name="TableLine94624236875152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41"><text:span text:style-name="T179">B</text:span>] <text:span text:style-name="T180">Pour vous cui ie wel consillier</text:span></text:p>
          </table:table-cell>
        </table:table-row>
        <table:table-row table:style-name="TableLine94624236875952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41"><text:span text:style-name="T179">B</text:span>] <text:span text:style-name="T180">Et por lui cui wel empirier</text:span></text:p>
          </table:table-cell>
        </table:table-row>
        <table:table-row table:style-name="TableLine94624246409984">
          <table:table-cell table:style-name="Table1.A2" office:value-type="string">
            <text:p text:style-name="P14">2455</text:p>
          </table:table-cell>
          <table:table-cell table:style-name="Table1.A2" office:value-type="string">
            <text:p text:style-name="P14">S’atrement nen est atornez</text:p>
          </table:table-cell>
          <table:table-cell table:style-name="Table1.C2" office:value-type="string">
            <text:p text:style-name="P95"><text:span text:style-name="T179">B</text:span>] <text:span text:style-name="T180">Car sautrement nest… <text:s/>DEGH2K</text:span>] <text:span text:style-name="T203">(G Et)</text:span>...<text:span text:style-name="T191">ne est (EGK nest)… <text:s/></text:span><text:span text:style-name="T88">W] </text:span><text:span text:style-name="T89">Ce aultrement ne latornez</text:span></text:p>
          </table:table-cell>
        </table:table-row>
        <table:table-row table:style-name="TableLine94624246410736">
          <table:table-cell table:style-name="Table1.A2" office:value-type="string">
            <text:p text:style-name="P14">2456</text:p>
          </table:table-cell>
          <table:table-cell table:style-name="Table1.A2" office:value-type="string">
            <text:p text:style-name="P14">Ancor ferait de mal assez</text:p>
          </table:table-cell>
          <table:table-cell table:style-name="Table1.C2" office:value-type="string">
            <text:p text:style-name="P109">A<text:span text:style-name="T180">BDEGH2IMTW</text:span>] ...<text:span text:style-name="T140">fera il (B de, DMT fera de, EH2 fera dou) mal… <text:s/></text:span><text:span text:style-name="T100">K] </text:span><text:span text:style-name="T101">Le sanc deluy fera mal ases VERSO AGG MANO DIFF</text:span></text:p>
          </table:table-cell>
        </table:table-row>
        <table:table-row table:style-name="TableLine94624256921440">
          <table:table-cell table:style-name="Table1.A2" office:value-type="string">
            <text:p text:style-name="P14">2457</text:p>
          </table:table-cell>
          <table:table-cell table:style-name="Table1.A2" office:value-type="string">
            <text:p text:style-name="P14">Por ce sui ge a vos venue</text:p>
          </table:table-cell>
          <table:table-cell table:style-name="Table1.C2" office:value-type="string">
            <text:p text:style-name="P195">K] ---</text:p>
            <text:p text:style-name="P41"><text:span text:style-name="T179">B</text:span>] <text:span text:style-name="T180">Et...sui a uous...</text:span></text:p>
          </table:table-cell>
        </table:table-row>
        <table:table-row table:style-name="TableLine94624256922240">
          <table:table-cell table:style-name="Table1.A2" office:value-type="string">
            <text:p text:style-name="P14">2458</text:p>
          </table:table-cell>
          <table:table-cell table:style-name="Table1.A2" office:value-type="string">
            <text:p text:style-name="P14">La damoisele est descendue</text:p>
          </table:table-cell>
          <table:table-cell table:style-name="Table1.C2" office:value-type="string">
            <text:p text:style-name="P195">K] ---</text:p>
          </table:table-cell>
        </table:table-row>
        <table:table-row table:style-name="TableLine94624238961120">
          <table:table-cell table:style-name="Table1.A2" office:value-type="string">
            <text:p text:style-name="P14">2459</text:p>
          </table:table-cell>
          <table:table-cell table:style-name="Table1.A2" office:value-type="string">
            <text:p text:style-name="P14">Florimons la descent a terre</text:p>
          </table:table-cell>
          <table:table-cell table:style-name="Table1.C2" office:value-type="string">
            <text:p text:style-name="P51"><text:span text:style-name="T179">EK</text:span><text:span text:style-name="T4">] ---</text:span></text:p>
            <text:p text:style-name="P84"><text:span text:style-name="T67">M</text:span><text:span text:style-name="T4">] ...</text:span><text:span text:style-name="T68">doulcement laregne</text:span></text:p>
          </table:table-cell>
        </table:table-row>
        <table:table-row table:style-name="TableLine94624238961872">
          <table:table-cell table:style-name="Table1.A2" office:value-type="string">
            <text:p text:style-name="P14">2460</text:p>
          </table:table-cell>
          <table:table-cell table:style-name="Table1.A2" office:value-type="string">
            <text:p text:style-name="P14">Le palefroit tint per <text:span text:style-name="T132">(H par)</text:span> la serre</text:p>
          </table:table-cell>
          <table:table-cell table:style-name="Table1.C2" office:value-type="string">
            <text:p text:style-name="P51"><text:span text:style-name="T179">EK</text:span><text:span text:style-name="T4">] ---</text:span></text:p>
            <text:p text:style-name="P110">A] ...<text:span text:style-name="T140">tient pas… <text:s/>BTM</text:span>] ...<text:span text:style-name="T242">(TM tient)</text:span>...<text:span text:style-name="T180">regne (W par la resgne) <text:s/>D</text:span>] <text:span text:style-name="T191">La rainne dou palefroi serre <text:s/>G</text:span>] ...<text:span text:style-name="T203">tient por la resne <text:s/>H2] Et puis le parlefroi aregne <text:s/>I</text:span>] ...<text:span text:style-name="T224">por la sele <text:s/></text:span><text:span text:style-name="T67">M</text:span><text:span text:style-name="T1">] ...</text:span><text:span text:style-name="T68">prist per la resne <text:s/></text:span></text:p>
          </table:table-cell>
        </table:table-row>
        <table:table-row table:style-name="TableLine94624258227008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48"><text:span text:style-name="T191">D</text:span>] <text:span text:style-name="T191">A larcon de la bele sele</text:span></text:p>
          </table:table-cell>
        </table:table-row>
        <table:table-row table:style-name="TableLine94624258227808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52"><text:span text:style-name="T191">D</text:span><text:span text:style-name="T139">] </text:span><text:span text:style-name="T191">Pendoit une espee </text:span><text:span text:style-name="T153">mlt</text:span><text:span text:style-name="T11"> bele</text:span></text:p>
          </table:table-cell>
        </table:table-row>
        <table:table-row table:style-name="TableLine94624252825648">
          <table:table-cell table:style-name="Table1.A2" office:value-type="string">
            <text:p text:style-name="P14">2461</text:p>
          </table:table-cell>
          <table:table-cell table:style-name="Table1.A2" office:value-type="string">
            <text:p text:style-name="P14">La damoisele prist lespee</text:p>
          </table:table-cell>
          <table:table-cell table:style-name="Table1.C2" office:value-type="string">
            <text:p text:style-name="P195">K] ---</text:p>
            <text:p text:style-name="P51"><text:span text:style-name="T4">E] ...</text:span><text:span text:style-name="T25">damoisele prent...</text:span></text:p>
          </table:table-cell>
        </table:table-row>
        <table:table-row table:style-name="TableLine94624252826448">
          <table:table-cell table:style-name="Table1.A2" office:value-type="string">
            <text:p text:style-name="P14">2462</text:p>
          </table:table-cell>
          <table:table-cell table:style-name="Table1.A2" office:value-type="string">
            <text:p text:style-name="P14">Et si l’ait Florimont donee</text:p>
          </table:table-cell>
          <table:table-cell table:style-name="Table1.C2" office:value-type="string">
            <text:p text:style-name="P195">K] ---</text:p>
            <text:p text:style-name="P57">A<text:span text:style-name="T180">B</text:span>] ...<text:span text:style-name="T140">la a… <text:s/>EGW</text:span><text:span text:style-name="T4">] </text:span><text:span text:style-name="T25">Si la a… </text:span></text:p>
          </table:table-cell>
        </table:table-row>
        <table:table-row table:style-name="TableLine94624239657680">
          <table:table-cell table:style-name="Table1.A2" office:value-type="string">
            <text:p text:style-name="P14">2463</text:p>
          </table:table-cell>
          <table:table-cell table:style-name="Table1.A2" office:value-type="string">
            <text:p text:style-name="P14">Et un anel d’or li dona</text:p>
          </table:table-cell>
          <table:table-cell table:style-name="Table1.C2" office:value-type="string">
            <text:p text:style-name="P195">K] ---</text:p>
            <text:p text:style-name="P65">A<text:span text:style-name="T180">BEGIMTW</text:span>] <text:span text:style-name="T140">Un (E .J., W Vng) <text:s/>anel...redona (BEMW redonna, T relidona) <text:s/></text:span><text:span text:style-name="T12">D] .</text:span><text:span text:style-name="T11">J. anel auec li dona <text:s/></text:span><text:span text:style-name="T32">H2] .</text:span><text:span text:style-name="T43">J. annel...</text:span></text:p>
          </table:table-cell>
        </table:table-row>
        <table:table-row table:style-name="TableLine94624239658432">
          <table:table-cell table:style-name="Table1.A2" office:value-type="string">
            <text:p text:style-name="P14">2464</text:p>
          </table:table-cell>
          <table:table-cell table:style-name="Table1.A2" office:value-type="string">
            <text:p text:style-name="P14">Et doucement <text:span text:style-name="T132">(H Molt doucement)</text:span> li demanda</text:p>
          </table:table-cell>
          <table:table-cell table:style-name="Table1.C2" office:value-type="string">
            <text:p text:style-name="P195">K] ---</text:p>
            <text:p text:style-name="P181">D] ...le desarma <text:s/><text:span text:style-name="T179">E] ...li conseilla <text:s/>H2] ...le salua</text:span></text:p>
          </table:table-cell>
        </table:table-row>
        <table:table-row table:style-name="TableLine94624235492272">
          <table:table-cell table:style-name="Table1.A2" office:value-type="string">
            <text:p text:style-name="P14">2465</text:p>
          </table:table-cell>
          <table:table-cell table:style-name="Table1.A2" office:value-type="string">
            <text:p text:style-name="P14">Cuidiés le vos bien avoir mort</text:p>
          </table:table-cell>
          <table:table-cell table:style-name="Table1.C2" office:value-type="string">
            <text:p text:style-name="P195">K] ---</text:p>
            <text:p text:style-name="P183">D] Puis dit auez le uos bien mort <text:s/><text:span text:style-name="T238">M] ...le vous auoir bien mort <text:s/>W] Le cuidiez vous...</text:span></text:p>
          </table:table-cell>
        </table:table-row>
        <text:soft-page-break/>
        <table:table-row table:style-name="TableLine94624235493232">
          <table:table-cell table:style-name="Table1.A2" office:value-type="string">
            <text:p text:style-name="P14">2466</text:p>
          </table:table-cell>
          <table:table-cell table:style-name="Table1.A2" office:value-type="string">
            <text:p text:style-name="P14">Dame ja mais ne ferait tort</text:p>
          </table:table-cell>
          <table:table-cell table:style-name="Table1.C2" office:value-type="string">
            <text:p text:style-name="P195">K] ---</text:p>
            <text:p text:style-name="P162">A<text:span text:style-name="T180">BDGH2IMTW</text:span>] ...<text:span text:style-name="T140">non (BDGH2IMW ne, T no) fera… <text:s/>E] Damie ne fera iamais...</text:span></text:p>
          </table:table-cell>
        </table:table-row>
        <table:table-row table:style-name="TableLine94624250892544">
          <table:table-cell table:style-name="Table1.A2" office:value-type="string">
            <text:p text:style-name="P14">2467</text:p>
          </table:table-cell>
          <table:table-cell table:style-name="Table1.A2" office:value-type="string">
            <text:p text:style-name="P15">Si ferait voir ancor asseis</text:p>
          </table:table-cell>
          <table:table-cell table:style-name="Table1.C2" office:value-type="string">
            <text:p text:style-name="P195">K] ---</text:p>
            <text:p text:style-name="P190">INV <text:span text:style-name="T247">W] </text:span>Ce aultrement ne latornez</text:p>
            <text:p text:style-name="P158">A<text:span text:style-name="T180">BEH2IMT</text:span>] ...<text:span text:style-name="T140">fera...</text:span></text:p>
          </table:table-cell>
        </table:table-row>
        <table:table-row table:style-name="TableLine94624250893504">
          <table:table-cell table:style-name="Table1.A2" office:value-type="string">
            <text:p text:style-name="P14">2468</text:p>
          </table:table-cell>
          <table:table-cell table:style-name="Table1.A2" office:value-type="string">
            <text:p text:style-name="P15">C’il atrement n’est atorneis</text:p>
          </table:table-cell>
          <table:table-cell table:style-name="Table1.C2" office:value-type="string">
            <text:p text:style-name="P195">K] ---</text:p>
            <text:p text:style-name="P190">INV <text:span text:style-name="T247">W] </text:span>Fera encor des maulx assez</text:p>
            <text:p text:style-name="P167">A<text:span text:style-name="T191">DEGH2IT</text:span>] <text:span text:style-name="T140">Se (T Si) autrement (GI Sautrement) non (DEH2 nest, G niert)… <text:s/>M</text:span>] <text:span text:style-name="T239">Se autrement ne la tournez</text:span></text:p>
          </table:table-cell>
        </table:table-row>
        <table:table-row table:style-name="TableLine94624251166176">
          <table:table-cell table:style-name="Table1.A2" office:value-type="string">
            <text:p text:style-name="P14">2469</text:p>
          </table:table-cell>
          <table:table-cell table:style-name="Table1.A2" office:value-type="string">
            <text:p text:style-name="P15">Se ensi remaint li charcros</text:p>
          </table:table-cell>
          <table:table-cell table:style-name="Table1.C2" office:value-type="string">
            <text:p text:style-name="P169"><text:span text:style-name="T179">B</text:span>] <text:span text:style-name="T180">Sil remaint ensi cras et gros <text:s/>DH2] ...remenoit la fors <text:s/>E] ...carcors <text:s/>G</text:span>] <text:span text:style-name="T204">Si… <text:s/>I</text:span>] ...<text:span text:style-name="T224">les arcues <text:s/>T</text:span>] <text:span text:style-name="T242">Silainsi...</text:span></text:p>
          </table:table-cell>
        </table:table-row>
        <table:table-row table:style-name="TableLine94624251167136">
          <table:table-cell table:style-name="Table1.A2" office:value-type="string">
            <text:p text:style-name="P14">2470</text:p>
          </table:table-cell>
          <table:table-cell table:style-name="Table1.A2" office:value-type="string">
            <text:p text:style-name="P15">La char que veez et le cros (F li cros)</text:p>
          </table:table-cell>
          <table:table-cell table:style-name="Table1.C2" office:value-type="string">
            <text:p text:style-name="P162">A<text:span text:style-name="T180">BGH2IKMTW</text:span>] ...<text:span text:style-name="T204">(G ueoiz, I uos uees, T qui ueez) et li os (GI los, H2KMW les os) <text:s/>D] ...li cors <text:s/>E] Le chauce chars et li cors</text:span></text:p>
            <text:p text:style-name="P194">P] lo carchaso e la carne e le ose</text:p>
          </table:table-cell>
        </table:table-row>
        <table:table-row table:style-name="TableLine94624260239776">
          <table:table-cell table:style-name="Table1.A2" office:value-type="string">
            <text:p text:style-name="P153">2501</text:p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67">A<text:span text:style-name="T180">BDEGH2IKMTW</text:span>] <text:span text:style-name="T140">Prendront (DE Prendroit, G Predrunt, H2 Penroit, KT Prandront) par soi (B </text:span><text:span text:style-name="T147">per</text:span><text:span text:style-name="T140"> si, DT </text:span><text:span text:style-name="T153">per</text:span><text:span text:style-name="T191"> soi, E de siu, H2 en soi, M </text:span><text:span text:style-name="T169">per</text:span><text:span text:style-name="T239"> eulz,W pour soy) si grant chalor (BMW chalour, I calor)</text:span></text:p>
          </table:table-cell>
        </table:table-row>
        <table:table-row table:style-name="TableLine9462426024073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8">A<text:span text:style-name="T199">BDEGH2IKMTW</text:span>] <text:span text:style-name="T140">Comme (GITW Come, K Com) sele (BH2W celle, MT selle) fust (H2 feust, K fosse) en amor (BMW amour)</text:span></text:p>
          </table:table-cell>
        </table:table-row>
        <table:table-row table:style-name="TableLine9462424366689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8">A<text:span text:style-name="T199">BDEGH2IKMTW</text:span>] <text:span text:style-name="T140">Vne figure conceuroit (G conchuroit, K conceroit)</text:span></text:p>
          </table:table-cell>
        </table:table-row>
        <table:table-row table:style-name="TableLine9462424366785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8">A<text:span text:style-name="T199">BDEGH2IKMTW</text:span>] <text:span text:style-name="T140">Et le (DKW Ou, EGIT El, H2 En) cuer (M Et lair, K cor, W corps) chascun (E qui chascun, G et chascun, I e cascun, T et chasque, K ecas cum) iour (EGIT ior, K iorn, W jour) crestroit (BEW croistroit, DH2M li croistroit, G cristroit, T creistroit)</text:span></text:p>
          </table:table-cell>
        </table:table-row>
        <table:table-row table:style-name="TableLine9462423804193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8">A<text:span text:style-name="T199">BDEGH2IKMTW</text:span>] <text:span text:style-name="T140">Tant quil (E quele) auroit (D aroit, I auoit, W aura) mais (BDEH2MT plus, W mes) de uertu (W vertu)</text:span></text:p>
          </table:table-cell>
        </table:table-row>
        <table:table-row table:style-name="TableLine94624238042896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67">A<text:span text:style-name="T199">DEGH2IKTW</text:span>] <text:span text:style-name="T140">Que cist (E li, G cis, T cil, W se) maufez (H2I maufes, T mauffez, W maufe) non (EGIK nen) a ceu (DH2 ne a eu, E ev, GW eu, T au, K heu) <text:s/>B</text:span>] <text:span text:style-name="T181">Trois[….]que[…]len a eu <text:s/>M</text:span>] <text:span text:style-name="T239">Qu maufe nen a eu</text:span></text:p>
          </table:table-cell>
        </table:table-row>
        <table:table-row table:style-name="TableLine94624257042832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8">A<text:span text:style-name="T199">BDEGH2IKMTW</text:span>] <text:span text:style-name="T140">Toute (GIKT Tote) la (I le) char (I car, K chars, T charz) doit (B deuroit, DH2 si doit, EM en doit) estre arse (W arce)</text:span></text:p>
          </table:table-cell>
        </table:table-row>
        <text:soft-page-break/>
        <table:table-row table:style-name="TableLine94624257043792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8">A<text:span text:style-name="T199">BDEGH2IKMTW</text:span>] <text:span text:style-name="T140">La poldre (DEH2 poudre, I poidre, M pouldre, T pudre) soit (EM en soit) en mer (D </text:span><text:span text:style-name="T154">per </text:span><text:span text:style-name="T192">tot, H2 </text:span><text:span text:style-name="T164">per </text:span><text:span text:style-name="T217">tout) esparse (W esparce)</text:span></text:p>
            <text:p text:style-name="P194">P] prenderano calore et retornerano uiuo ma prendetilo cusi come lauete uziso e fazete uno rgande fuogo et zitatilo dentro et fazetelo tuto ardere poi prendi la sua zenere esila zitate alo uento </text:p>
          </table:table-cell>
        </table:table-row>
        <table:table-row table:style-name="TableLine94624234308064">
          <table:table-cell table:style-name="Table1.A2" office:value-type="string">
            <text:p text:style-name="P14">2471</text:p>
          </table:table-cell>
          <table:table-cell table:style-name="Table1.A2" office:value-type="string">
            <text:p text:style-name="P15">Primes le (F la) fendez o l’espee</text:p>
          </table:table-cell>
          <table:table-cell table:style-name="Table1.C2" office:value-type="string">
            <text:p text:style-name="P171">A<text:span text:style-name="T181">BEGIKMT</text:span>] ...<text:span text:style-name="T140">la (EIMT le, K li)...a lespee <text:s/>D] Premiers...a lespee <text:s/>H2] Premiers le trenchies a lespee <text:s/>W] Fendez le moy o voustre espee</text:span></text:p>
          </table:table-cell>
        </table:table-row>
        <table:table-row table:style-name="TableLine94624234309024">
          <table:table-cell table:style-name="Table1.A2" office:value-type="string">
            <text:p text:style-name="P14">2472</text:p>
          </table:table-cell>
          <table:table-cell table:style-name="Table1.A2" office:value-type="string">
            <text:p text:style-name="P15">Et si en traiez la coree</text:p>
          </table:table-cell>
          <table:table-cell table:style-name="Table1.C2" office:value-type="string">
            <text:p text:style-name="P144">A] ...<text:span text:style-name="T140">se en traites la toree <text:s/>BDKE</text:span>] <text:span text:style-name="T192">(D Si en traites, K E sintraites)</text:span>...<text:span text:style-name="T181">fors (E hors) la coree <text:s/>G] </text:span>Et sui traites fors la… <text:s/><text:span text:style-name="T203">H2] Et sen getes fors la coree <text:s/></text:span><text:span text:style-name="T5">I</text:span><text:span text:style-name="T30">] </text:span><text:span text:style-name="T54">Puis en trait fors le coree <text:s/></text:span><text:span text:style-name="T67">M</text:span><text:span text:style-name="T30">] </text:span><text:span text:style-name="T68">Et en traiez hors la couree <text:s/></text:span><text:span text:style-name="T73">T</text:span><text:span text:style-name="T30">] </text:span><text:span text:style-name="T76">Si entraites foirs la coree </text:span><text:span text:style-name="T88">W] </text:span><text:span text:style-name="T90">Et ly en traiez la coree</text:span></text:p>
          </table:table-cell>
        </table:table-row>
        <table:table-row table:style-name="TableLine94624237295248">
          <table:table-cell table:style-name="Table1.A2" office:value-type="string">
            <text:p text:style-name="P14">2473</text:p>
          </table:table-cell>
          <table:table-cell table:style-name="Table1.A2" office:value-type="string">
            <text:p text:style-name="P15">En li n’ait riens de bone part</text:p>
          </table:table-cell>
          <table:table-cell table:style-name="Table1.C2" office:value-type="string">
            <text:p text:style-name="P74"><text:span text:style-name="T179">B</text:span>] <text:span text:style-name="T181">De[…] en mille part <text:s/>E</text:span><text:span text:style-name="T4">] ...</text:span><text:span text:style-name="T25">na point… <text:s/></text:span><text:span text:style-name="T5">I</text:span><text:span text:style-name="T1">] </text:span><text:span text:style-name="T54">Ensi na rien...</text:span></text:p>
          </table:table-cell>
        </table:table-row>
        <table:table-row table:style-name="TableLine94624237296208">
          <table:table-cell table:style-name="Table1.A2" office:value-type="string">
            <text:p text:style-name="P14">2474</text:p>
          </table:table-cell>
          <table:table-cell table:style-name="Table1.A2" office:value-type="string">
            <text:p text:style-name="P15">Mai (H Fors) sor le cuer un poc de lart</text:p>
          </table:table-cell>
          <table:table-cell table:style-name="Table1.C2" office:value-type="string">
            <text:p text:style-name="P96">A<text:span text:style-name="T224">IKT</text:span>] ...<text:span text:style-name="T140">sol (T soul) el (T al) cuer… <text:s/>B</text:span>] <text:span text:style-name="T181">Fors[…] .i. poi de lart <text:s/></text:span><text:span text:style-name="T6">D] </text:span><text:span text:style-name="T13">Fors soul ou cuer… </text:span><text:span text:style-name="T4">E] </text:span><text:span text:style-name="T25">Sor le… <text:s/></text:span><text:span text:style-name="T11">G</text:span><text:span text:style-name="T1">] </text:span><text:span text:style-name="T33">Mais el cuer a un poi… <text:s/></text:span><text:span text:style-name="T32">H2] ...</text:span><text:span text:style-name="T43">a .i. pou lart <text:s/></text:span><text:span text:style-name="T67">M</text:span><text:span text:style-name="T1">] </text:span><text:span text:style-name="T68">Mes sus son cuer prenez du lart <text:s/></text:span><text:span text:style-name="T88">W] </text:span><text:span text:style-name="T90">Que prez du cuer vng peu de lart</text:span></text:p>
          </table:table-cell>
        </table:table-row>
        <table:table-row table:style-name="TableLine94624251704848">
          <table:table-cell table:style-name="Table1.A2" office:value-type="string">
            <text:p text:style-name="P14">2475</text:p>
          </table:table-cell>
          <table:table-cell table:style-name="Table1.A2" office:value-type="string">
            <text:p text:style-name="P15">Totes vos plaies en oignez</text:p>
          </table:table-cell>
          <table:table-cell table:style-name="Table1.C2" office:value-type="string">
            <text:p text:style-name="P176"><text:span text:style-name="T179">B</text:span>] ...<text:span text:style-name="T181">plaies oindetez <text:s/>D] ...en oindroiz <text:s/>EH2] ...en oindrez (H2 oindres) <text:s/>GI</text:span>] ...<text:span text:style-name="T204">uostres plaies nongiez (I ognies) <text:s/>K] ...</text:span><text:span text:style-name="T171">ure</text:span><text:span text:style-name="T256">s plaies ongez</text:span></text:p>
          </table:table-cell>
        </table:table-row>
        <table:table-row table:style-name="TableLine94624251705808">
          <table:table-cell table:style-name="Table1.A2" office:value-type="string">
            <text:p text:style-name="P14">2476</text:p>
          </table:table-cell>
          <table:table-cell table:style-name="Table1.A2" office:value-type="string">
            <text:p text:style-name="P15">Ensi serez sempres senez (H haitiez)</text:p>
          </table:table-cell>
          <table:table-cell table:style-name="Table1.C2" office:value-type="string">
            <text:p text:style-name="P96">A<text:span text:style-name="T266">GI</text:span><text:span text:style-name="T256">KT</text:span>] <text:span text:style-name="T140">Et si seroiz… <text:s/>B</text:span>] <text:span text:style-name="T181">Puis[...]serez bien sanez <text:s/></text:span><text:span text:style-name="T6">D] </text:span><text:span text:style-name="T13">Sempres trestoz sanez seroiz <text:s/></text:span><text:span text:style-name="T4">E] </text:span><text:span text:style-name="T25">Si serez maintenant sanez <text:s/></text:span><text:span text:style-name="T32">H2] </text:span><text:span text:style-name="T43">Sempres trestouz garis seres <text:s/></text:span><text:span text:style-name="T67">M</text:span><text:span text:style-name="T1">] </text:span><text:span text:style-name="T68">Si serez en leure heitiez <text:s/></text:span><text:span text:style-name="T88">W] </text:span><text:span text:style-name="T90">Et vous serez tantost sanez</text:span></text:p>
          </table:table-cell>
        </table:table-row>
        <table:table-row table:style-name="TableLine94624250368624">
          <table:table-cell table:style-name="Table1.A2" office:value-type="string">
            <text:p text:style-name="P14">2477</text:p>
          </table:table-cell>
          <table:table-cell table:style-name="Table1.A2" office:value-type="string">
            <text:p text:style-name="P15">Et si faites l’atre estoier</text:p>
          </table:table-cell>
          <table:table-cell table:style-name="Table1.C2" office:value-type="string">
            <text:p text:style-name="P111">A<text:span text:style-name="T243">TW</text:span>] <text:span text:style-name="T140">Si faites…(W estoier) <text:s/></text:span><text:span text:style-name="T12">D] ...</text:span><text:span text:style-name="T13">feroiz...estuier <text:s/></text:span><text:span text:style-name="T4">E] </text:span><text:span text:style-name="T25">Et lautre faites estuier <text:s/></text:span><text:span text:style-name="T11">G</text:span><text:span text:style-name="T68">M</text:span><text:span text:style-name="T1">] </text:span><text:span text:style-name="T33">Si...escuier </text:span><text:span text:style-name="T32">H2] ...</text:span><text:span text:style-name="T44">feres lautre estaier <text:s/></text:span><text:span text:style-name="T5">I</text:span><text:span text:style-name="T1">] </text:span><text:span text:style-name="T55">Si faites...ast</text:span><text:span text:style-name="T166">r</text:span><text:span text:style-name="T55">uer <text:s text:c="2"/></text:span><text:span text:style-name="T100">K] </text:span><text:span text:style-name="T102">Si faites...estiuer</text:span></text:p>
            <text:p text:style-name="P149"><text:span text:style-name="T105">P</text:span><text:span text:style-name="T1">] e cusi fazetilo molto bene saluare</text:span></text:p>
          </table:table-cell>
        </table:table-row>
        <table:table-row table:style-name="TableLine94624250369584">
          <table:table-cell table:style-name="Table1.A2" office:value-type="string">
            <text:p text:style-name="P14">2478</text:p>
          </table:table-cell>
          <table:table-cell table:style-name="Table1.A2" office:value-type="string">
            <text:p text:style-name="P15">Il vos avrait (H avra) ancor mestier</text:p>
          </table:table-cell>
          <table:table-cell table:style-name="Table1.C2" office:value-type="string">
            <text:p text:style-name="P97">A<text:span text:style-name="T181">BDEGH2IKT</text:span>] ...aura…<text:span text:style-name="T140"> </text:span><text:span text:style-name="T67">M</text:span><text:span text:style-name="T1">] </text:span><text:span text:style-name="T68">Quil uos ara… <text:s/></text:span><text:span text:style-name="T88">W] </text:span><text:span text:style-name="T91">Encor vous fera grant mestier</text:span></text:p>
          </table:table-cell>
        </table:table-row>
        <table:table-row table:style-name="TableLine94624255474672">
          <table:table-cell table:style-name="Table1.A2" office:value-type="string">
            <text:p text:style-name="P14">2479</text:p>
          </table:table-cell>
          <table:table-cell table:style-name="Table1.A2" office:value-type="string">
            <text:p text:style-name="P15">Florimons fet isnelement</text:p>
          </table:table-cell>
          <table:table-cell table:style-name="Table1.C2" office:value-type="string">
            <text:p text:style-name="P97">A] ...<text:span text:style-name="T172">hastiuement <text:s/></text:span><text:span text:style-name="T14">D] ...</text:span><text:span text:style-name="T13">fist mout bonement <text:s/></text:span><text:span text:style-name="T4">E] ...</text:span><text:span text:style-name="T25">a fait erramment <text:s/></text:span><text:span text:style-name="T32">H2] ...</text:span><text:span text:style-name="T44">iraiement <text:s/></text:span><text:span text:style-name="T67">M</text:span><text:span text:style-name="T1">] ...</text:span><text:span text:style-name="T69">a fet bonnement <text:s/></text:span><text:span text:style-name="T88">W] ...</text:span><text:span text:style-name="T91">fait melement</text:span></text:p>
          </table:table-cell>
        </table:table-row>
        <table:table-row table:style-name="TableLine94624255475632">
          <table:table-cell table:style-name="Table1.A2" office:value-type="string">
            <text:p text:style-name="P14">2480</text:p>
          </table:table-cell>
          <table:table-cell table:style-name="Table1.A2" office:value-type="string">
            <text:p text:style-name="P15">Tres bien tot son comandement</text:p>
          </table:table-cell>
          <table:table-cell table:style-name="Table1.C2" office:value-type="string">
            <text:p text:style-name="P97"><text:span text:style-name="T179">BH2</text:span>] <text:span text:style-name="T148">Mlt </text:span><text:span text:style-name="T6">bien […]… <text:s/></text:span><text:span text:style-name="T11">D] </text:span><text:span text:style-name="T13">Trestot tot son… <text:s/></text:span><text:span text:style-name="T4">E] </text:span><text:span text:style-name="T25">Volentiers son… <text:s/></text:span><text:span text:style-name="T11">G</text:span><text:span text:style-name="T1">] </text:span><text:span text:style-name="T34">Tres bien son… <text:s/></text:span><text:span text:style-name="T67">M</text:span><text:span text:style-name="T1">] </text:span><text:span text:style-name="T69">Trestout le sien… <text:s/></text:span><text:span text:style-name="T73">T</text:span><text:span text:style-name="T1">] </text:span><text:span text:style-name="T76">De gre tot… <text:s/></text:span><text:span text:style-name="T88">W] ...</text:span><text:span text:style-name="T91">toust son...</text:span></text:p>
          </table:table-cell>
        </table:table-row>
        <table:table-row table:style-name="TableLine94624246117696">
          <table:table-cell table:style-name="Table1.A2" office:value-type="string">
            <text:p text:style-name="P14">2481</text:p>
          </table:table-cell>
          <table:table-cell table:style-name="Table1.A2" office:value-type="string">
            <text:p text:style-name="P15">Quant li lars fut del cuer ostez</text:p>
          </table:table-cell>
          <table:table-cell table:style-name="Table1.C2" office:value-type="string">
            <text:p text:style-name="P111">A] <text:span text:style-name="T172">Auant… <text:s/></text:span><text:span text:style-name="T67">M</text:span><text:span text:style-name="T91">W</text:span><text:span text:style-name="T1">] </text:span><text:span text:style-name="T69">Quant le cuer </text:span><text:span text:style-name="T91">(W ly lars)</text:span><text:span text:style-name="T69"> fu </text:span><text:span text:style-name="T91">(W fut)</text:span><text:span text:style-name="T69"> du corps ostez </text:span><text:span text:style-name="T91">(W oste) <text:s/></text:span><text:span text:style-name="T100">K] ...</text:span><text:span text:style-name="T102">fu tres bien hostez</text:span></text:p>
          </table:table-cell>
        </table:table-row>
        <table:table-row table:style-name="TableLine94624246118656">
          <table:table-cell table:style-name="Table1.A2" office:value-type="string">
            <text:p text:style-name="P14">2482</text:p>
          </table:table-cell>
          <table:table-cell table:style-name="Table1.A2" office:value-type="string">
            <text:p text:style-name="P15">Ses plaies oinst toz fut senez</text:p>
          </table:table-cell>
          <table:table-cell table:style-name="Table1.C2" office:value-type="string">
            <text:p text:style-name="P111">A<text:span text:style-name="T205">GIM</text:span>] ...<text:span text:style-name="T172">tost fu… <text:s/>B</text:span>] ..<text:span text:style-name="T181">oint puis et sanez <text:s/></text:span><text:span text:style-name="T73">T</text:span><text:span text:style-name="T1">] ...</text:span><text:span text:style-name="T77">noinne toz… <text:s/></text:span><text:span text:style-name="T88">W] ...</text:span><text:span text:style-name="T91">en oint tout… <text:s/></text:span><text:span text:style-name="T100">K] ...</text:span><text:span text:style-name="T102">onst tot...</text:span></text:p>
          </table:table-cell>
        </table:table-row>
        <text:soft-page-break/>
        <table:table-row table:style-name="TableLine94624240271056">
          <table:table-cell table:style-name="Table1.A2" office:value-type="string">
            <text:p text:style-name="P14">2483</text:p>
          </table:table-cell>
          <table:table-cell table:style-name="Table1.A2" office:value-type="string">
            <text:p text:style-name="P15">Florimons ce dist la pucele</text:p>
          </table:table-cell>
          <table:table-cell table:style-name="Table1.C2" office:value-type="string">
            <text:p text:style-name="P156"/>
          </table:table-cell>
        </table:table-row>
        <table:table-row table:style-name="TableLine94624240272016">
          <table:table-cell table:style-name="Table1.A2" office:value-type="string">
            <text:p text:style-name="P14">2484</text:p>
          </table:table-cell>
          <table:table-cell table:style-name="Table1.A2" office:value-type="string">
            <text:p text:style-name="P15">Je sai bien que assez sui bele</text:p>
          </table:table-cell>
          <table:table-cell table:style-name="Table1.C2" office:value-type="string">
            <text:p text:style-name="P176">A<text:span text:style-name="T192">DEGH2T</text:span>] ...<text:span text:style-name="T172">assez (H2 asses) que </text:span><text:span text:style-name="T142">mlt</text:span><text:span text:style-name="T172"> (D mout) sui bele (GH2T belle) <text:s/>B</text:span>] ...<text:span text:style-name="T181">assez que ie sui belle <text:s/>I</text:span>] <text:span text:style-name="T225">Tu uois ases que </text:span><text:span text:style-name="T166">mlt</text:span><text:span text:style-name="T225"> sui bele <text:s/>M</text:span>] <text:span text:style-name="T240">Je sui assez plesant et belle <text:s/>W] Tu peuz voir ce ie suis belle K] ...tres bien que molt sui belle</text:span></text:p>
            <text:p text:style-name="P194">P] E uedi chome jo son bela</text:p>
          </table:table-cell>
        </table:table-row>
        <table:table-row table:style-name="TableLine94624258626976">
          <table:table-cell table:style-name="Table1.A2" office:value-type="string">
            <text:p text:style-name="P14">2485</text:p>
          </table:table-cell>
          <table:table-cell table:style-name="Table1.A2" office:value-type="string">
            <text:p text:style-name="P15">Jai tant ne puels (H pues) aler se croi</text:p>
          </table:table-cell>
          <table:table-cell table:style-name="Table1.C2" office:value-type="string">
            <text:p text:style-name="P160"><text:span text:style-name="T179">B</text:span>] ---</text:p>
            <text:p text:style-name="P176"><text:span text:style-name="T172">I</text:span>] <text:span text:style-name="T225">Tant ne poras… <text:s/>K] Ja tant aler ni puet ce croi</text:span></text:p>
          </table:table-cell>
        </table:table-row>
        <table:table-row table:style-name="TableLine94624258627936">
          <table:table-cell table:style-name="Table1.A2" office:value-type="string">
            <text:p text:style-name="P14">2486</text:p>
          </table:table-cell>
          <table:table-cell table:style-name="Table1.A2" office:value-type="string">
            <text:p text:style-name="P15">Que plus bele <text:span text:style-name="T192">t</text:span>russes (H truisses) de moi</text:p>
          </table:table-cell>
          <table:table-cell table:style-name="Table1.C2" office:value-type="string">
            <text:p text:style-name="P42"><text:span text:style-name="T179">B</text:span>] ---</text:p>
            <text:p text:style-name="P111">A<text:span text:style-name="T225">IGW</text:span>] ...<text:span text:style-name="T172">uoies (G uorois, W voiez) de moi <text:s/></text:span><text:span text:style-name="T14">D</text:span><text:span text:style-name="T25">E</text:span><text:span text:style-name="T44">H2</text:span><text:span text:style-name="T70">M</text:span><text:span text:style-name="T14">] ...truisses…</text:span><text:span text:style-name="T13"> </text:span><text:span text:style-name="T34"><text:s/></text:span><text:span text:style-name="T73">T</text:span><text:span text:style-name="T1">] ...troueis…</text:span><text:span text:style-name="T77"> <text:s/></text:span><text:span text:style-name="T100">K] ...trousiez…</text:span></text:p>
            <text:p text:style-name="P149"><text:span text:style-name="T102">P</text:span><text:span text:style-name="T1">] che poche al mondo ne troueristi piu bele de mi</text:span></text:p>
          </table:table-cell>
        </table:table-row>
        <table:table-row table:style-name="TableLine94624248449088">
          <table:table-cell table:style-name="Table1.A2" office:value-type="string">
            <text:p text:style-name="P14">2487</text:p>
          </table:table-cell>
          <table:table-cell table:style-name="Table1.A2" office:value-type="string">
            <text:p text:style-name="P15">Je sui voir de l’Ile Selee</text:p>
          </table:table-cell>
          <table:table-cell table:style-name="Table1.C2" office:value-type="string">
            <text:p text:style-name="P66"><text:span text:style-name="T179">B</text:span>] <text:span text:style-name="T181">Dame sui de… <text:s/>E</text:span><text:span text:style-name="T4">] </text:span><text:span text:style-name="T25">Je sui </text:span><text:span text:style-name="T158">mlt</text:span><text:span text:style-name="T25"> el siecle celee <text:s/></text:span><text:span text:style-name="T32">H2] </text:span><text:span text:style-name="T44">Certes ie suiz dille celee</text:span></text:p>
          </table:table-cell>
        </table:table-row>
        <table:table-row table:style-name="TableLine94624248450048">
          <table:table-cell table:style-name="Table1.A2" office:value-type="string">
            <text:p text:style-name="P14">2488</text:p>
          </table:table-cell>
          <table:table-cell table:style-name="Table1.A2" office:value-type="string">
            <text:p text:style-name="P16">Et por toi ai ge mer passee</text:p>
          </table:table-cell>
          <table:table-cell table:style-name="Table1.C2" office:value-type="string">
            <text:p text:style-name="P111"><text:span text:style-name="T179">EH2I</text:span><text:span text:style-name="T4">] ...</text:span><text:span text:style-name="T25">ai la… <text:s/></text:span><text:span text:style-name="T100">K] ...</text:span><text:span text:style-name="T102">aie la mer...</text:span></text:p>
          </table:table-cell>
        </table:table-row>
        <table:table-row table:style-name="TableLine94624260521232">
          <table:table-cell table:style-name="Table1.A2" office:value-type="string">
            <text:p text:style-name="P14">2489</text:p>
          </table:table-cell>
          <table:table-cell table:style-name="Table1.A2" office:value-type="string">
            <text:p text:style-name="P16">En ma terre nen ait plus hoir</text:p>
          </table:table-cell>
          <table:table-cell table:style-name="Table1.C2" office:value-type="string">
            <text:p text:style-name="P97"><text:span text:style-name="T172">B</text:span>] ...<text:span text:style-name="T181">nul hori <text:s/></text:span><text:span text:style-name="T6">D] ...</text:span><text:span text:style-name="T13">ne ai… <text:s/></text:span><text:span text:style-name="T32">H2] ...</text:span><text:span text:style-name="T44">ie na... <text:s/></text:span><text:span text:style-name="T67">M</text:span><text:span text:style-name="T1">] </text:span><text:span text:style-name="T70">En la…</text:span></text:p>
          </table:table-cell>
        </table:table-row>
        <table:table-row table:style-name="TableLine94624260522192">
          <table:table-cell table:style-name="Table1.A2" office:value-type="string">
            <text:p text:style-name="P16">2490</text:p>
          </table:table-cell>
          <table:table-cell table:style-name="Table1.A2" office:value-type="string">
            <text:p text:style-name="P16">Se tu wels a moi remenoir</text:p>
          </table:table-cell>
          <table:table-cell table:style-name="Table1.C2" office:value-type="string">
            <text:p text:style-name="P36">A<text:span text:style-name="T181">BH2M</text:span>] ...<text:span text:style-name="T172">ob (BH2M o) moi...</text:span></text:p>
          </table:table-cell>
        </table:table-row>
        <table:table-row table:style-name="TableLine94624242347696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85">A<text:span text:style-name="T205">GH2IKT</text:span>] <text:span text:style-name="T172">Certes demain te ferai (G referai) roi <text:s/></text:span><text:span text:style-name="T14">D] </text:span><text:span text:style-name="T13">Certes se tu ten uienz o moi <text:s/></text:span><text:span text:style-name="T4">E] </text:span><text:span text:style-name="T26">De ma terre te ferai roi <text:s/></text:span><text:span text:style-name="T67">M</text:span><text:span text:style-name="T1">] </text:span><text:span text:style-name="T70">Demain fereie de toy roy</text:span></text:p>
          </table:table-cell>
        </table:table-row>
        <table:table-row table:style-name="TableLine94624242348656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52">A<text:span text:style-name="T205">GEH2IKMT</text:span>] <text:span text:style-name="T172">Se (T Si) tu ten vels (GK uels, H2M veulz, IE ueus, T ueuz) uenir (M venir) ob (RGH2IM o, KT a) moi <text:s text:c="2"/></text:span><text:span text:style-name="T14">D] </text:span><text:span text:style-name="T13">Demain ou ior te ferai roi</text:span></text:p>
          </table:table-cell>
        </table:table-row>
        <table:table-row table:style-name="TableLine94624233149040">
          <table:table-cell table:style-name="Table1.A2" office:value-type="string">
            <text:p text:style-name="P16">2491</text:p>
          </table:table-cell>
          <table:table-cell table:style-name="Table1.A2" office:value-type="string">
            <text:p text:style-name="P16">Tu serais (H seras) rois de ma contree</text:p>
          </table:table-cell>
          <table:table-cell table:style-name="Table1.C2" office:value-type="string">
            <text:p text:style-name="P36">A<text:span text:style-name="T181">BDEGH2IKMTW</text:span>] <text:span text:style-name="T172">Tu seras…</text:span></text:p>
            <text:p text:style-name="P149">P] E se tu uol uegnir con mi io te prometo che tu serai doman re e jo te prendero per marito et serai grande signiore et re</text:p>
          </table:table-cell>
        </table:table-row>
        <table:table-row table:style-name="TableLine94624233150000">
          <table:table-cell table:style-name="Table1.A2" office:value-type="string">
            <text:p text:style-name="P16">2492</text:p>
          </table:table-cell>
          <table:table-cell table:style-name="Table1.A2" office:value-type="string">
            <text:p text:style-name="P16">Et je royne queronee</text:p>
          </table:table-cell>
          <table:table-cell table:style-name="Table1.C2" office:value-type="string">
            <text:p text:style-name="P97"><text:span text:style-name="T88">W] </text:span><text:span text:style-name="T91">Et moy...</text:span></text:p>
          </table:table-cell>
        </table:table-row>
        <table:table-row table:style-name="TableLine94624232158352">
          <table:table-cell table:style-name="Table1.A2" office:value-type="string">
            <text:p text:style-name="P16">2493</text:p>
          </table:table-cell>
          <table:table-cell table:style-name="Table1.A2" office:value-type="string">
            <text:p text:style-name="P16">Florimons pensait (H pensa) en son cuer</text:p>
          </table:table-cell>
          <table:table-cell table:style-name="Table1.C2" office:value-type="string">
            <text:p text:style-name="P75">A<text:span text:style-name="T200">EH2KMTW</text:span>] ...pensa…<text:span text:style-name="T172"> <text:s/>B</text:span>] ...<text:span text:style-name="T181">dist en… <text:s/></text:span><text:span text:style-name="T6">D] ..pensai…</text:span><text:span text:style-name="T13"> <text:s/></text:span><text:span text:style-name="T11">G</text:span><text:span text:style-name="T1">] ...pense…</text:span><text:span text:style-name="T34"> <text:s/></text:span><text:span text:style-name="T5">I</text:span><text:span text:style-name="T1">] ...</text:span><text:span text:style-name="T55">pensoit en sum cor CORR IN cuer</text:span></text:p>
          </table:table-cell>
        </table:table-row>
        <table:table-row table:style-name="TableLine94624232159312">
          <table:table-cell table:style-name="Table1.A2" office:value-type="string">
            <text:p text:style-name="P16">2494</text:p>
          </table:table-cell>
          <table:table-cell table:style-name="Table1.A2" office:value-type="string">
            <text:p text:style-name="P16">Je n’i puis aler a nul fuer</text:p>
          </table:table-cell>
          <table:table-cell table:style-name="Table1.C2" office:value-type="string">
            <text:p text:style-name="P187"><text:span text:style-name="T179">B</text:span>] <text:span text:style-name="T181">Quil ni puet… <text:s/>I</text:span>] ...<text:span text:style-name="T225">a nul for CORR IN fuer <text:s/>M</text:span>] <text:span text:style-name="T240">Quil ne puet aler en… </text:span></text:p>
          </table:table-cell>
        </table:table-row>
        <table:table-row table:style-name="TableLine94624242134640">
          <table:table-cell table:style-name="Table1.A2" office:value-type="string">
            <text:p text:style-name="P16">2495</text:p>
          </table:table-cell>
          <table:table-cell table:style-name="Table1.A2" office:value-type="string">
            <text:p text:style-name="P16">Et si iroie (F eroie) jai mon vuel</text:p>
          </table:table-cell>
          <table:table-cell table:style-name="Table1.C2" office:value-type="string">
            <text:p text:style-name="P97">A] ...<text:span text:style-name="T172">se iroie mon ueil <text:s/>B</text:span>] <text:span text:style-name="T181">Et </text:span><text:span text:style-name="T148">mlt</text:span><text:span text:style-name="T6"> tres uolentiers iroit <text:s/></text:span><text:span text:style-name="T4">E] ..</text:span><text:span text:style-name="T26">ie mon vuel <text:s/></text:span><text:span text:style-name="T73">T</text:span><text:span text:style-name="T1">] ...</text:span><text:span text:style-name="T77">par mon uoil <text:s/></text:span><text:span text:style-name="T88">W] ...</text:span><text:span text:style-name="T91">ie aloie de...</text:span></text:p>
          </table:table-cell>
        </table:table-row>
        <table:table-row table:style-name="TableLine94624242135600">
          <table:table-cell table:style-name="Table1.A2" office:value-type="string">
            <text:p text:style-name="P16">2496</text:p>
          </table:table-cell>
          <table:table-cell table:style-name="Table1.A2" office:value-type="string">
            <text:p text:style-name="P16">Mai mes peires morroit de duel</text:p>
          </table:table-cell>
          <table:table-cell table:style-name="Table1.C2" office:value-type="string">
            <text:p text:style-name="P97"><text:span text:style-name="T179">B</text:span>] <text:span text:style-name="T181">Mais ses peres de duel morroit <text:s/></text:span><text:span text:style-name="T67">M</text:span><text:span text:style-name="T1">] ...</text:span><text:span text:style-name="T70">mon pere… <text:s/></text:span><text:span text:style-name="T88">W] </text:span><text:span text:style-name="T91">Mon pere en moroit...</text:span></text:p>
          </table:table-cell>
        </table:table-row>
        <text:soft-page-break/>
        <table:table-row table:style-name="TableLine94624246355328">
          <table:table-cell table:style-name="Table1.A2" office:value-type="string">
            <text:p text:style-name="P16">2497</text:p>
          </table:table-cell>
          <table:table-cell table:style-name="Table1.A2" office:value-type="string">
            <text:p text:style-name="P16">Et ma meire et l’atre gent</text:p>
          </table:table-cell>
          <table:table-cell table:style-name="Table1.C2" office:value-type="string">
            <text:p text:style-name="P97"><text:span text:style-name="T179">B</text:span>] ...sa…<text:span text:style-name="T181"> <text:s/>E</text:span><text:span text:style-name="T4">] ...</text:span><text:span text:style-name="T26">o les autres gens <text:s/></text:span><text:span text:style-name="T32">H2] ...</text:span><text:span text:style-name="T45">et autres gens <text:s/></text:span><text:span text:style-name="T88">W] ...</text:span><text:span text:style-name="T91">et tout ma gent</text:span></text:p>
          </table:table-cell>
        </table:table-row>
        <table:table-row table:style-name="TableLine94624246356288">
          <table:table-cell table:style-name="Table1.A2" office:value-type="string">
            <text:p text:style-name="P16">2498</text:p>
          </table:table-cell>
          <table:table-cell table:style-name="Table1.A2" office:value-type="string">
            <text:p text:style-name="P16">Sertes mout puis estre (H Seroient molt certez) dolent (F seroient dolent)</text:p>
          </table:table-cell>
          <table:table-cell table:style-name="Table1.C2" office:value-type="string">
            <text:p text:style-name="P85"><text:span text:style-name="T179">B</text:span>] <text:span text:style-name="T181">Diex j porrai estre dolens <text:s/></text:span><text:span text:style-name="T67">M</text:span><text:span text:style-name="T1">] ...</text:span><text:span text:style-name="T70">doi estre...</text:span></text:p>
          </table:table-cell>
        </table:table-row>
        <table:table-row table:style-name="TableLine94624244617088">
          <table:table-cell table:style-name="Table1.A2" office:value-type="string">
            <text:p text:style-name="P16">2499</text:p>
          </table:table-cell>
          <table:table-cell table:style-name="Table1.A2" office:value-type="string">
            <text:p text:style-name="P16">Se je pert de (F deus, H daus) çai teile honor</text:p>
          </table:table-cell>
          <table:table-cell table:style-name="Table1.C2" office:value-type="string">
            <text:p text:style-name="P75">A<text:span text:style-name="T193">D</text:span>] ...<text:span text:style-name="T172">pers (D per) de… <text:s/></text:span><text:span text:style-name="T5">I</text:span><text:span text:style-name="T1">] ...</text:span><text:span text:style-name="T55">part de ca...</text:span></text:p>
          </table:table-cell>
        </table:table-row>
        <table:table-row table:style-name="TableLine94624244618048">
          <table:table-cell table:style-name="Table1.A2" office:value-type="string">
            <text:p text:style-name="P16">2500</text:p>
          </table:table-cell>
          <table:table-cell table:style-name="Table1.A2" office:value-type="string">
            <text:p text:style-name="P16">Et de tel pucele l’amour</text:p>
          </table:table-cell>
          <table:table-cell table:style-name="Table1.C2" office:value-type="string">
            <text:p text:style-name="P85"><text:span text:style-name="T179">E</text:span><text:span text:style-name="T4">] </text:span><text:span text:style-name="T26">De ceste pucele… <text:s/></text:span><text:span text:style-name="T32">H2] ...</text:span><text:span text:style-name="T45">lonnour <text:s/></text:span><text:span text:style-name="T5">I</text:span><text:span text:style-name="T102">K</text:span><text:span text:style-name="T77">T</text:span><text:span text:style-name="T1">] ...</text:span><text:span text:style-name="T55">samor <text:s/></text:span><text:span text:style-name="T67">M</text:span><text:span text:style-name="T1">] ...</text:span><text:span text:style-name="T70">deste dame...</text:span></text:p>
          </table:table-cell>
        </table:table-row>
        <table:table-row table:style-name="TableLine94624255749696">
          <table:table-cell table:style-name="Table1.A2" office:value-type="string">
            <text:p text:style-name="P16">2501</text:p>
          </table:table-cell>
          <table:table-cell table:style-name="Table1.A2" office:value-type="string">
            <text:p text:style-name="P18">Florimons est en mi la plasce</text:p>
          </table:table-cell>
          <table:table-cell table:style-name="Table1.C2" office:value-type="string">
            <text:p text:style-name="P3"/>
          </table:table-cell>
        </table:table-row>
        <table:table-row table:style-name="TableLine94624255750656">
          <table:table-cell table:style-name="Table1.A2" office:value-type="string">
            <text:p text:style-name="P16">2502</text:p>
          </table:table-cell>
          <table:table-cell table:style-name="Table1.A2" office:value-type="string">
            <text:p text:style-name="P16">Amors et pitiés mout le lasce</text:p>
          </table:table-cell>
          <table:table-cell table:style-name="Table1.C2" office:value-type="string">
            <text:p text:style-name="P97">A<text:span text:style-name="T206">GK</text:span>] ..<text:span text:style-name="T172">pitiez (G piciez, K pietez) le (K li) lace <text:s/>B</text:span>] <text:span text:style-name="T182">Bonne amor et pities le chace <text:s/></text:span><text:span text:style-name="T7">D</text:span><text:span text:style-name="T26">E</text:span><text:span text:style-name="T7">] ...</text:span><text:span text:style-name="T15">le menace </text:span><text:span text:style-name="T26">(E manace) <text:s/></text:span><text:span text:style-name="T32">H2</text:span><text:span text:style-name="T70">M</text:span><text:span text:style-name="T78">T</text:span><text:span text:style-name="T32">] ...</text:span><text:span text:style-name="T45">pities </text:span><text:span text:style-name="T70">(M</text:span><text:span text:style-name="T78">T</text:span><text:span text:style-name="T70"> pitie)</text:span><text:span text:style-name="T45"> le menace <text:s/></text:span><text:span text:style-name="T5">I</text:span><text:span text:style-name="T1">] ...</text:span><text:span text:style-name="T55">si le lace <text:s/></text:span><text:span text:style-name="T88">W] </text:span><text:span text:style-name="T91">Et amours et pitie le lace</text:span></text:p>
          </table:table-cell>
        </table:table-row>
        <table:table-row table:style-name="TableLine94624247259648">
          <table:table-cell table:style-name="Table1.A2" office:value-type="string">
            <text:p text:style-name="P16">2503</text:p>
          </table:table-cell>
          <table:table-cell table:style-name="Table1.A2" office:value-type="string">
            <text:p text:style-name="P16">Pitiés li dist Vai a ton peire (H ta mere)</text:p>
          </table:table-cell>
          <table:table-cell table:style-name="Table1.C2" office:value-type="string">
            <text:p text:style-name="P2"/>
          </table:table-cell>
        </table:table-row>
        <table:table-row table:style-name="TableLine94624247260608">
          <table:table-cell table:style-name="Table1.A2" office:value-type="string">
            <text:p text:style-name="P16">2504</text:p>
          </table:table-cell>
          <table:table-cell table:style-name="Table1.A2" office:value-type="string">
            <text:p text:style-name="P16">Ne laissier ta gent ne ta meire</text:p>
          </table:table-cell>
          <table:table-cell table:style-name="Table1.C2" office:value-type="string">
            <text:p text:style-name="P75">A] <text:span text:style-name="T172">Non laisies… BDEMW</text:span>] <text:span text:style-name="T182">Ne laisse (M lesses)… <text:s/>G</text:span>] ...<text:span text:style-name="T206">et ta mere <text:s/></text:span><text:span text:style-name="T5">I</text:span><text:span text:style-name="T1">] </text:span><text:span text:style-name="T55">Non lasier...</text:span></text:p>
          </table:table-cell>
        </table:table-row>
        <table:table-row table:style-name="TableLine94624237235872">
          <table:table-cell table:style-name="Table1.A2" office:value-type="string">
            <text:p text:style-name="P16">2505</text:p>
          </table:table-cell>
          <table:table-cell table:style-name="Table1.A2" office:value-type="string">
            <text:p text:style-name="P16">Amours li dist Sieu la pucele</text:p>
          </table:table-cell>
          <table:table-cell table:style-name="Table1.C2" office:value-type="string">
            <text:p text:style-name="P97">A<text:span text:style-name="T182">BDIT]</text:span> ...<text:span text:style-name="T172">sui (T seu) la… <text:s/>G</text:span>] ...<text:span text:style-name="T206">se tu lais la pucele <text:s/></text:span><text:span text:style-name="T67">M</text:span><text:span text:style-name="T1">] </text:span><text:span text:style-name="T70">Ains li dit pren la pucelle <text:s/></text:span><text:span text:style-name="T88">W] </text:span><text:span text:style-name="T91">Amours dit ce lais...</text:span></text:p>
          </table:table-cell>
        </table:table-row>
        <table:table-row table:style-name="TableLine94624237236832">
          <table:table-cell table:style-name="Table1.A2" office:value-type="string">
            <text:p text:style-name="P16">2506</text:p>
          </table:table-cell>
          <table:table-cell table:style-name="Table1.A2" office:value-type="string">
            <text:p text:style-name="P16">Ja mais ne troveras tant bele</text:p>
          </table:table-cell>
          <table:table-cell table:style-name="Table1.C2" office:value-type="string">
            <text:p text:style-name="P165">A<text:span text:style-name="T182">BDEGH2KTW</text:span>] ...<text:span text:style-name="T200">(E reuerras) si bele (BH2KTW belle) <text:s/>I</text:span>] <text:span text:style-name="T225">Je mais ne troueras si bele</text:span></text:p>
          </table:table-cell>
        </table:table-row>
        <table:table-row table:style-name="TableLine94624258055968">
          <table:table-cell table:style-name="Table1.A2" office:value-type="string">
            <text:p text:style-name="P16">2507</text:p>
          </table:table-cell>
          <table:table-cell table:style-name="Table1.A2" office:value-type="string">
            <text:p text:style-name="P16">Contre Amor nen ait (H ne vaut) riens vertu</text:p>
          </table:table-cell>
          <table:table-cell table:style-name="Table1.C2" office:value-type="string">
            <text:p text:style-name="P172">A<text:span text:style-name="T182">BDEGH2IKMT</text:span>] <text:span text:style-name="T182">(BDEH2M Encontre)</text:span>...<text:span text:style-name="T172">na rien (BDET riens, M nul)… <text:s/>W] Contre moy na rien de...</text:span></text:p>
          </table:table-cell>
        </table:table-row>
        <table:table-row table:style-name="Table1.102">
          <table:table-cell table:style-name="Table1.A2" office:value-type="string">
            <text:p text:style-name="P16">2508</text:p>
          </table:table-cell>
          <table:table-cell table:style-name="Table1.A2" office:value-type="string">
            <text:p text:style-name="P16">Le damoisel avoit vencu</text:p>
          </table:table-cell>
          <table:table-cell table:style-name="Table1.C2" office:value-type="string">
            <text:p text:style-name="P168">A<text:span text:style-name="T182">BI</text:span>] <text:span text:style-name="T172">La damoisele (B damoiselle) auoit uencu (B vaincu) <text:s/>M</text:span>] ...<text:span text:style-name="T240">estoit...</text:span></text:p>
          </table:table-cell>
        </table:table-row>
        <table:table-row table:style-name="TableLine94624254429856">
          <table:table-cell table:style-name="Table1.A2" office:value-type="string">
            <text:p text:style-name="P16">2509</text:p>
          </table:table-cell>
          <table:table-cell table:style-name="Table1.A2" office:value-type="string">
            <text:p text:style-name="P16">La damoisele s’apersoit</text:p>
          </table:table-cell>
          <table:table-cell table:style-name="Table1.C2" office:value-type="string">
            <text:p text:style-name="P165"><text:span text:style-name="T179">B</text:span>] ...<text:span text:style-name="T182">bien percoit <text:s/>EGH2KMT] ...lapercoit (H2 lapersoit, K laperchoit) <text:s/>I</text:span>] ..<text:span text:style-name="T225">se percoit</text:span></text:p>
          </table:table-cell>
        </table:table-row>
        <table:table-row table:style-name="TableLine94624254430720">
          <table:table-cell table:style-name="Table1.A2" office:value-type="string">
            <text:p text:style-name="P16">2510</text:p>
          </table:table-cell>
          <table:table-cell table:style-name="Table1.A2" office:value-type="string">
            <text:p text:style-name="P16">Quant ele si penser le voit</text:p>
          </table:table-cell>
          <table:table-cell table:style-name="Table1.C2" office:value-type="string">
            <text:p text:style-name="P165"><text:span text:style-name="T180">I</text:span>] ---</text:p>
            <text:p text:style-name="P163"><text:span text:style-name="T179">B</text:span>] <text:span text:style-name="T182">Et </text:span><text:span text:style-name="T149">mlt</text:span><text:span text:style-name="T182"> tres bien clerement uoit <text:s/>E] ...si parler...</text:span></text:p>
          </table:table-cell>
        </table:table-row>
        <table:table-row table:style-name="TableLine94624259093344">
          <table:table-cell table:style-name="Table1.A2" office:value-type="string">
            <text:p text:style-name="P16">2511</text:p>
          </table:table-cell>
          <table:table-cell table:style-name="Table1.A2" office:value-type="string">
            <text:p text:style-name="P16">Q’il ait grant pitié de son peire</text:p>
          </table:table-cell>
          <table:table-cell table:style-name="Table1.C2" office:value-type="string">
            <text:p text:style-name="P182">D] ---</text:p>
            <text:p text:style-name="P97">A] <text:span text:style-name="T173">Que il a pitie de sa mere <text:s/>B</text:span>] <text:span text:style-name="T149">Por</text:span><text:span text:style-name="T7"> pitiet pensoit a son pere <text:s/></text:span><text:span text:style-name="T4">E</text:span><text:span text:style-name="T35">G</text:span><text:span text:style-name="T45">H2</text:span><text:span text:style-name="T55">I</text:span><text:span text:style-name="T102">K</text:span><text:span text:style-name="T70">M</text:span><text:span text:style-name="T4">] </text:span><text:span text:style-name="T26">Que il </text:span><text:span text:style-name="T45">(H2 Quil)</text:span><text:span text:style-name="T26"> a </text:span><text:span text:style-name="T102">(K ha)</text:span><text:span text:style-name="T26"> pitie </text:span><text:span text:style-name="T35">(G pecie)</text:span><text:span text:style-name="T26"> de… <text:s/></text:span><text:span text:style-name="T88">W] </text:span><text:span text:style-name="T91">Que il a pidie...</text:span></text:p>
          </table:table-cell>
        </table:table-row>
        <table:table-row table:style-name="TableLine94624259094256">
          <table:table-cell table:style-name="Table1.A2" office:value-type="string">
            <text:p text:style-name="P16">2512</text:p>
          </table:table-cell>
          <table:table-cell table:style-name="Table1.A2" office:value-type="string">
            <text:p text:style-name="P19">Et de sa gent et de sa meire</text:p>
          </table:table-cell>
          <table:table-cell table:style-name="Table1.C2" office:value-type="string">
            <text:p text:style-name="P182">D] ---</text:p>
            <text:p text:style-name="P43">A] ...<text:span text:style-name="T173">et de son pere <text:s/>B</text:span>] <text:span text:style-name="T182">Et a...et a...</text:span></text:p>
          </table:table-cell>
        </table:table-row>
        <table:table-row table:style-name="TableLine94624244049536">
          <table:table-cell table:style-name="Table1.A2" office:value-type="string">
            <text:p text:style-name="P16">2513</text:p>
          </table:table-cell>
          <table:table-cell table:style-name="Table1.A2" office:value-type="string">
            <text:p text:style-name="P19">Florimont fet ele dolor</text:p>
          </table:table-cell>
          <table:table-cell table:style-name="Table1.C2" office:value-type="string">
            <text:p text:style-name="P176"><text:span text:style-name="T180">I</text:span>] ...<text:span text:style-name="T225">fait il ele… <text:s/>M</text:span>] ...<text:span text:style-name="T240">dit elle… <text:s/>W] ...tu as grant douleur <text:s/>K] ...elle le dolor</text:span></text:p>
          </table:table-cell>
        </table:table-row>
        <text:soft-page-break/>
        <table:table-row table:style-name="TableLine94624244050496">
          <table:table-cell table:style-name="Table1.A2" office:value-type="string">
            <text:p text:style-name="P16">2514</text:p>
          </table:table-cell>
          <table:table-cell table:style-name="Table1.A2" office:value-type="string">
            <text:p text:style-name="P19">Ais grant de pitié et d’amor</text:p>
          </table:table-cell>
          <table:table-cell table:style-name="Table1.C2" office:value-type="string">
            <text:p text:style-name="P97"><text:span text:style-name="T179">B</text:span>] <text:span text:style-name="T182">As de ton pere et de tounor <text:s/></text:span><text:span text:style-name="T5">I</text:span><text:span text:style-name="T1">] ...</text:span><text:span text:style-name="T55">et de pitie… <text:s/></text:span><text:span text:style-name="T88">W] </text:span><text:span text:style-name="T91">Et de pidie et damour</text:span></text:p>
          </table:table-cell>
        </table:table-row>
        <table:table-row table:style-name="TableLine94624234062880">
          <table:table-cell table:style-name="Table1.A2" office:value-type="string">
            <text:p text:style-name="P16">2515</text:p>
          </table:table-cell>
          <table:table-cell table:style-name="Table1.A2" office:value-type="string">
            <text:p text:style-name="P19">A seu que je te voi si mat</text:p>
          </table:table-cell>
          <table:table-cell table:style-name="Table1.C2" office:value-type="string">
            <text:p text:style-name="P161"><text:span text:style-name="T179">B</text:span>] <text:span text:style-name="T182">Por ce...</text:span></text:p>
          </table:table-cell>
        </table:table-row>
        <table:table-row table:style-name="TableLine94624234063840">
          <table:table-cell table:style-name="Table1.A2" office:value-type="string">
            <text:p text:style-name="P16">2516</text:p>
          </table:table-cell>
          <table:table-cell table:style-name="Table1.A2" office:value-type="string">
            <text:p text:style-name="P19">Sai ge que a toi se combat</text:p>
          </table:table-cell>
          <table:table-cell table:style-name="Table1.C2" office:value-type="string">
            <text:p text:style-name="P97"><text:span text:style-name="T179">BH2M</text:span>] <text:span text:style-name="T182">Sai bien que… <text:s/></text:span><text:span text:style-name="T7">D] </text:span><text:span text:style-name="T15">Sai ie bien qua… <text:s/></text:span><text:span text:style-name="T88">W] ...</text:span><text:span text:style-name="T91">en toy...</text:span></text:p>
          </table:table-cell>
        </table:table-row>
        <table:table-row table:style-name="TableLine94624241012976">
          <table:table-cell table:style-name="Table1.A2" office:value-type="string">
            <text:p text:style-name="P16">2517</text:p>
          </table:table-cell>
          <table:table-cell table:style-name="Table1.A2" office:value-type="string">
            <text:p text:style-name="P19">Pitiés et amors tot ensemble</text:p>
          </table:table-cell>
          <table:table-cell table:style-name="Table1.C2" office:value-type="string">
            <text:p text:style-name="P131">H2] ...se moi semble</text:p>
          </table:table-cell>
        </table:table-row>
        <table:table-row table:style-name="TableLine94624241013936">
          <table:table-cell table:style-name="Table1.A2" office:value-type="string">
            <text:p text:style-name="P16">2518</text:p>
          </table:table-cell>
          <table:table-cell table:style-name="Table1.A2" office:value-type="string">
            <text:p text:style-name="P19">De ton peire si com moi semble</text:p>
          </table:table-cell>
          <table:table-cell table:style-name="Table1.C2" office:value-type="string">
            <text:p text:style-name="P97"><text:span text:style-name="T179">B</text:span>] <text:span text:style-name="T182">De ta mere… <text:s/></text:span><text:span text:style-name="T88">W] </text:span><text:span text:style-name="T91">De ton peri...me...</text:span><text:span text:style-name="T182"> <text:s/></text:span><text:span text:style-name="T229">FINISCE LACUNA L</text:span></text:p>
          </table:table-cell>
        </table:table-row>
        <table:table-row table:style-name="TableLine94624259730592">
          <table:table-cell table:style-name="Table1.A2" office:value-type="string">
            <text:p text:style-name="P16">2519</text:p>
          </table:table-cell>
          <table:table-cell table:style-name="Table1.A2" office:value-type="string">
            <text:p text:style-name="P19">Et de ta meire ais grant paor</text:p>
          </table:table-cell>
          <table:table-cell table:style-name="Table1.C2" office:value-type="string">
            <text:p text:style-name="P111"><text:span text:style-name="T173">B</text:span>] ...<text:span text:style-name="T182">ton pere as… <text:s/></text:span><text:span text:style-name="T7">D</text:span><text:span text:style-name="T91">H2</text:span><text:span text:style-name="T7">] ...</text:span><text:span text:style-name="T15">dolor </text:span><text:span text:style-name="T91">(H2 doulour)</text:span><text:span text:style-name="T15"> <text:s/></text:span><text:span text:style-name="T4">E] ...</text:span><text:span text:style-name="T26">mere ras paor </text:span><text:span text:style-name="T45"><text:s/></text:span><text:span text:style-name="T55"><text:s/></text:span><text:span text:style-name="T91">AGI</text:span><text:span text:style-name="T61">L</text:span><text:span text:style-name="T91">MTW</text:span><text:span text:style-name="T1">] ...</text:span><text:span text:style-name="T61">as </text:span><text:span text:style-name="T91">pior (I poor, G peor, L </text:span><text:span text:style-name="T61">paor, </text:span><text:span text:style-name="T91">M tu peeur, T paur, W paour)</text:span><text:span text:style-name="T70"> <text:s text:c="3"/></text:span><text:span text:style-name="T100">K] ...</text:span><text:span text:style-name="T102">de ton pere has paor</text:span></text:p>
          </table:table-cell>
        </table:table-row>
        <table:table-row table:style-name="TableLine94624259731552">
          <table:table-cell table:style-name="Table1.A2" office:value-type="string">
            <text:p text:style-name="P16">2520</text:p>
          </table:table-cell>
          <table:table-cell table:style-name="Table1.A2" office:value-type="string">
            <text:p text:style-name="P19">Que <text:span text:style-name="T133">(H Qu’il)</text:span> ne s’ocient (F ne se voient) de dolor</text:p>
          </table:table-cell>
          <table:table-cell table:style-name="Table1.C2" office:value-type="string">
            <text:p text:style-name="P111">A] <text:span text:style-name="T173">Qui ne soccient… <text:s/>B</text:span>] <text:span text:style-name="T149">Por</text:span><text:span text:style-name="T182"> toi <text:s/>ne [...]nent de dolor <text:s/></text:span><text:span text:style-name="T7">D] </text:span><text:span text:style-name="T15">Quil ne...por tamor <text:s/></text:span><text:span text:style-name="T4">E] </text:span><text:span text:style-name="T26">Que le ne socie a dolour <text:s/></text:span><text:span text:style-name="T11">G</text:span><text:span text:style-name="T1">] ...</text:span><text:span text:style-name="T35">par dolor <text:s/></text:span><text:span text:style-name="T32">H2] </text:span><text:span text:style-name="T45">Qui...de tritour <text:s/></text:span><text:span text:style-name="T5">I</text:span><text:span text:style-name="T1">] </text:span><text:span text:style-name="T55">Quil ne… <text:s/></text:span><text:span text:style-name="T61">L</text:span><text:span text:style-name="T1">] </text:span><text:span text:style-name="T61">Quil ne socie… <text:s/></text:span><text:span text:style-name="T67">M</text:span><text:span text:style-name="T1">] </text:span><text:span text:style-name="T70">Quil ne...</text:span><text:span text:style-name="T170">per</text:span><text:span text:style-name="T70"> douleur <text:s/></text:span><text:span text:style-name="T73">T</text:span><text:span text:style-name="T1">] </text:span><text:span text:style-name="T79">Quil ne sociant… <text:s/></text:span><text:span text:style-name="T100">K] </text:span><text:span text:style-name="T102">Quel ne soutient (RIV)...</text:span></text:p>
          </table:table-cell>
        </table:table-row>
        <table:table-row table:style-name="TableLine94624241133488">
          <table:table-cell table:style-name="Table1.A2" office:value-type="string">
            <text:p text:style-name="P16">2521</text:p>
          </table:table-cell>
          <table:table-cell table:style-name="Table1.A2" office:value-type="string">
            <text:p text:style-name="P19">Et de ton maistre et de ta (F<text:span text:style-name="T133">H</text:span> Morir ensi entre la) gent</text:p>
          </table:table-cell>
          <table:table-cell table:style-name="Table1.C115" office:value-type="string">
            <text:p text:style-name="P67">A<text:span text:style-name="T207">GIKLMT</text:span>] <text:span text:style-name="T173">De ton (I tum)… <text:s/>H2] Et de ton pere...</text:span></text:p>
          </table:table-cell>
        </table:table-row>
        <table:table-row table:style-name="TableLine94624257428624">
          <table:table-cell table:style-name="Table1.A2" office:value-type="string">
            <text:p text:style-name="P16">2522</text:p>
          </table:table-cell>
          <table:table-cell table:style-name="Table1.A2" office:value-type="string">
            <text:p text:style-name="P19">Mai je sai bien a essient</text:p>
          </table:table-cell>
          <table:table-cell table:style-name="Table1.C115" office:value-type="string">
            <text:p text:style-name="P67">A<text:span text:style-name="T182">BEGIKLMTW</text:span>] ...<text:span text:style-name="T173">bien certainement <text:s/>H2] Cel sai </text:span><text:span text:style-name="T165">mlt </text:span><text:span text:style-name="T45">bien certainement</text:span></text:p>
          </table:table-cell>
        </table:table-row>
        <table:table-row table:style-name="TableLine94624257429536">
          <table:table-cell table:style-name="Table1.A2" office:value-type="string">
            <text:p text:style-name="P16">2523</text:p>
          </table:table-cell>
          <table:table-cell table:style-name="Table1.A2" office:value-type="string">
            <text:p text:style-name="P19">G<text:span text:style-name="T133">r</text:span>ant pertie de ton coraige</text:p>
          </table:table-cell>
          <table:table-cell table:style-name="Table1.C115" office:value-type="string">
            <text:p text:style-name="P86"><text:span text:style-name="T179">B</text:span>] ..<text:span text:style-name="T182">pitie as en ton… <text:s/></text:span><text:span text:style-name="T61">L</text:span><text:span text:style-name="T92">W</text:span><text:span text:style-name="T1">] </text:span><text:span text:style-name="T61">Grant pitie… <text:s/></text:span><text:span text:style-name="T67">M</text:span><text:span text:style-name="T1">] </text:span><text:span text:style-name="T71">Pitiez as grant en ton...</text:span></text:p>
          </table:table-cell>
        </table:table-row>
        <table:table-row table:style-name="TableLine94624247380384">
          <table:table-cell table:style-name="Table1.A2" office:value-type="string">
            <text:p text:style-name="P16">2524</text:p>
          </table:table-cell>
          <table:table-cell table:style-name="Table1.A2" office:value-type="string">
            <text:p text:style-name="P19">Doit amor vancre per <text:span text:style-name="T133">(H par)</text:span> ussaige</text:p>
          </table:table-cell>
          <table:table-cell table:style-name="Table1.C115" office:value-type="string">
            <text:p text:style-name="P98">A] ...<text:span text:style-name="T173">doi uaine/re par… <text:s/>BDEH2IKLMT</text:span>] <text:span text:style-name="T182">Amors (H2 Amours, T Amurs) doit...(E vaintre, G uaindre par, I ueintre, LT uencre, M uaincre, K uaintre)…(I par) (H2 usoge) <text:s/>W</text:span>] <text:span text:style-name="T249">Amours toit vaincre par... <text:s/></text:span></text:p>
          </table:table-cell>
        </table:table-row>
        <table:table-row table:style-name="TableLine94624247381344">
          <table:table-cell table:style-name="Table1.A2" office:value-type="string">
            <text:p text:style-name="P16">2525</text:p>
          </table:table-cell>
          <table:table-cell table:style-name="Table1.A2" office:value-type="string">
            <text:p text:style-name="P19">Pitié te tornet d’autre part</text:p>
          </table:table-cell>
          <table:table-cell table:style-name="Table1.C115" office:value-type="string">
            <text:p text:style-name="P111">A<text:span text:style-name="T193">DILTW</text:span>] <text:span text:style-name="T193">(D Mais pitie)</text:span>...<text:span text:style-name="T173">te tire a autre (DLT tire autre, I tire dautre, W tire aultre)… <text:s/>G</text:span>] ...<text:span text:style-name="T207">te tient a une part <text:s/>H2] Mais pities te tourne autre part <text:s/></text:span><text:span text:style-name="T67">M</text:span><text:span text:style-name="T1">] </text:span><text:span text:style-name="T71">Pitiez deceie(?) amours depart <text:s/></text:span><text:span text:style-name="T100">K] ...</text:span><text:span text:style-name="T102">te treit a une part</text:span></text:p>
          </table:table-cell>
        </table:table-row>
        <table:table-row table:style-name="TableLine94624245338528">
          <table:table-cell table:style-name="Table1.A2" office:value-type="string">
            <text:p text:style-name="P16">2526</text:p>
          </table:table-cell>
          <table:table-cell table:style-name="Table1.A2" office:value-type="string">
            <text:p text:style-name="P19">Amor t’ait ferut de son dart</text:p>
          </table:table-cell>
          <table:table-cell table:style-name="Table1.C115" office:value-type="string">
            <text:p text:style-name="P5"/>
          </table:table-cell>
        </table:table-row>
        <table:table-row table:style-name="TableLine94624245339488">
          <table:table-cell table:style-name="Table1.A2" office:value-type="string">
            <text:p text:style-name="P16">2527</text:p>
          </table:table-cell>
          <table:table-cell table:style-name="Table1.A2" office:value-type="string">
            <text:p text:style-name="P19">Quant tu esgardes ma biaté</text:p>
          </table:table-cell>
          <table:table-cell table:style-name="Table1.C115" office:value-type="string">
            <text:p text:style-name="P44"><text:span text:style-name="T179">B</text:span>] ---</text:p>
            <text:p text:style-name="P111">A] ...<text:span text:style-name="T174">en cel pre <text:s/>G</text:span>] ...esgardas…<text:span text:style-name="T207"> <text:s/>H2W] ...regardes (W regarde)… <text:s/></text:span><text:span text:style-name="T100">K] </text:span><text:span text:style-name="T102">Quant mes gardes...</text:span><text:span text:style-name="T207"> <text:s/></text:span><text:span text:style-name="T230">INIZIA LACUNA M</text:span></text:p>
          </table:table-cell>
        </table:table-row>
        <table:table-row table:style-name="TableLine94624247436512">
          <table:table-cell table:style-name="Table1.A2" office:value-type="string">
            <text:p text:style-name="P16">2528</text:p>
          </table:table-cell>
          <table:table-cell table:style-name="Table1.A2" office:value-type="string">
            <text:p text:style-name="P19">Amor te dist que de bon gré</text:p>
          </table:table-cell>
          <table:table-cell table:style-name="Table1.C115" office:value-type="string">
            <text:p text:style-name="P44"><text:span text:style-name="T179">B</text:span>] ---</text:p>
          </table:table-cell>
        </table:table-row>
        <table:table-row table:style-name="TableLine94624247437472">
          <table:table-cell table:style-name="Table1.A2" office:value-type="string">
            <text:p text:style-name="P16">2529</text:p>
          </table:table-cell>
          <table:table-cell table:style-name="Table1.A2" office:value-type="string">
            <text:p text:style-name="P19">T’en vignes adés avec moi</text:p>
          </table:table-cell>
          <table:table-cell table:style-name="Table1.C115" office:value-type="string">
            <text:p text:style-name="P111"><text:span text:style-name="T179">B</text:span>] <text:span text:style-name="T183">Amors vuelt que uaingnes o moi <text:s/></text:span><text:span text:style-name="T8">D</text:span><text:span text:style-name="T45">H2</text:span><text:span text:style-name="T8">] ...</text:span><text:span text:style-name="T15">viegnes encui… <text:s text:c="2"/></text:span><text:span text:style-name="T4">E] ...</text:span><text:span text:style-name="T26">viengnes orendroit o moi <text:s/></text:span><text:span text:style-name="T11">G</text:span><text:span text:style-name="T1">] ...uiegnez…</text:span><text:span text:style-name="T35"> <text:s text:c="2"/></text:span><text:span text:style-name="T5">I</text:span><text:span text:style-name="T1">] </text:span><text:span text:style-name="T55">Tu uiegnes… <text:s/></text:span><text:span text:style-name="T100">K] </text:span><text:span text:style-name="T102">Ades ten uiegnes...</text:span></text:p>
          </table:table-cell>
        </table:table-row>
        <table:table-row table:style-name="Table1.124">
          <table:table-cell table:style-name="Table1.A2" office:value-type="string">
            <text:p text:style-name="P16">2530</text:p>
          </table:table-cell>
          <table:table-cell table:style-name="Table1.A2" office:value-type="string">
            <text:p text:style-name="P19">Florimont j’ai pitié de toi</text:p>
          </table:table-cell>
          <table:table-cell table:style-name="Table1.C115" office:value-type="string">
            <text:p text:style-name="P4"/>
          </table:table-cell>
        </table:table-row>
        <text:soft-page-break/>
        <table:table-row table:style-name="TableLine94624244296880">
          <table:table-cell table:style-name="Table1.A2" office:value-type="string">
            <text:p text:style-name="P16">2531</text:p>
          </table:table-cell>
          <table:table-cell table:style-name="Table1.A2" office:value-type="string">
            <text:p text:style-name="P19">Por t’amor ferai ton voloir</text:p>
          </table:table-cell>
          <table:table-cell table:style-name="Table1.C115" office:value-type="string">
            <text:p text:style-name="P37">A<text:span text:style-name="T183">BDEGH2IKLTW</text:span>] <text:span text:style-name="T174">Por (DEH2L </text:span><text:span text:style-name="T155">Per, </text:span><text:span text:style-name="T55">I Par, </text:span><text:span text:style-name="T92">W Pour</text:span><text:span text:style-name="T15">)</text:span><text:span text:style-name="T174"> amor (DE amors, H2 amours, W amour)…</text:span></text:p>
          </table:table-cell>
        </table:table-row>
        <table:table-row table:style-name="Table1.126">
          <table:table-cell table:style-name="Table1.A2" office:value-type="string">
            <text:p text:style-name="P16">2532</text:p>
          </table:table-cell>
          <table:table-cell table:style-name="Table1.A2" office:value-type="string">
            <text:p text:style-name="P19">Moi et ta gent poras avoir</text:p>
          </table:table-cell>
          <table:table-cell table:style-name="Table1.C115" office:value-type="string">
            <text:p text:style-name="P44"><text:span text:style-name="T179">BH2</text:span>] ...<text:span text:style-name="T183">et ma...</text:span></text:p>
          </table:table-cell>
        </table:table-row>
        <table:table-row table:style-name="Table1.127">
          <table:table-cell table:style-name="Table1.A2" office:value-type="string">
            <text:p text:style-name="P16">2533</text:p>
          </table:table-cell>
          <table:table-cell table:style-name="Table1.A2" office:value-type="string">
            <text:p text:style-name="P19">Ensi com m’orais <text:span text:style-name="T133">(H morras)</text:span> devisser</text:p>
          </table:table-cell>
          <table:table-cell table:style-name="Table1.C115" office:value-type="string">
            <text:p text:style-name="P58">A<text:span text:style-name="T193">DH2IK</text:span>] ...morras <text:span text:style-name="T226">(IK moras)</text:span>…<text:span text:style-name="T174"> <text:s/>BL</text:span>] ...<text:span text:style-name="T183">com orras (Lcomoras)… <text:s/>E</text:span><text:span text:style-name="T4">] ...</text:span><text:span text:style-name="T26">com voudras… <text:s/></text:span><text:span text:style-name="T11">G</text:span><text:span text:style-name="T1">] ...</text:span><text:span text:style-name="T36">con oiras...</text:span></text:p>
          </table:table-cell>
        </table:table-row>
        <table:table-row table:style-name="Table1.128">
          <table:table-cell table:style-name="Table1.A2" office:value-type="string">
            <text:p text:style-name="P16">2534</text:p>
          </table:table-cell>
          <table:table-cell table:style-name="Table1.A2" office:value-type="string">
            <text:p text:style-name="P19">Quant tu vodras a moi parler</text:p>
          </table:table-cell>
          <table:table-cell table:style-name="Table1.C115" office:value-type="string">
            <text:p text:style-name="P44"><text:span text:style-name="T179">BEH2I</text:span>] ...<text:span text:style-name="T183">venras (E vendras, I uondras)...</text:span></text:p>
          </table:table-cell>
        </table:table-row>
        <table:table-row table:style-name="Table1.129">
          <table:table-cell table:style-name="Table1.A2" office:value-type="string">
            <text:p text:style-name="P16">2535</text:p>
          </table:table-cell>
          <table:table-cell table:style-name="Table1.A2" office:value-type="string">
            <text:p text:style-name="P19">N’amener compaignon o toi</text:p>
          </table:table-cell>
          <table:table-cell table:style-name="Table1.C115" office:value-type="string">
            <text:p text:style-name="P99">A<text:span text:style-name="T183">BEGH2IKLT</text:span>] <text:span text:style-name="T174">Ne maine (BH2 Namainne, E Namaine, G Ne mener, I Na moine, L No menar, T Nomeina, K Nemeine)...ob (EGH2I o, KLT a) toi <text:s text:c="2"/></text:span><text:span text:style-name="T2">D] </text:span><text:span text:style-name="T15">Namainne conpaignie o toi <text:s/></text:span><text:span text:style-name="T7">W</text:span><text:span text:style-name="T1">] </text:span><text:span text:style-name="T93">Ne maine nully auec toy</text:span></text:p>
          </table:table-cell>
        </table:table-row>
        <table:table-row table:style-name="Table1.129">
          <table:table-cell table:style-name="Table1.A2" office:value-type="string">
            <text:p text:style-name="P16">253<text:span text:style-name="T133">6</text:span></text:p>
          </table:table-cell>
          <table:table-cell table:style-name="Table1.A2" office:value-type="string">
            <text:p text:style-name="P21">Si poras si parler o (H a) moi</text:p>
          </table:table-cell>
          <table:table-cell table:style-name="Table1.C115" office:value-type="string">
            <text:p text:style-name="P99">A<text:span text:style-name="T183">BDEGKLT]</text:span> <text:span text:style-name="T257">(K E ci)</text:span>...<text:span text:style-name="T174">ci...a moi <text:s/>H2</text:span>] <text:span text:style-name="T218">Se pourras...a moi <text:s text:c="3"/>W</text:span>] <text:span text:style-name="T250">Tu pourras si parler a moy</text:span></text:p>
          </table:table-cell>
        </table:table-row>
        <table:table-row table:style-name="Table1.129">
          <table:table-cell table:style-name="Table1.A2" office:value-type="string">
            <text:p text:style-name="P16">253<text:span text:style-name="T133">7</text:span></text:p>
          </table:table-cell>
          <table:table-cell table:style-name="Table1.A2" office:value-type="string">
            <text:p text:style-name="P21">Ne conter riens de nostre amor</text:p>
          </table:table-cell>
          <table:table-cell table:style-name="Table1.C115" office:value-type="string">
            <text:p text:style-name="P37">A<text:span text:style-name="T183">BDEGH2LTW</text:span>] <text:span text:style-name="T174">Ne conte (G contes)...</text:span></text:p>
          </table:table-cell>
        </table:table-row>
        <table:table-row table:style-name="Table1.129">
          <table:table-cell table:style-name="Table1.A2" office:value-type="string">
            <text:p text:style-name="P16">253<text:span text:style-name="T133">8</text:span></text:p>
          </table:table-cell>
          <table:table-cell table:style-name="Table1.A2" office:value-type="string">
            <text:p text:style-name="P21">Ne a amin ne a signor</text:p>
          </table:table-cell>
          <table:table-cell table:style-name="Table1.C115" office:value-type="string">
            <text:p text:style-name="P112"><text:span text:style-name="T179">B</text:span>] <text:span text:style-name="T183">A conpaingnon… <text:s/></text:span><text:span text:style-name="T5">I</text:span><text:span text:style-name="T1">] ...ad...nia…</text:span><text:span text:style-name="T56"> <text:s/></text:span><text:span text:style-name="T7">W</text:span><text:span text:style-name="T1">] </text:span><text:span text:style-name="T93">Ne adame...(ERR PAL CFR. I ad amie) <text:s/></text:span><text:span text:style-name="T100">K] </text:span><text:span text:style-name="T103">Ni ami ni ami...</text:span></text:p>
          </table:table-cell>
        </table:table-row>
        <table:table-row table:style-name="Table1.129">
          <table:table-cell table:style-name="Table1.A2" office:value-type="string">
            <text:p text:style-name="P16">253<text:span text:style-name="T133">9</text:span></text:p>
          </table:table-cell>
          <table:table-cell table:style-name="Table1.A2" office:value-type="string">
            <text:p text:style-name="P21">Se nostre amor estoit seue</text:p>
          </table:table-cell>
          <table:table-cell table:style-name="Table1.C115" office:value-type="string">
            <text:p text:style-name="P58"><text:span text:style-name="T191">G</text:span>] <text:span text:style-name="T208">Si...</text:span></text:p>
          </table:table-cell>
        </table:table-row>
        <table:table-row table:style-name="Table1.129">
          <table:table-cell table:style-name="Table1.A2" office:value-type="string">
            <text:p text:style-name="P16">2540</text:p>
          </table:table-cell>
          <table:table-cell table:style-name="Table1.A2" office:value-type="string">
            <text:p text:style-name="P21">A toz jors mais m’avrais perdue</text:p>
          </table:table-cell>
          <table:table-cell table:style-name="Table1.C115" office:value-type="string">
            <text:p text:style-name="P68">A] ...mauriez…<text:span text:style-name="T174"> <text:s/>BDEGIKLT</text:span>] ...<text:span text:style-name="T183">iours (DEIK iors, GKT iorz) mauroies (I mauries, K mauras)… <text:s/>H2W</text:span>] ...<text:span text:style-name="T218">mais (W mes) seroit perdue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1</text:span></text:p>
          </table:table-cell>
          <table:table-cell table:style-name="Table1.A2" office:value-type="string">
            <text:p text:style-name="P21">Ne por amour ne por avoir</text:p>
          </table:table-cell>
          <table:table-cell table:style-name="Table1.C115" office:value-type="string">
            <text:p text:style-name="P37">A<text:span text:style-name="T183">BDGH2IKLTW</text:span>] ...<text:span text:style-name="T174">por (DL </text:span><text:span text:style-name="T155">per</text:span><text:span text:style-name="T15">, </text:span><text:span text:style-name="T46">H2</text:span><text:span text:style-name="T94">W</text:span><text:span text:style-name="T46"> pour</text:span><text:span text:style-name="T15">)</text:span><text:span text:style-name="T174"> ami (W amis)...(DL </text:span><text:span text:style-name="T155">per</text:span><text:span text:style-name="T15">, </text:span><text:span text:style-name="T46">H2</text:span><text:span text:style-name="T94">W</text:span><text:span text:style-name="T46"> pour</text:span><text:span text:style-name="T15">)...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2</text:span></text:p>
          </table:table-cell>
          <table:table-cell table:style-name="Table1.A2" office:value-type="string">
            <text:p text:style-name="P21">Ne me poroies mais ravoir</text:p>
          </table:table-cell>
          <table:table-cell table:style-name="Table1.C115" office:value-type="string">
            <text:p text:style-name="P112">A<text:span text:style-name="T183">BDEGH2IL</text:span>] ...<text:span text:style-name="T174">mais auoir <text:s text:c="2"/></text:span><text:span text:style-name="T73">T</text:span><text:span text:style-name="T1">] </text:span><text:span text:style-name="T80">Ne poroies auoir mamor <text:s/></text:span><text:span text:style-name="T7">W</text:span><text:span text:style-name="T1">] ...</text:span><text:span text:style-name="T94">pourriez james auoir <text:s/></text:span><text:span text:style-name="T100">K] </text:span><text:span text:style-name="T103">Ni porai mi iamais auoir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3</text:span></text:p>
          </table:table-cell>
          <table:table-cell table:style-name="Table1.A2" office:value-type="string">
            <text:p text:style-name="P21">Florimont vois tu (FH voi en) cest boscaige <text:s/></text:p>
          </table:table-cell>
          <table:table-cell table:style-name="Table1.C115" office:value-type="string">
            <text:p text:style-name="P112">A<text:span text:style-name="T244">T</text:span>] ...cel…<text:span text:style-name="T174"> </text:span><text:span text:style-name="T100">K] ...</text:span><text:span text:style-name="T103">ces...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4</text:span></text:p>
          </table:table-cell>
          <table:table-cell table:style-name="Table1.A2" office:value-type="string">
            <text:p text:style-name="P21">Joste la meir lonc le rivaige</text:p>
          </table:table-cell>
          <table:table-cell table:style-name="Table1.C115" office:value-type="string">
            <text:p text:style-name="P191">A<text:span text:style-name="T193">DEGH2IKL</text:span>T] ...<text:span text:style-name="T174">en cest (DIK</text:span>T<text:span text:style-name="T174"> cel, E ces, G a cel, H2 ce) riuage (EG riuages) <text:s/>B</text:span>] …<text:span text:style-name="T183">les cel riuage <text:s/>W] Toute la mer en se riuage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5</text:span></text:p>
          </table:table-cell>
          <table:table-cell table:style-name="Table1.A2" office:value-type="string">
            <text:p text:style-name="P21">Iluec ma galie m’atant</text:p>
          </table:table-cell>
          <table:table-cell table:style-name="Table1.C115" office:value-type="string">
            <text:p text:style-name="P68"><text:span text:style-name="T191">G</text:span>] ...<text:span text:style-name="T208">matient <text:s/>H2</text:span>] ...<text:span text:style-name="T218">magaite et matent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6</text:span></text:p>
          </table:table-cell>
          <table:table-cell table:style-name="Table1.A2" office:value-type="string">
            <text:p text:style-name="P21">Et si i ait mout de ma gent</text:p>
          </table:table-cell>
          <table:table-cell table:style-name="Table1.C115" office:value-type="string">
            <text:p text:style-name="P58">A<text:span text:style-name="T245">T</text:span>] ...<text:span text:style-name="T174">se ia </text:span><text:span text:style-name="T143">mlt…</text:span><text:span text:style-name="T2"> <text:s/></text:span><text:span text:style-name="T4">B</text:span><text:span text:style-name="T1">] </text:span><text:span text:style-name="T8">Grant plente ya de… <text:s/></text:span><text:span text:style-name="T4">E] ...</text:span><text:span text:style-name="T26">goit <text:s/></text:span><text:span text:style-name="T11">G</text:span><text:span text:style-name="T1">] ...</text:span><text:span text:style-name="T162">mlt </text:span><text:span text:style-name="T36">de gent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7</text:span></text:p>
          </table:table-cell>
          <table:table-cell table:style-name="Table1.A2" office:value-type="string">
            <text:p text:style-name="P21">Ne veloie que nus venist</text:p>
          </table:table-cell>
          <table:table-cell table:style-name="Table1.C115" office:value-type="string">
            <text:p text:style-name="P112">A] <text:span text:style-name="T174">Non...nulz… <text:s/>G</text:span>] <text:span text:style-name="T208">Non uoldroie… </text:span><text:span text:style-name="T5">I</text:span><text:span text:style-name="T1">] ..</text:span><text:span text:style-name="T57">uenist CORR IN ueist </text:span><text:span text:style-name="T100"><text:s/>K] </text:span><text:span text:style-name="T103">Nen uele ie que...</text:span></text:p>
          </table:table-cell>
        </table:table-row>
        <table:table-row table:style-name="Table1.129">
          <table:table-cell table:style-name="Table1.A2" office:value-type="string">
            <text:p text:style-name="P16">254<text:span text:style-name="T133">8</text:span></text:p>
          </table:table-cell>
          <table:table-cell table:style-name="Table1.A2" office:value-type="string">
            <text:p text:style-name="P21">O moi por ce que non (H nen) oist</text:p>
          </table:table-cell>
          <table:table-cell table:style-name="Table1.C115" office:value-type="string">
            <text:p text:style-name="P100">A<text:span text:style-name="T218">GKLT</text:span>] <text:span text:style-name="T174">A… <text:s/>B</text:span>] ...<text:span text:style-name="T183">quil nous oist <text:s/></text:span><text:span text:style-name="T8">D] ...</text:span><text:span text:style-name="T15">que il ueist <text:s/></text:span><text:span text:style-name="T4">E] </text:span><text:span text:style-name="T26">Auoec...quil noyst <text:s/></text:span><text:span text:style-name="T8">H2</text:span><text:span text:style-name="T1">] ...</text:span><text:span text:style-name="T46">que il oist <text:s/></text:span><text:span text:style-name="T7">W</text:span><text:span text:style-name="T1">] ...</text:span><text:span text:style-name="T94">que en oist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6">254<text:span text:style-name="T133">9</text:span></text:p>
          </table:table-cell>
          <table:table-cell table:style-name="Table1.A2" office:value-type="string">
            <text:p text:style-name="P21">Seu que vorons fere ne dire</text:p>
          </table:table-cell>
          <table:table-cell table:style-name="Table1.C115" office:value-type="string">
            <text:p text:style-name="P112">A<text:span text:style-name="T183">BDEGH2T</text:span>] ...<text:span text:style-name="T174">uolons (H2 voulons, T uoliuns)...et...(BDEH2T et)… <text:s/></text:span><text:span text:style-name="T5">I</text:span><text:span text:style-name="T61">L</text:span><text:span text:style-name="T94">W</text:span><text:span text:style-name="T1">] ...</text:span><text:span text:style-name="T57">uolons faire e </text:span><text:span text:style-name="T61">(L</text:span><text:span text:style-name="T94">W</text:span><text:span text:style-name="T61"> et)</text:span><text:span text:style-name="T57"> dire </text:span><text:span text:style-name="T100"><text:s/>K] ...</text:span><text:span text:style-name="T103">uolons...</text:span></text:p>
          </table:table-cell>
        </table:table-row>
        <table:table-row table:style-name="Table1.129">
          <table:table-cell table:style-name="Table1.A2" office:value-type="string">
            <text:p text:style-name="P16">2550</text:p>
          </table:table-cell>
          <table:table-cell table:style-name="Table1.A2" office:value-type="string">
            <text:p text:style-name="P21">Mout est fols que (H qui) d’amors est sires</text:p>
          </table:table-cell>
          <table:table-cell table:style-name="Table1.C115" office:value-type="string">
            <text:p text:style-name="P100">A<text:span text:style-name="T193">DEH2IKLT</text:span>] ...<text:span text:style-name="T174">qui...sire <text:s/>B</text:span>] <text:span text:style-name="T183">Fox est qui de samor nest sire <text:s/>W</text:span>] ...<text:span text:style-name="T251">qui...et sire</text:span></text:p>
          </table:table-cell>
        </table:table-row>
        <table:table-row table:style-name="Table1.129">
          <table:table-cell table:style-name="Table1.A2" office:value-type="string">
            <text:p text:style-name="P17">255<text:span text:style-name="T133">1</text:span></text:p>
          </table:table-cell>
          <table:table-cell table:style-name="Table1.A2" office:value-type="string">
            <text:p text:style-name="P21">Quant a maint gent s’en acroit</text:p>
          </table:table-cell>
          <table:table-cell table:style-name="Table1.C115" office:value-type="string">
            <text:p text:style-name="P112">A] ...<text:span text:style-name="T174">sen atroit <text:s/>B</text:span>] <text:span text:style-name="T183">Quant il imainne gent quil croit <text:s/></text:span><text:span text:style-name="T8">D</text:span><text:span text:style-name="T46">H2</text:span><text:span text:style-name="T8">] ...</text:span><text:span text:style-name="T15">il ne </text:span><text:span text:style-name="T46">(H2 en)</text:span><text:span text:style-name="T15"> mainte gent se </text:span><text:span text:style-name="T46">(H2 ce)</text:span><text:span text:style-name="T15"> croit <text:s/></text:span><text:span text:style-name="T4">E] ...</text:span><text:span text:style-name="T26">il en nule gent se croit <text:s/></text:span><text:span text:style-name="T11">G</text:span><text:span text:style-name="T1">] ...</text:span><text:span text:style-name="T36">lenacroit <text:s/></text:span><text:span text:style-name="T7">W</text:span><text:span text:style-name="T1">] ...</text:span><text:span text:style-name="T94">sen atroit <text:s/></text:span><text:span text:style-name="T100">K] ...</text:span><text:span text:style-name="T103">se acroit</text:span></text:p>
          </table:table-cell>
        </table:table-row>
        <table:table-row table:style-name="Table1.129">
          <table:table-cell table:style-name="Table1.A2" office:value-type="string">
            <text:p text:style-name="P17">255<text:span text:style-name="T133">2</text:span></text:p>
          </table:table-cell>
          <table:table-cell table:style-name="Table1.A2" office:value-type="string">
            <text:p text:style-name="P21">A tel le dist qui le dessoit</text:p>
          </table:table-cell>
          <table:table-cell table:style-name="Table1.C115" office:value-type="string">
            <text:p text:style-name="P112">A] <text:span text:style-name="T174">Et CORR IN E a tel...len… <text:s/>G</text:span>] ...<text:span text:style-name="T208">que len… <text:s/>H2ILTW</text:span>] ...<text:span text:style-name="T218">qui len… <text:s/></text:span><text:span text:style-name="T100">K] ...</text:span><text:span text:style-name="T103">li doit que len...</text:span></text:p>
          </table:table-cell>
        </table:table-row>
        <table:table-row table:style-name="Table1.129">
          <table:table-cell table:style-name="Table1.A2" office:value-type="string">
            <text:p text:style-name="P17">255<text:span text:style-name="T133">3</text:span></text:p>
          </table:table-cell>
          <table:table-cell table:style-name="Table1.A2" office:value-type="string">
            <text:p text:style-name="P21">Que (H Qui) sa joie li met en ire</text:p>
          </table:table-cell>
          <table:table-cell table:style-name="Table1.C115" office:value-type="string">
            <text:p text:style-name="P182">D] ---</text:p>
            <text:p text:style-name="P141">INV <text:span text:style-name="T139">ABEGH2IKLW] </text:span>A tel <text:span text:style-name="T183">(B teil)</text:span> le puet <text:span text:style-name="T251">(W peut, K li poit) </text:span>conter et <text:span text:style-name="T227">(IK e)</text:span> dire</text:p>
            <text:p text:style-name="P89"><text:span text:style-name="T73">T</text:span><text:span text:style-name="T1">] </text:span><text:span text:style-name="T81">Qui...</text:span></text:p>
          </table:table-cell>
        </table:table-row>
        <table:table-row table:style-name="Table1.129">
          <table:table-cell table:style-name="Table1.A2" office:value-type="string">
            <text:p text:style-name="P21">2554</text:p>
          </table:table-cell>
          <table:table-cell table:style-name="Table1.A2" office:value-type="string">
            <text:p text:style-name="P21">A tel le puet conter et dire</text:p>
          </table:table-cell>
          <table:table-cell table:style-name="Table1.C115" office:value-type="string">
            <text:p text:style-name="P182">D] ---</text:p>
            <text:p text:style-name="P142">INV <text:span text:style-name="T139">ABEGH2IKLW] </text:span>Qui <text:span text:style-name="T200">(EGIK Que)</text:span> sa ioie <text:span text:style-name="T251">(W joie)</text:span> li <text:span text:style-name="T227">(IW le)</text:span> met <text:span text:style-name="T227">(I muet)</text:span> en <text:span text:style-name="T257">(K in)</text:span> ire</text:p>
            <text:p text:style-name="P200">T è l’unico che non inverte</text:p>
          </table:table-cell>
        </table:table-row>
        <table:table-row table:style-name="Table1.129">
          <table:table-cell table:style-name="Table1.A2" office:value-type="string">
            <text:p text:style-name="P17">25<text:span text:style-name="T134">55</text:span></text:p>
          </table:table-cell>
          <table:table-cell table:style-name="Table1.A2" office:value-type="string">
            <text:p text:style-name="P21">Qui amor welt lonc tens garder</text:p>
          </table:table-cell>
          <table:table-cell table:style-name="Table1.C115" office:value-type="string">
            <text:p text:style-name="P58"><text:span text:style-name="T179">E</text:span><text:span text:style-name="T4">] </text:span><text:span text:style-name="T26">...samor… <text:s/></text:span><text:span text:style-name="T11">G</text:span><text:span text:style-name="T1">] ...</text:span><text:span text:style-name="T36">uealt...</text:span></text:p>
          </table:table-cell>
        </table:table-row>
        <table:table-row table:style-name="Table1.129">
          <table:table-cell table:style-name="Table1.A2" office:value-type="string">
            <text:p text:style-name="P17">255<text:span text:style-name="T134">6</text:span></text:p>
          </table:table-cell>
          <table:table-cell table:style-name="Table1.A2" office:value-type="string">
            <text:p text:style-name="P21">Gart soi de folement parler</text:p>
          </table:table-cell>
          <table:table-cell table:style-name="Table1.C115" office:value-type="string">
            <text:p text:style-name="P112"><text:span text:style-name="T100">K] </text:span><text:span text:style-name="T103">Soi gart de...</text:span></text:p>
          </table:table-cell>
        </table:table-row>
        <table:table-row table:style-name="Table1.129">
          <table:table-cell table:style-name="Table1.A2" office:value-type="string">
            <text:p text:style-name="P17">255<text:span text:style-name="T134">7</text:span></text:p>
          </table:table-cell>
          <table:table-cell table:style-name="Table1.A2" office:value-type="string">
            <text:p text:style-name="P22">Florimont amor est fontaigne</text:p>
          </table:table-cell>
          <table:table-cell table:style-name="Table1.C115" office:value-type="string">
            <text:p text:style-name="P7"/>
          </table:table-cell>
        </table:table-row>
        <table:table-row table:style-name="Table1.129">
          <table:table-cell table:style-name="Table1.A2" office:value-type="string">
            <text:p text:style-name="P17">255<text:span text:style-name="T134">8</text:span></text:p>
          </table:table-cell>
          <table:table-cell table:style-name="Table1.A2" office:value-type="string">
            <text:p text:style-name="P21">Dont li ewe est et clere et saingne</text:p>
          </table:table-cell>
          <table:table-cell table:style-name="Table1.C115" office:value-type="string">
            <text:p text:style-name="P100">A<text:span text:style-name="T209">GIKW</text:span>] ...<text:span text:style-name="T175">est clere (G douc, I doce, K douce, W doulce) et dolce et (KI e) saine <text:s/>BDL</text:span>] ...<text:span text:style-name="T184">est douce clere (L et clere) et sainne (L saine) <text:s/>E</text:span><text:span text:style-name="T4">] ...</text:span><text:span text:style-name="T26">le aue cort et douce et saine <text:s/></text:span><text:span text:style-name="T8">H2</text:span><text:span text:style-name="T1">] ...</text:span><text:span text:style-name="T47">lai ge douce clere et sainne <text:s/></text:span><text:span text:style-name="T73">T</text:span><text:span text:style-name="T1">] ...</text:span><text:span text:style-name="T81">est clere et saine </text:span></text:p>
          </table:table-cell>
        </table:table-row>
        <table:table-row table:style-name="Table1.129">
          <table:table-cell table:style-name="Table1.A2" office:value-type="string">
            <text:p text:style-name="P17">255<text:span text:style-name="T134">9</text:span></text:p>
          </table:table-cell>
          <table:table-cell table:style-name="Table1.A2" office:value-type="string">
            <text:p text:style-name="P21">Q<text:span text:style-name="T267">ue (H Qui) la puisse si com il doit</text:span></text:p>
          </table:table-cell>
          <table:table-cell table:style-name="Table1.C115" office:value-type="string">
            <text:p text:style-name="P100"><text:span text:style-name="T182">W</text:span>] ---</text:p>
            <text:p text:style-name="P89">A<text:span text:style-name="T200">EK</text:span>] <text:span text:style-name="T175">Qui… <text:s/>B</text:span>] <text:span text:style-name="T184">Qui la conduit… <text:s/></text:span><text:span text:style-name="T16">D] </text:span><text:span text:style-name="T15">Qui laigue puise si com doit <text:s/></text:span><text:span text:style-name="T11">G</text:span><text:span text:style-name="T1">] </text:span><text:span text:style-name="T37">Qui la pase… <text:s/></text:span><text:span text:style-name="T8">H2</text:span><text:span text:style-name="T1">] </text:span><text:span text:style-name="T47">Qui la garde si… <text:s/></text:span><text:span text:style-name="T5">I</text:span><text:span text:style-name="T1">] </text:span><text:span text:style-name="T57">Qui la prise… <text:s/></text:span><text:span text:style-name="T73">T</text:span><text:span text:style-name="T1">] </text:span><text:span text:style-name="T81">Qui la poise...</text:span></text:p>
          </table:table-cell>
        </table:table-row>
        <table:table-row table:style-name="Table1.129">
          <table:table-cell table:style-name="Table1.A2" office:value-type="string">
            <text:p text:style-name="P17">25<text:span text:style-name="T134">60</text:span></text:p>
          </table:table-cell>
          <table:table-cell table:style-name="Table1.A2" office:value-type="string">
            <text:p text:style-name="P21">De l’ewe clere douce boit</text:p>
          </table:table-cell>
          <table:table-cell table:style-name="Table1.C115" office:value-type="string">
            <text:p text:style-name="P100"><text:span text:style-name="T182">W</text:span>] ---</text:p>
            <text:p text:style-name="P112">A<text:span text:style-name="T184">BDT</text:span>] ...<text:span text:style-name="T175">laigue douce clere (T et clere)… <text:s/>G</text:span>] ...<text:span text:style-name="T209">et douc boit <text:s/>H2</text:span>] <text:span text:style-name="T219">[…] cil de laigue douce… <text:s/></text:span><text:span text:style-name="T100">K] </text:span><text:span text:style-name="T103">De sane douce et clere boit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1</text:span></text:p>
          </table:table-cell>
          <table:table-cell table:style-name="Table1.A2" office:value-type="string">
            <text:p text:style-name="P25">Et que <text:span text:style-name="T135">(H qui)</text:span> la welt tant chasirer</text:p>
          </table:table-cell>
          <table:table-cell table:style-name="Table1.C115" office:value-type="string">
            <text:p text:style-name="P201"><text:span text:style-name="T258">A</text:span><text:span text:style-name="T259">DH2</text:span><text:span text:style-name="T258">] ...</text:span><text:span text:style-name="T260">qui...chaener (D chanceler, H2 chantirer) <text:s/>B</text:span><text:span text:style-name="T258">] ...</text:span><text:span text:style-name="T261">qui la welt de soi oster <text:s/>ELW</text:span><text:span text:style-name="T119">] ...</text:span><text:span text:style-name="T120">qui...demener </text:span><text:span text:style-name="T121">(L de mener)</text:span><text:span text:style-name="T120"> <text:s/></text:span><text:span text:style-name="T122">G</text:span><text:span text:style-name="T123">] ...</text:span><text:span text:style-name="T124">qui...chauauchier <text:s/></text:span><text:span text:style-name="T125">I</text:span><text:span text:style-name="T123">] ...</text:span><text:span text:style-name="T126">qui lauout tant encauchier <text:s/></text:span><text:span text:style-name="T127">T</text:span><text:span text:style-name="T123">] ...</text:span><text:span text:style-name="T128">qui la ueut tant chauoirier <text:s/></text:span><text:span text:style-name="T129">K] ...qui...</text:span><text:span text:style-name="T130">cancier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2</text:span></text:p>
          </table:table-cell>
          <table:table-cell table:style-name="Table1.A2" office:value-type="string">
            <text:p text:style-name="P26">Que il fascet l’ewe trobler</text:p>
          </table:table-cell>
          <table:table-cell table:style-name="Table1.C115" office:value-type="string">
            <text:p text:style-name="P69"><text:span text:style-name="T183">H2</text:span>] ---</text:p>
            <text:p text:style-name="P59"><text:soft-page-break/><text:span text:style-name="T179">B</text:span>] <text:span text:style-name="T184">Laigue douce face troubler <text:s/>G</text:span>] ...<text:span text:style-name="T209">torbler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3</text:span></text:p>
          </table:table-cell>
          <table:table-cell table:style-name="Table1.A2" office:value-type="string">
            <text:p text:style-name="P26">Puels ne la puet il douse boivre</text:p>
          </table:table-cell>
          <table:table-cell table:style-name="Table1.C115" office:value-type="string">
            <text:p text:style-name="P69"><text:span text:style-name="T183">H2</text:span>] ---</text:p>
            <text:p text:style-name="P78">A<text:span text:style-name="T227">I</text:span>] ...<text:span text:style-name="T175">puet douce (I doce)… <text:s/>B</text:span>] ...<text:span text:style-name="T184">puet il clere boiure <text:s/></text:span><text:span text:style-name="T61">L</text:span><text:span text:style-name="T1">] ...</text:span><text:span text:style-name="T62">puet el...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4</text:span></text:p>
          </table:table-cell>
          <table:table-cell table:style-name="Table1.A2" office:value-type="string">
            <text:p text:style-name="P26">Cil de fine amor se dessoivre</text:p>
          </table:table-cell>
          <table:table-cell table:style-name="Table1.C115" office:value-type="string">
            <text:p text:style-name="P69"><text:span text:style-name="T8">H2</text:span><text:span text:style-name="T1">] ---</text:span></text:p>
            <text:p text:style-name="P124"><text:span text:style-name="T1">D] </text:span><text:span text:style-name="T15">Sil… <text:s/></text:span><text:span text:style-name="T1">G</text:span><text:span text:style-name="T104">K</text:span><text:span text:style-name="T30">] </text:span><text:span text:style-name="T37">Ainz… <text:s/></text:span><text:span text:style-name="T61">L</text:span><text:span text:style-name="T94">W</text:span><text:span text:style-name="T30">] </text:span><text:span text:style-name="T62">Cil de cui amors </text:span><text:span text:style-name="T94">(W amour)</text:span><text:span text:style-name="T62"> se descuure </text:span><text:span text:style-name="T94">(W descire)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5</text:span></text:p>
          </table:table-cell>
          <table:table-cell table:style-name="Table1.A2" office:value-type="string">
            <text:p text:style-name="P26">Et la chausire quant il dist</text:p>
          </table:table-cell>
          <table:table-cell table:style-name="Table1.C115" office:value-type="string">
            <text:p text:style-name="P101">A] ...<text:span text:style-name="T175">la chauene… <text:s/>B</text:span>] ...<text:span text:style-name="T184">li chaitis quant il la dit <text:s/></text:span><text:span text:style-name="T16">D</text:span><text:span text:style-name="T48">H2</text:span><text:span text:style-name="T16">] </text:span><text:span text:style-name="T15">Ce </text:span><text:span text:style-name="T48">(H2 Se)</text:span><text:span text:style-name="T15"> est chanceler </text:span><text:span text:style-name="T48">(H2 chantirer)</text:span><text:span text:style-name="T15"> quant il dit <text:s/></text:span><text:span text:style-name="T4">E] </text:span><text:span text:style-name="T26">Et le.. <text:s/></text:span><text:span text:style-name="T11">G</text:span><text:span text:style-name="T104">K</text:span><text:span text:style-name="T1">] </text:span><text:span text:style-name="T37">En </text:span><text:span text:style-name="T104">(K A) </text:span><text:span text:style-name="T37">la charere </text:span><text:span text:style-name="T104">(K carere)</text:span><text:span text:style-name="T37"> quant lendit <text:s/></text:span><text:span text:style-name="T5">I</text:span><text:span text:style-name="T1">] ...</text:span><text:span text:style-name="T57">la cançera… <text:s/></text:span><text:span text:style-name="T61">L</text:span><text:span text:style-name="T1">] </text:span><text:span text:style-name="T63">Jl a mal mescle quant il dit <text:s/></text:span><text:span text:style-name="T73">T</text:span><text:span text:style-name="T1">] </text:span><text:span text:style-name="T82">Et la chauoire… <text:s/></text:span><text:span text:style-name="T7">W</text:span><text:span text:style-name="T1">] </text:span><text:span text:style-name="T94">Et tresmal parle quant il dit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6</text:span></text:p>
          </table:table-cell>
          <table:table-cell table:style-name="Table1.A2" office:value-type="string">
            <text:p text:style-name="P26">Folie dont atres se rit</text:p>
          </table:table-cell>
          <table:table-cell table:style-name="Table1.C115" office:value-type="string">
            <text:p text:style-name="P59"><text:span text:style-name="T179">B</text:span>] ...<text:span text:style-name="T184">et dont… <text:s/>E</text:span><text:span text:style-name="T4">] ...</text:span><text:span text:style-name="T26">rist <text:s/></text:span><text:span text:style-name="T11">G</text:span><text:span text:style-name="T57">I</text:span><text:span text:style-name="T104">K</text:span><text:span text:style-name="T63">L</text:span><text:span text:style-name="T82">T</text:span><text:span text:style-name="T1">] ...</text:span><text:span text:style-name="T37">sen rit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7</text:span></text:p>
          </table:table-cell>
          <table:table-cell table:style-name="Table1.A2" office:value-type="string">
            <text:p text:style-name="P26">Li ris s’en vet et cil remaint</text:p>
          </table:table-cell>
          <table:table-cell table:style-name="Table1.C115" office:value-type="string">
            <text:p text:style-name="P76"><text:span text:style-name="T179">B</text:span>] <text:span text:style-name="T184">Puis si sen ua… <text:s/></text:span><text:span text:style-name="T16">D</text:span><text:span text:style-name="T26">E</text:span><text:span text:style-name="T48">H2</text:span><text:span text:style-name="T16">] ...</text:span><text:span text:style-name="T15">sen ua </text:span><text:span text:style-name="T26">(E vait)</text:span><text:span text:style-name="T15"> et il… <text:s/></text:span><text:span text:style-name="T5">I</text:span><text:span text:style-name="T1">] </text:span><text:span text:style-name="T57">Jl ris senuait SPAZIO B remaint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8</text:span></text:p>
          </table:table-cell>
          <table:table-cell table:style-name="Table1.A2" office:value-type="string">
            <text:p text:style-name="P26">Se n’est pas tors se il s’an plaint</text:p>
          </table:table-cell>
          <table:table-cell table:style-name="Table1.C115" office:value-type="string">
            <text:p text:style-name="P113">A<text:span text:style-name="T200">EILT</text:span>] <text:span text:style-name="T175">Et nest pas tort (E tors, LT torz)…(L il se)... <text:s/>B</text:span>] <text:span text:style-name="T184">Or nest pas tors se il se plaint <text:s/></text:span><text:span text:style-name="T16">D] </text:span><text:span text:style-name="T15">Et na pas tort se il se… <text:s/></text:span><text:span text:style-name="T11">G</text:span><text:span text:style-name="T1">] </text:span><text:span text:style-name="T37">En est pas toz sols si senplaint <text:s/></text:span><text:span text:style-name="T7">W</text:span><text:span text:style-name="T1">] </text:span><text:span text:style-name="T95">Il nest pas tors… <text:s/></text:span><text:span text:style-name="T105">K] </text:span><text:span text:style-name="T104">E noiz puis toz sol si sen plaint</text:span></text:p>
          </table:table-cell>
        </table:table-row>
        <table:table-row table:style-name="Table1.129">
          <table:table-cell table:style-name="Table1.A2" office:value-type="string">
            <text:p text:style-name="P20">256<text:span text:style-name="T134">9</text:span></text:p>
          </table:table-cell>
          <table:table-cell table:style-name="Table1.A2" office:value-type="string">
            <text:p text:style-name="P26">A seu qu’il cudet prendre faut</text:p>
          </table:table-cell>
          <table:table-cell table:style-name="Table1.C115" office:value-type="string">
            <text:p text:style-name="P52">A<text:span text:style-name="T193">DH2ILW</text:span>] ...cuide…<text:span text:style-name="T227">(I prende)... <text:s/>E</text:span><text:span text:style-name="T4">] </text:span><text:span text:style-name="T26">Por ce...</text:span></text:p>
          </table:table-cell>
        </table:table-row>
        <table:table-row table:style-name="Table1.129">
          <table:table-cell table:style-name="Table1.A2" office:value-type="string">
            <text:p text:style-name="P20">25<text:span text:style-name="T134">70</text:span></text:p>
          </table:table-cell>
          <table:table-cell table:style-name="Table1.A2" office:value-type="string">
            <text:p text:style-name="P26">Que trop de parler soresaut</text:p>
          </table:table-cell>
          <table:table-cell table:style-name="Table1.C115" office:value-type="string">
            <text:p text:style-name="P103">A<text:span text:style-name="T193">DGIKT</text:span>] <text:span text:style-name="T175">Qui… <text:s/>B</text:span>] <text:span text:style-name="T184">Car trop parlers sore li saut <text:s/>E</text:span><text:span text:style-name="T4">] </text:span><text:span text:style-name="T159">Per</text:span><text:span text:style-name="T26"> son trop parler en sorsaut <text:s/></text:span><text:span text:style-name="T48">H2] ...faire saut</text:span><text:span text:style-name="T26"> <text:s text:c="2"/></text:span><text:span text:style-name="T7">W</text:span><text:span text:style-name="T1">] </text:span><text:span text:style-name="T95">Qui trop de part par desouz sault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1</text:span></text:p>
          </table:table-cell>
          <table:table-cell table:style-name="Table1.A2" office:value-type="string">
            <text:p text:style-name="P26">Pucele dist <text:span text:style-name="T135">li damoisiaus</text:span></text:p>
          </table:table-cell>
          <table:table-cell table:style-name="Table1.C115" office:value-type="string">
            <text:p text:style-name="P45"><text:span text:style-name="T179">B</text:span>] <text:span text:style-name="T184">Porce si vos di damoisiaus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2</text:span></text:p>
          </table:table-cell>
          <table:table-cell table:style-name="Table1.A2" office:value-type="string">
            <text:p text:style-name="P27">Soreparlers n’est mie biaus</text:p>
          </table:table-cell>
          <table:table-cell table:style-name="Table1.C115" office:value-type="string">
            <text:p text:style-name="P70"><text:span text:style-name="T179">B</text:span>] <text:span text:style-name="T184">Que trop parlers… <text:s/>EW</text:span><text:span text:style-name="T4">] </text:span><text:span text:style-name="T27">Le trop parler </text:span><text:span text:style-name="T95">(W parle)</text:span><text:span text:style-name="T27">… <text:s/></text:span><text:span text:style-name="T11">G</text:span><text:span text:style-name="T1">] </text:span><text:span text:style-name="T37">Sor parler… <text:s/></text:span><text:span text:style-name="T48">H2] Trop parler si nest… 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3</text:span></text:p>
          </table:table-cell>
          <table:table-cell table:style-name="Table1.A2" office:value-type="string">
            <text:p text:style-name="P27">Mai que (H qui) de bone amor est sires</text:p>
          </table:table-cell>
          <table:table-cell table:style-name="Table1.C115" office:value-type="string">
            <text:p text:style-name="P38">A<text:span text:style-name="T184">BDEGH2IKLTW</text:span>] ...<text:span text:style-name="T175">qui...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4</text:span></text:p>
          </table:table-cell>
          <table:table-cell table:style-name="Table1.A2" office:value-type="string">
            <text:p text:style-name="P27">Et ait iseu que il desire</text:p>
          </table:table-cell>
          <table:table-cell table:style-name="Table1.C115" office:value-type="string">
            <text:p text:style-name="P114">A<text:span text:style-name="T184">BDEGH2ILTW</text:span>] ...<text:span text:style-name="T227">(ILT a) ce quil (L que, W qui) uelt (B welt, D vuet, E veut, G uealt, H2 ueult, I uout, L uuelt, T ueut, W veult) et (I e) desire <text:s/></text:span><text:span text:style-name="T105">K] </text:span><text:span text:style-name="T106">Face quil ueut edesire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5</text:span></text:p>
          </table:table-cell>
          <table:table-cell table:style-name="Table1.A2" office:value-type="string">
            <text:p text:style-name="P27">De joie ne se puet tenir</text:p>
          </table:table-cell>
          <table:table-cell table:style-name="Table1.C115" office:value-type="string">
            <text:p text:style-name="P126"><text:span text:style-name="T1">D] ...ioer…</text:span><text:span text:style-name="T17"> <text:s/></text:span><text:span text:style-name="T7">W</text:span><text:span text:style-name="T30">] </text:span><text:span text:style-name="T95">En grant joie se peut...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6</text:span></text:p>
          </table:table-cell>
          <table:table-cell table:style-name="Table1.A2" office:value-type="string">
            <text:p text:style-name="P27">Mais il se puet assez covrir</text:p>
          </table:table-cell>
          <table:table-cell table:style-name="Table1.C115" office:value-type="string">
            <text:p text:style-name="P189">H2] ...tenir <text:s/><text:span text:style-name="T262">K] ...oir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7</text:span></text:p>
          </table:table-cell>
          <table:table-cell table:style-name="Table1.A2" office:value-type="string">
            <text:p text:style-name="P27">Amours ne vit d’atre conduit</text:p>
          </table:table-cell>
          <table:table-cell table:style-name="Table1.C115" office:value-type="string">
            <text:p text:style-name="P70">A] ...uoit…<text:span text:style-name="T175"> <text:s/></text:span><text:span text:style-name="T18">D] ...</text:span><text:span text:style-name="T17">ne uit pas dautre fruit <text:s/></text:span><text:span text:style-name="T11">G</text:span><text:span text:style-name="T106">K</text:span><text:span text:style-name="T82">T</text:span><text:span text:style-name="T1">] </text:span><text:span text:style-name="T37">...non </text:span><text:span text:style-name="T82">(</text:span><text:span text:style-name="T106">K nen, </text:span><text:span text:style-name="T82">T no)</text:span><text:span text:style-name="T37"> uit… <text:s/></text:span><text:span text:style-name="T48">H2] ...dautre deduit</text:span></text:p>
          </table:table-cell>
        </table:table-row>
        <table:table-row table:style-name="Table1.129">
          <table:table-cell table:style-name="Table1.A2" office:value-type="string">
            <text:p text:style-name="P20">257<text:span text:style-name="T134">8</text:span></text:p>
          </table:table-cell>
          <table:table-cell table:style-name="Table1.A2" office:value-type="string">
            <text:p text:style-name="P27">Mais que de joie et de desduit</text:p>
          </table:table-cell>
          <table:table-cell table:style-name="Table1.C115" office:value-type="string">
            <text:p text:style-name="P90">A<text:span text:style-name="T227">IK</text:span>] <text:span text:style-name="T175">Mais de ioie… <text:s/></text:span><text:span text:style-name="T61">L</text:span><text:span text:style-name="T1">] </text:span><text:span text:style-name="T63">Mais \che/ 2hd de ioie… <text:s/></text:span><text:span text:style-name="T175"><text:s/>BD</text:span>] <text:span text:style-name="T184">Ne mais (D mes) de… <text:s/>E</text:span><text:span text:style-name="T4">] </text:span><text:span text:style-name="T27">Fors que… <text:s/></text:span><text:span text:style-name="T11">G</text:span><text:span text:style-name="T1">] </text:span><text:span text:style-name="T37">Mais sol de ioie… <text:s/></text:span><text:span text:style-name="T48">H2] Ne mais de ioie et de fruit <text:s text:c="2"/></text:span><text:span text:style-name="T73">T</text:span><text:span text:style-name="T1">] </text:span><text:span text:style-name="T82">Mais de ioie et deduit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20">257<text:span text:style-name="T134">9</text:span></text:p>
          </table:table-cell>
          <table:table-cell table:style-name="Table1.A2" office:value-type="string">
            <text:p text:style-name="P27">Et si vos dirai bien por coi</text:p>
          </table:table-cell>
          <table:table-cell table:style-name="Table1.C115" office:value-type="string">
            <text:p text:style-name="P45"><text:span text:style-name="T179">B</text:span>] ---</text:p>
            <text:p text:style-name="P114"><text:span text:style-name="T105">K] </text:span><text:span text:style-name="T106">Si uos dirai ie...</text:span></text:p>
          </table:table-cell>
        </table:table-row>
        <table:table-row table:style-name="Table1.129">
          <table:table-cell table:style-name="Table1.A2" office:value-type="string">
            <text:p text:style-name="P20">25<text:span text:style-name="T134">80</text:span></text:p>
          </table:table-cell>
          <table:table-cell table:style-name="Table1.A2" office:value-type="string">
            <text:p text:style-name="P27">Selonc seu que j’en sai et voi</text:p>
          </table:table-cell>
          <table:table-cell table:style-name="Table1.C115" office:value-type="string">
            <text:p text:style-name="P45"><text:span text:style-name="T179">B</text:span>] ---</text:p>
            <text:p text:style-name="P114">A<text:span text:style-name="T209">G</text:span>] <text:span text:style-name="T175">Segont...sa (G sai)… <text:s/></text:span><text:span text:style-name="T48">H2] ...ie sai… <text:s/></text:span><text:span text:style-name="T5">I</text:span><text:span text:style-name="T63">L</text:span><text:span text:style-name="T82">T</text:span><text:span text:style-name="T1">] </text:span><text:span text:style-name="T57">Segont </text:span><text:span text:style-name="T63">(L Segon\d/ 2hd)</text:span><text:span text:style-name="T57">...ie </text:span><text:span text:style-name="T82">(T gen)</text:span><text:span text:style-name="T57"> sai… <text:s/></text:span><text:span text:style-name="T96">W] Ce gon se que...</text:span><text:span text:style-name="T57"> <text:s text:c="2"/></text:span><text:span text:style-name="T105">K] </text:span><text:span text:style-name="T106">Segond que ie sai euoi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1</text:span></text:p>
          </table:table-cell>
          <table:table-cell table:style-name="Table1.A2" office:value-type="string">
            <text:p text:style-name="P27">Damoisele dist Florimons</text:p>
          </table:table-cell>
          <table:table-cell table:style-name="Table1.C115" office:value-type="string">
            <text:p text:style-name="P59">A<text:span text:style-name="T209">G</text:span>] ...fet… <text:s text:c="3"/></text:p>
            <text:p text:style-name="P59"><text:span text:style-name="T209">E</text:span><text:span text:style-name="T4">] </text:span><text:span text:style-name="T27">...qui veut amer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2</text:span></text:p>
          </table:table-cell>
          <table:table-cell table:style-name="Table1.A2" office:value-type="string">
            <text:p text:style-name="P27">Quant joie d’amor est a (F et, H el) fons</text:p>
          </table:table-cell>
          <table:table-cell table:style-name="Table1.C115" office:value-type="string">
            <text:p text:style-name="P53">A<text:span text:style-name="T184">BGH2IKLT</text:span>] ...<text:span text:style-name="T175">al (BGIK au, H2 en) fons (GK font, LT fonz) <text:s/></text:span><text:span text:style-name="T18">D] ...</text:span><text:span text:style-name="T17">damos au font <text:s/></text:span></text:p>
            <text:p text:style-name="P53"><text:span text:style-name="T4">E] </text:span><text:span text:style-name="T27">Souuent a cuer dous et amer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3</text:span></text:p>
          </table:table-cell>
          <table:table-cell table:style-name="Table1.A2" office:value-type="string">
            <text:p text:style-name="P27">Del (H Don) cuer et assise et plantee</text:p>
          </table:table-cell>
          <table:table-cell table:style-name="Table1.C115" office:value-type="string">
            <text:p text:style-name="P197">K] ---</text:p>
            <text:p text:style-name="P70">A<text:span text:style-name="T194">DGILT</text:span>] ...<text:span text:style-name="T175">cuer assise (D essise, IT asise, L asisse)… <text:s/></text:span><text:span text:style-name="T48">H2] …cuer [et DAM] assise <text:s/></text:span><text:span text:style-name="T175">B</text:span>] ...<text:span text:style-name="T184">cuer assise et bien plantee <text:s/>W] De cuer assise est plentee </text:span></text:p>
            <text:p text:style-name="P53"><text:span text:style-name="T179">E</text:span><text:span text:style-name="T4">] </text:span><text:span text:style-name="T27">Dous quant li est el cuer plantee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4</text:span></text:p>
          </table:table-cell>
          <table:table-cell table:style-name="Table1.A2" office:value-type="string">
            <text:p text:style-name="P27">Tant crast a (H croist au) cuer qu’ele est ramee</text:p>
          </table:table-cell>
          <table:table-cell table:style-name="Table1.C115" office:value-type="string">
            <text:p text:style-name="P115">A<text:span text:style-name="T209">BDGH2ILTW</text:span>] ...<text:span text:style-name="T175">croit (BDGILW croist) el (BDW ou, H2 en, I il, T al) cors (T cuer, W corps) quil (BDH2TW quelle, GI quele) est… <text:s text:c="3"/></text:span><text:span text:style-name="T105">K] </text:span><text:span text:style-name="T107">Tant creist el cors qil est ramee</text:span></text:p>
            <text:p text:style-name="P53"><text:span text:style-name="T179">E</text:span><text:span text:style-name="T4">] </text:span><text:span text:style-name="T27">Et [...]nouuel enracinee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5</text:span></text:p>
          </table:table-cell>
          <table:table-cell table:style-name="Table1.A2" office:value-type="string">
            <text:p text:style-name="P28">Et li rain s’espandent per (H par<text:span text:style-name="T175">)</text:span> tot</text:p>
          </table:table-cell>
          <table:table-cell table:style-name="Table1.C115" office:value-type="string">
            <text:p text:style-name="P104">A] ...sespandet…<text:span text:style-name="T175"> <text:s/>B] ...</text:span><text:span text:style-name="T151">mlt</text:span><text:span text:style-name="T9"> tost <text:s/></text:span><text:span text:style-name="T4">E] </text:span><text:span text:style-name="T27">Et si rain descendent… <text:s/></text:span><text:span text:style-name="T11">G</text:span><text:span text:style-name="T107">K</text:span><text:span text:style-name="T1">] ...</text:span><text:span text:style-name="T37">espandent par… <text:s/></text:span><text:span text:style-name="T5">I</text:span><text:span text:style-name="T1">] ...</text:span><text:span text:style-name="T57">por tot <text:s/></text:span><text:span text:style-name="T16">W] ...</text:span><text:span text:style-name="T96">par tout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6</text:span></text:p>
          </table:table-cell>
          <table:table-cell table:style-name="Table1.A2" office:value-type="string">
            <text:p text:style-name="P28">Damoisele on n’en seit mout</text:p>
          </table:table-cell>
          <table:table-cell table:style-name="Table1.C115" office:value-type="string">
            <text:p text:style-name="P38">A<text:span text:style-name="T185">BDEGH2IKLTW</text:span>] ...<text:span text:style-name="T175">hon (BDH2T on, E len, GK hom, L om, W homs) ne (E le, DGH2IKW nen, T non) set (B sceit, DH2 set, GK sent, L seit, W scet) mot (</text:span><text:span text:style-name="T27">E </text:span><text:span text:style-name="T160">mlt</text:span><text:span text:style-name="T27">)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7</text:span></text:p>
          </table:table-cell>
          <table:table-cell table:style-name="Table1.A2" office:value-type="string">
            <text:p text:style-name="P28">Tant que li rains vient a la bouche</text:p>
          </table:table-cell>
          <table:table-cell table:style-name="Table1.C115" office:value-type="string">
            <text:p text:style-name="P132">B] ...rain sont...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8</text:span></text:p>
          </table:table-cell>
          <table:table-cell table:style-name="Table1.A2" office:value-type="string">
            <text:p text:style-name="P28">La flors del rain la langue touche</text:p>
          </table:table-cell>
          <table:table-cell table:style-name="Table1.C115" office:value-type="string">
            <text:p text:style-name="P104"><text:span text:style-name="T175">B] La flors destaint et laigue touche <text:s/></text:span><text:span text:style-name="T18">D</text:span><text:span text:style-name="T48">H2</text:span><text:span text:style-name="T18">] </text:span><text:span text:style-name="T17">Et la flour </text:span><text:span text:style-name="T48">(h2 fleurs)</text:span><text:span text:style-name="T17"> a la langue toche </text:span><text:span text:style-name="T48">(H2 touche)</text:span><text:span text:style-name="T17"> <text:s/></text:span><text:span text:style-name="T4">E] ...</text:span><text:span text:style-name="T27">la laine touche <text:s/></text:span><text:span text:style-name="T11">G</text:span><text:span text:style-name="T1">] </text:span><text:span text:style-name="T38">Li...dun...la legue… <text:s/></text:span><text:span text:style-name="T16">W] </text:span><text:span text:style-name="T96">La flour a quoy la...</text:span></text:p>
          </table:table-cell>
        </table:table-row>
        <table:table-row table:style-name="Table1.129">
          <table:table-cell table:style-name="Table1.A2" office:value-type="string">
            <text:p text:style-name="P20">258<text:span text:style-name="T134">9</text:span></text:p>
          </table:table-cell>
          <table:table-cell table:style-name="Table1.A2" office:value-type="string">
            <text:p text:style-name="P28">Cuidiés en vellant ou en songe</text:p>
          </table:table-cell>
          <table:table-cell table:style-name="Table1.C115" office:value-type="string">
            <text:p text:style-name="P154">G --</text:p>
            <text:p text:style-name="P104">A<text:span text:style-name="T194">DEH2IKLT</text:span>] ...<text:span text:style-name="T176">quen ueillans (DEH2L veillant, I uenglans, T vellant, K uelance)..(K oe segue) <text:s/>B] ...en dormant… <text:s/>W] ...que veillent...</text:span></text:p>
          </table:table-cell>
        </table:table-row>
        <table:table-row table:style-name="Table1.129">
          <table:table-cell table:style-name="Table1.A2" office:value-type="string">
            <text:p text:style-name="P20">25<text:span text:style-name="T134">90</text:span></text:p>
          </table:table-cell>
          <table:table-cell table:style-name="Table1.A2" office:value-type="string">
            <text:p text:style-name="P28">La flors en coi la langue plonge</text:p>
          </table:table-cell>
          <table:table-cell table:style-name="Table1.C115" office:value-type="string">
            <text:p text:style-name="P154">G ---</text:p>
            <text:p text:style-name="P104">A] ...<text:span text:style-name="T176">en qui… <text:s/>B] La flors et la langue ne poingne <text:s/></text:span><text:span text:style-name="T19">D] ...</text:span><text:span text:style-name="T17">que a la langue plonge <text:s/></text:span><text:span text:style-name="T4">E] ...</text:span><text:span text:style-name="T27">la laine plonge <text:s/></text:span><text:span text:style-name="T48">H2] ...a cui la langue touche <text:s/></text:span><text:span text:style-name="T5">I</text:span><text:span text:style-name="T107">K</text:span><text:span text:style-name="T1">] ...</text:span><text:span text:style-name="T57">en que… <text:s/></text:span><text:span text:style-name="T61">L</text:span><text:span text:style-name="T1">] </text:span><text:span text:style-name="T64">La flors del rain la langue toche <text:s/></text:span><text:span text:style-name="T73">T</text:span><text:span text:style-name="T1">] </text:span><text:span text:style-name="T83">La lengue qui al cuer li plonge <text:s/></text:span><text:span text:style-name="T16">W] ...</text:span><text:span text:style-name="T96">du rain la langue plonge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23">2591</text:p>
          </table:table-cell>
          <table:table-cell table:style-name="Table1.A2" office:value-type="string">
            <text:p text:style-name="P28">Sutilment ne li fasset (H face) dire</text:p>
          </table:table-cell>
          <table:table-cell table:style-name="Table1.C115" office:value-type="string">
            <text:p text:style-name="P139"><text:span text:style-name="T61">S</text:span><text:span text:style-name="T1">POST L vedi sotto</text:span></text:p>
            <text:p text:style-name="P91">A] <text:span text:style-name="T176">Se cil ment ne li face dire <text:s/>B] Et soustilment ne face dire <text:s/></text:span><text:span text:style-name="T19">D</text:span><text:span text:style-name="T27">E</text:span><text:span text:style-name="T38">G</text:span><text:span text:style-name="T48">H2</text:span><text:span text:style-name="T57">I</text:span><text:span text:style-name="T107">K</text:span><text:span text:style-name="T96">W</text:span><text:span text:style-name="T19">] ...face…</text:span><text:span text:style-name="T17"> <text:s/></text:span><text:span text:style-name="T73">T</text:span><text:span text:style-name="T1">] ...</text:span><text:span text:style-name="T83">no li face...</text:span></text:p>
          </table:table-cell>
        </table:table-row>
        <table:table-row table:style-name="Table1.129">
          <table:table-cell table:style-name="Table1.A2" office:value-type="string">
            <text:p text:style-name="P23">2592</text:p>
          </table:table-cell>
          <table:table-cell table:style-name="Table1.A2" office:value-type="string">
            <text:p text:style-name="P28">La joie dont li cuers est sires</text:p>
          </table:table-cell>
          <table:table-cell table:style-name="Table1.C115" office:value-type="string">
            <text:p text:style-name="P7"/>
          </table:table-cell>
        </table:table-row>
        <table:table-row table:style-name="Table1.129">
          <table:table-cell table:style-name="Table1.A2" office:value-type="string">
            <text:p text:style-name="P23">2593</text:p>
          </table:table-cell>
          <table:table-cell table:style-name="Table1.A2" office:value-type="string">
            <text:p text:style-name="P28">Quant on ne le dist en veue <text:span text:style-name="T137">(H---)</text:span></text:p>
          </table:table-cell>
          <table:table-cell table:style-name="Table1.C115" office:value-type="string">
            <text:p text:style-name="P104">A<text:span text:style-name="T232">ILT</text:span>] <text:span text:style-name="T176">Quant il (T on) ne (T no) le (I la) dit (L dist) a ueue <text:s/>BGK] …(K li)...aueue <text:s/>E</text:span><text:span text:style-name="T4">] ...</text:span><text:span text:style-name="T27">ne la dit ne veve <text:s/></text:span><text:span text:style-name="T16">W] </text:span><text:span text:style-name="T96">Quant ly ou moy le dit...</text:span></text:p>
          </table:table-cell>
        </table:table-row>
        <table:table-row table:style-name="Table1.129">
          <table:table-cell table:style-name="Table1.A2" office:value-type="string">
            <text:p text:style-name="P23">2594</text:p>
          </table:table-cell>
          <table:table-cell table:style-name="Table1.A2" office:value-type="string">
            <text:p text:style-name="P28">Est dons por ce l’amors perdue <text:span text:style-name="T137">(H---)</text:span></text:p>
          </table:table-cell>
          <table:table-cell table:style-name="Table1.C115" office:value-type="string">
            <text:p text:style-name="P104">A<text:span text:style-name="T220">H2L</text:span>] ...donc…<text:span text:style-name="T176"> <text:s/>B] ..por ce dont lamor… <text:s/></text:span><text:span text:style-name="T19">D] </text:span><text:span text:style-name="T17">Est por ice lamors perdue <text:s/></text:span><text:span text:style-name="T4">E] ...</text:span><text:span text:style-name="T27">dont...seve <text:s/></text:span><text:span text:style-name="T11">G</text:span><text:span text:style-name="T107">K</text:span><text:span text:style-name="T1">] ...</text:span><text:span text:style-name="T38">donc por ce amor </text:span><text:span text:style-name="T107">(K amors)</text:span><text:span text:style-name="T38">… <text:s/></text:span><text:span text:style-name="T5">I</text:span><text:span text:style-name="T1">] ...dunt…</text:span><text:span text:style-name="T58"> <text:s/></text:span><text:span text:style-name="T73">T</text:span><text:span text:style-name="T1">] </text:span><text:span text:style-name="T83">Est donc amors porc perdue <text:s/></text:span><text:span text:style-name="T16">W] </text:span><text:span text:style-name="T96">Et don pource...</text:span></text:p>
          </table:table-cell>
        </table:table-row>
        <table:table-row table:style-name="Table1.129">
          <table:table-cell table:style-name="Table1.A2" office:value-type="string">
            <text:p text:style-name="P23">2595</text:p>
          </table:table-cell>
          <table:table-cell table:style-name="Table1.A2" office:value-type="string">
            <text:p text:style-name="P28">Puels que nus hons nen apersoit <text:span text:style-name="T137">(H---)</text:span></text:p>
          </table:table-cell>
          <table:table-cell table:style-name="Table1.C115" office:value-type="string">
            <text:p text:style-name="P116">A<text:span text:style-name="T185">BEGH2K</text:span>] ...<text:span text:style-name="T176">ne lapercoit (GK nela perchoit, H2 ne la persoit) <text:s/></text:span><text:span text:style-name="T19">D] ...</text:span><text:span text:style-name="T17">ne sapercoit <text:s/></text:span><text:span text:style-name="T5">I</text:span><text:span text:style-name="T1">] ...non…</text:span><text:span text:style-name="T58"> </text:span></text:p>
            <text:p text:style-name="P116"><text:span text:style-name="T58"><text:s/></text:span><text:span text:style-name="T61">L</text:span><text:span text:style-name="T1">] ...ne…</text:span><text:span text:style-name="T64"> </text:span><text:span text:style-name="T16">W] ...</text:span><text:span text:style-name="T96">vns homs non...</text:span></text:p>
          </table:table-cell>
        </table:table-row>
        <table:table-row table:style-name="Table1.129">
          <table:table-cell table:style-name="Table1.A2" office:value-type="string">
            <text:p text:style-name="P23">2596</text:p>
          </table:table-cell>
          <table:table-cell table:style-name="Table1.A2" office:value-type="string">
            <text:p text:style-name="P28">La joie dont ses cuers s’esjoit <text:span text:style-name="T137">(H---)</text:span></text:p>
          </table:table-cell>
          <table:table-cell table:style-name="Table1.C115" office:value-type="string">
            <text:p text:style-name="P146"><text:span text:style-name="T175">BDT] ...dont li cuers… <text:s/>E</text:span><text:span text:style-name="T4">] ...</text:span><text:span text:style-name="T27">en quoi li cuers estoit <text:s/></text:span><text:span text:style-name="T48">H2] ...</text:span><text:span text:style-name="T49">dont li cuers cesioit <text:s/></text:span><text:span text:style-name="T61">L</text:span><text:span text:style-name="T96">W</text:span><text:span text:style-name="T30">] </text:span><text:span text:style-name="T64">La grant ioie </text:span><text:span text:style-name="T96">(W joie)</text:span><text:span text:style-name="T64"> dont ses cuers </text:span><text:span text:style-name="T96">(W son cuer)</text:span><text:span text:style-name="T64"> boit <text:s/></text:span><text:span text:style-name="T105">K] ...</text:span><text:span text:style-name="T108">seioit</text:span></text:p>
          </table:table-cell>
        </table:table-row>
        <table:table-row table:style-name="Table1.129">
          <table:table-cell table:style-name="Table1.A2" office:value-type="string">
            <text:p text:style-name="P23">2597</text:p>
          </table:table-cell>
          <table:table-cell table:style-name="Table1.A2" office:value-type="string">
            <text:p text:style-name="P28">Damoisiaus la pucele dist</text:p>
          </table:table-cell>
          <table:table-cell table:style-name="Table1.C115" office:value-type="string">
            <text:p text:style-name="P173"><text:span text:style-name="T180">I</text:span>] ...<text:span text:style-name="T232">a dit <text:s/>W] ...ala...</text:span></text:p>
          </table:table-cell>
        </table:table-row>
        <table:table-row table:style-name="Table1.129">
          <table:table-cell table:style-name="Table1.A2" office:value-type="string">
            <text:p text:style-name="P23">2598</text:p>
          </table:table-cell>
          <table:table-cell table:style-name="Table1.A2" office:value-type="string">
            <text:p text:style-name="P28">Mout avez d’amor en escrit</text:p>
          </table:table-cell>
          <table:table-cell table:style-name="Table1.C115" office:value-type="string">
            <text:p text:style-name="P79"><text:span text:style-name="T61">L</text:span><text:span text:style-name="T1">] ...</text:span><text:span text:style-name="T64">aues amor...</text:span></text:p>
          </table:table-cell>
        </table:table-row>
        <table:table-row table:style-name="Table1.129">
          <table:table-cell table:style-name="Table1.A2" office:value-type="string">
            <text:p text:style-name="P23">2599</text:p>
          </table:table-cell>
          <table:table-cell table:style-name="Table1.A2" office:value-type="string">
            <text:p text:style-name="P28">Assez en seit que <text:span text:style-name="T137">(H qui)</text:span> si respont</text:p>
          </table:table-cell>
          <table:table-cell table:style-name="Table1.C115" office:value-type="string">
            <text:p text:style-name="P79">A<text:span text:style-name="T201">EIT</text:span>] ...qui…<text:span text:style-name="T176"> <text:s/>B] ...sauez quescris despont <text:s/></text:span><text:span text:style-name="T19">D] ...quainsi…</text:span><text:span text:style-name="T17"> <text:s/></text:span><text:span text:style-name="T48">H2] ...</text:span><text:span text:style-name="T50">set qui ce… <text:s/></text:span><text:span text:style-name="T61">L</text:span><text:span text:style-name="T96">W</text:span><text:span text:style-name="T1">] ...</text:span><text:span text:style-name="T64">qui bien respont</text:span></text:p>
          </table:table-cell>
        </table:table-row>
        <table:table-row table:style-name="Table1.129">
          <table:table-cell table:style-name="Table1.A2" office:value-type="string">
            <text:p text:style-name="P23">2600</text:p>
          </table:table-cell>
          <table:table-cell table:style-name="Table1.A2" office:value-type="string">
            <text:p text:style-name="P28">Je sai mout bien qu’il ait el mont</text:p>
          </table:table-cell>
          <table:table-cell table:style-name="Table1.C115" office:value-type="string">
            <text:p text:style-name="P53">A<text:span text:style-name="T185">BDGH2IKLTW</text:span>] <text:span text:style-name="T176">Ge (BDGH2IKLTW Je) sai (W say) assez (H2 asses, I ases) quil (GKW qui) a (K ha, W est) el monde (BKW ou mont, GLT mont, H2 eu mont, I mond) E</text:span><text:span text:style-name="T4">] </text:span><text:span text:style-name="T27">Je sai bien que il na...</text:span></text:p>
          </table:table-cell>
        </table:table-row>
        <table:table-row table:style-name="Table1.129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8"/>
          </table:table-cell>
          <table:table-cell table:style-name="Table1.C115" office:value-type="string">
            <text:p text:style-name="P80"><text:span text:style-name="T61">L</text:span><text:span text:style-name="T1">] </text:span><text:span text:style-name="T65">Sutilment ne li face dire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1</text:span></text:p>
          </table:table-cell>
          <table:table-cell table:style-name="Table1.A2" office:value-type="string">
            <text:p text:style-name="P28">Choses c’on puet et fere et dire</text:p>
          </table:table-cell>
          <table:table-cell table:style-name="Table1.C115" office:value-type="string">
            <text:p text:style-name="P80">A<text:span text:style-name="T194">DGH2IKLTW</text:span>] ...<text:span text:style-name="T176">puet (I pot, W peut) faire (GK fere)… <text:s/>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2</text:span></text:p>
          </table:table-cell>
          <table:table-cell table:style-name="Table1.A2" office:value-type="string">
            <text:p text:style-name="P28">De coi bonne amor nen enpire</text:p>
          </table:table-cell>
          <table:table-cell table:style-name="Table1.C115" office:value-type="string">
            <text:p text:style-name="P53">A] <text:span text:style-name="T176">De quoi fui amor non… <text:s/>B] ...ne nest pire <text:s/></text:span><text:span text:style-name="T19">D</text:span><text:span text:style-name="T38">G</text:span><text:span text:style-name="T51">H2</text:span><text:span text:style-name="T58">I</text:span><text:span text:style-name="T109">K</text:span><text:span text:style-name="T65">L</text:span><text:span text:style-name="T83">T</text:span><text:span text:style-name="T96">W</text:span><text:span text:style-name="T19">] ...</text:span><text:span text:style-name="T17">fine </text:span><text:span text:style-name="T38">(G</text:span><text:span text:style-name="T58">I</text:span><text:span text:style-name="T109">K</text:span><text:span text:style-name="T65">L</text:span><text:span text:style-name="T83">T</text:span><text:span text:style-name="T38"> fin)</text:span><text:span text:style-name="T17"> amors </text:span><text:span text:style-name="T51">(H2 amours, </text:span><text:span text:style-name="T65">L amor, </text:span><text:span text:style-name="T83">T amurs, </text:span><text:span text:style-name="T96">W amour</text:span><text:span text:style-name="T51">)</text:span><text:span text:style-name="T17"> ne </text:span><text:span text:style-name="T38">(G</text:span><text:span text:style-name="T58">I</text:span><text:span text:style-name="T109">K</text:span><text:span text:style-name="T65">L</text:span><text:span text:style-name="T83">T</text:span><text:span text:style-name="T96">W</text:span><text:span text:style-name="T38"> non)</text:span><text:span text:style-name="T17"> enpire </text:span><text:span text:style-name="T38">(G</text:span><text:span text:style-name="T109">K</text:span><text:span text:style-name="T65">L</text:span><text:span text:style-name="T96">W</text:span><text:span text:style-name="T38"> empire, </text:span><text:span text:style-name="T51">H2 nenpire</text:span><text:span text:style-name="T38">)</text:span><text:span text:style-name="T17"> <text:s/></text:span><text:span text:style-name="T4">E] </text:span><text:span text:style-name="T160">Per</text:span><text:span text:style-name="T27"> quoi la fine amor empire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3</text:span></text:p>
          </table:table-cell>
          <table:table-cell table:style-name="Table1.A2" office:value-type="string">
            <text:p text:style-name="P28">Ensi com m’orrois jai parler</text:p>
          </table:table-cell>
          <table:table-cell table:style-name="Table1.C115" office:value-type="string">
            <text:p text:style-name="P54">A<text:span text:style-name="T210">GIKLW</text:span>] ...<text:span text:style-name="T176">com (I cum) uos (W vous) morroiz (G moireç, I morois, K moirez, LW morez) conter (I cunter) <text:s/>B] ...com moras deuiser <text:s/></text:span><text:span text:style-name="T19">D] ...</text:span><text:span text:style-name="T17">morroiz ia conter <text:s/></text:span><text:span text:style-name="T4">E</text:span><text:span text:style-name="T51">H2</text:span><text:span text:style-name="T4">] ...</text:span><text:span text:style-name="T28">ia morrez </text:span><text:span text:style-name="T51">(H2 morres)</text:span><text:span text:style-name="T28"> conter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4</text:span></text:p>
          </table:table-cell>
          <table:table-cell table:style-name="Table1.A2" office:value-type="string">
            <text:p text:style-name="P28">Cil qui loiament welt amer</text:p>
          </table:table-cell>
          <table:table-cell table:style-name="Table1.C115" office:value-type="string">
            <text:p text:style-name="P104"><text:span text:style-name="T175">B] Cis… <text:s/>E</text:span><text:span text:style-name="T4">] </text:span><text:span text:style-name="T28">Car… <text:s/></text:span><text:span text:style-name="T16">W] </text:span><text:span text:style-name="T96">...ayner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5</text:span></text:p>
          </table:table-cell>
          <table:table-cell table:style-name="Table1.A2" office:value-type="string">
            <text:p text:style-name="P28">Soit frans et dous davant la gent</text:p>
          </table:table-cell>
          <table:table-cell table:style-name="Table1.C115" office:value-type="string">
            <text:p text:style-name="P117">A] ...<text:span text:style-name="T176">francs hons humbles deuant… <text:s/>BEGILTW] Soit frans (GLW franc) humles (E humbles, G umel, I humer, L humilz, T humiz, W humis) deuant (GT dauant)… <text:s/></text:span><text:span text:style-name="T19">D</text:span><text:span text:style-name="T51">H2</text:span><text:span text:style-name="T19">] ...</text:span><text:span text:style-name="T17">a tote </text:span><text:span text:style-name="T51">(H2 toute)</text:span><text:span text:style-name="T17"> gent <text:s/></text:span><text:span text:style-name="T105">K] </text:span><text:soft-page-break/><text:span text:style-name="T109">Franc soit et humels deuant...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6</text:span></text:p>
          </table:table-cell>
          <table:table-cell table:style-name="Table1.A2" office:value-type="string">
            <text:p text:style-name="P28">Larges de bel acoentement</text:p>
          </table:table-cell>
          <table:table-cell table:style-name="Table1.C115" office:value-type="string">
            <text:p text:style-name="P117">A<text:span text:style-name="T211">GLT</text:span>] <text:span text:style-name="T176">Larges (LT Lars) et de… <text:s/>W] Lors est de… <text:s/></text:span><text:span text:style-name="T105">K] </text:span><text:span text:style-name="T109">E larges,,,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7</text:span></text:p>
          </table:table-cell>
          <table:table-cell table:style-name="Table1.A2" office:value-type="string">
            <text:p text:style-name="P28">Esjoir se puet de chanter</text:p>
          </table:table-cell>
          <table:table-cell table:style-name="Table1.C115" office:value-type="string">
            <text:p text:style-name="P138">B] ...donner <text:s/><text:span text:style-name="T61">L</text:span><text:span text:style-name="T30">] </text:span><text:span text:style-name="T65">Esoier… <text:s/></text:span><text:span text:style-name="T16">W] </text:span><text:span text:style-name="T96">Peut chanter et joye mener <text:s/></text:span><text:span text:style-name="T105">K] </text:span><text:span text:style-name="T109">Se lor \nen/ se puet de zanter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8</text:span></text:p>
          </table:table-cell>
          <table:table-cell table:style-name="Table1.A2" office:value-type="string">
            <text:p text:style-name="P28">Et de servir et de doner</text:p>
          </table:table-cell>
          <table:table-cell table:style-name="Table1.C115" office:value-type="string">
            <text:p text:style-name="P164"><text:span text:style-name="T175">B] ...et de chanter <text:s/>G</text:span>] <text:span text:style-name="T211">De seruir...</text:span></text:p>
          </table:table-cell>
        </table:table-row>
        <table:table-row table:style-name="Table1.129">
          <table:table-cell table:style-name="Table1.A2" office:value-type="string">
            <text:p text:style-name="P24">260<text:span text:style-name="T136">9</text:span></text:p>
          </table:table-cell>
          <table:table-cell table:style-name="Table1.A2" office:value-type="string">
            <text:p text:style-name="P28">Seu est la flors que del rain part</text:p>
          </table:table-cell>
          <table:table-cell table:style-name="Table1.C115" office:value-type="string">
            <text:p text:style-name="P104">A<text:span text:style-name="T186">BEH2T</text:span>] ...qui…<text:span text:style-name="T176"> <text:s/>G</text:span>] <text:span text:style-name="T211">Ce...que rain… <text:s/>W] ...qui du rain...</text:span></text:p>
          </table:table-cell>
        </table:table-row>
        <table:table-row table:style-name="Table1.129">
          <table:table-cell table:style-name="Table1.A2" office:value-type="string">
            <text:p text:style-name="P28">2610</text:p>
          </table:table-cell>
          <table:table-cell table:style-name="Table1.A2" office:value-type="string">
            <text:p text:style-name="P28">Et que de sorparler se garst</text:p>
          </table:table-cell>
          <table:table-cell table:style-name="Table1.C115" office:value-type="string">
            <text:p text:style-name="P117">A<text:span text:style-name="T194">DGILT</text:span>] <text:span text:style-name="T176">Et (I E) de soure (DGLT sore) parler… <text:s/>B] Et dou sor plus dire… <text:s/></text:span><text:span text:style-name="T48">H2] </text:span><text:span text:style-name="T51">Et de sorparler bien se gart <text:s/></text:span><text:span text:style-name="T16">W] </text:span><text:span text:style-name="T96">Et de mauuais parler… <text:s/></text:span><text:span text:style-name="T105">K] </text:span><text:span text:style-name="T109">Mais de soure parler se regart</text:span></text:p>
          </table:table-cell>
        </table:table-row>
        <table:table-row table:style-name="Table1.129">
          <table:table-cell table:style-name="Table1.A2" office:value-type="string">
            <text:p text:style-name="P28">2611</text:p>
          </table:table-cell>
          <table:table-cell table:style-name="Table1.A2" office:value-type="string">
            <text:p text:style-name="P28">Et que en tel guisse le fasce</text:p>
          </table:table-cell>
          <table:table-cell table:style-name="Table1.C115" office:value-type="string">
            <text:p text:style-name="P60">A] ...cel…<text:span text:style-name="T176"> <text:s/>B] ...quil… <text:s/>G</text:span>] ...<text:span text:style-name="T211">qui...</text:span></text:p>
          </table:table-cell>
        </table:table-row>
        <table:table-row table:style-name="Table1.129">
          <table:table-cell table:style-name="Table1.A2" office:value-type="string">
            <text:p text:style-name="P28">2612</text:p>
          </table:table-cell>
          <table:table-cell table:style-name="Table1.A2" office:value-type="string">
            <text:p text:style-name="P29">Que a fine amor ne desplasce</text:p>
          </table:table-cell>
          <table:table-cell table:style-name="Table1.C115" office:value-type="string">
            <text:p text:style-name="P117">A] ...non…<text:span text:style-name="T176"> <text:s/></text:span><text:span text:style-name="T105">K] </text:span><text:span text:style-name="T109">E que...</text:span></text:p>
          </table:table-cell>
        </table:table-row>
        <table:table-row table:style-name="Table1.129">
          <table:table-cell table:style-name="Table1.A2" office:value-type="string">
            <text:p text:style-name="P28">2613</text:p>
          </table:table-cell>
          <table:table-cell table:style-name="Table1.A2" office:value-type="string">
            <text:p text:style-name="P29">Il est une atre amor truande</text:p>
          </table:table-cell>
          <table:table-cell table:style-name="Table1.C115" office:value-type="string">
            <text:p text:style-name="P80"><text:span text:style-name="T61">L</text:span><text:span text:style-name="T97">W</text:span><text:span text:style-name="T1">] ...</text:span><text:span text:style-name="T65">est autre...</text:span></text:p>
          </table:table-cell>
        </table:table-row>
        <table:table-row table:style-name="Table1.129">
          <table:table-cell table:style-name="Table1.A2" office:value-type="string">
            <text:p text:style-name="P28">2614</text:p>
          </table:table-cell>
          <table:table-cell table:style-name="Table1.A2" office:value-type="string">
            <text:p text:style-name="P29">Qui ne vit pas de tel viande</text:p>
          </table:table-cell>
          <table:table-cell table:style-name="Table1.C115" office:value-type="string">
            <text:p text:style-name="P77"><text:span text:style-name="T191">G</text:span>] ...ni…<text:span text:style-name="T211"> <text:s/></text:span><text:span text:style-name="T48">H2] ...vient...cel…</text:span><text:span text:style-name="T51"> <text:s/></text:span><text:span text:style-name="T5">I</text:span><text:span text:style-name="T109">K</text:span><text:span text:style-name="T1">] </text:span><text:span text:style-name="T58">Que...</text:span></text:p>
          </table:table-cell>
        </table:table-row>
        <table:table-row table:style-name="Table1.129">
          <table:table-cell table:style-name="Table1.A2" office:value-type="string">
            <text:p text:style-name="P28">2615</text:p>
          </table:table-cell>
          <table:table-cell table:style-name="Table1.A2" office:value-type="string">
            <text:p text:style-name="P29">Mai ne tient riens de teile amor</text:p>
          </table:table-cell>
          <table:table-cell table:style-name="Table1.C115" office:value-type="string">
            <text:p text:style-name="P60">A<text:span text:style-name="T187">BEIKLTW</text:span>] <text:span text:style-name="T176">Mes (BEKTW Mais) rien (BT riens) non (BEIL ne, K ni, T no, W nen) taint (BE tient, K tant, W tent) a fin (BEW fine) amor (W amour) <text:s/></text:span><text:span text:style-name="T19">D</text:span><text:span text:style-name="T51">H2</text:span><text:span text:style-name="T19">] </text:span><text:span text:style-name="T17">Mais nou tieng </text:span><text:span text:style-name="T51">(H2 ne taing)</text:span><text:span text:style-name="T17"> pas a fine amor <text:s/></text:span><text:span text:style-name="T11">G</text:span><text:span text:style-name="T1">] </text:span><text:span text:style-name="T39">Meis ne taint afin amor</text:span></text:p>
          </table:table-cell>
        </table:table-row>
        <table:table-row table:style-name="Table1.129">
          <table:table-cell table:style-name="Table1.A2" office:value-type="string">
            <text:p text:style-name="P28">2616</text:p>
          </table:table-cell>
          <table:table-cell table:style-name="Table1.A2" office:value-type="string">
            <text:p text:style-name="P29">Cil qui de cele sont signor</text:p>
          </table:table-cell>
          <table:table-cell table:style-name="Table1.C115" office:value-type="string">
            <text:p text:style-name="P186">B] ...de celli… <text:s/>D] Quele fait doner son seignor E] Car de li ne font pas… <text:s/><text:span text:style-name="T220">H2] Cil qui fait donnor son segnor <text:s/>IL] ...sum (L son) signor (L seignor) <text:s/>T] ...deceillen son segnor <text:s/>K] Cil qu deceit(?) son seignor</text:span></text:p>
          </table:table-cell>
        </table:table-row>
        <table:table-row table:style-name="Table1.129">
          <table:table-cell table:style-name="Table1.A2" office:value-type="string">
            <text:p text:style-name="P28">2617</text:p>
          </table:table-cell>
          <table:table-cell table:style-name="Table1.A2" office:value-type="string">
            <text:p text:style-name="P29">Doient assez parler et dire</text:p>
          </table:table-cell>
          <table:table-cell table:style-name="Table1.C115" office:value-type="string">
            <text:p text:style-name="P117"><text:span text:style-name="T179">E</text:span><text:span text:style-name="T4">] </text:span><text:span text:style-name="T28">Jcel est amors dauoultire <text:s/></text:span><text:span text:style-name="T5">I</text:span><text:span text:style-name="T1">] </text:span><text:span text:style-name="T58">Dunt uient ases… <text:s/></text:span><text:span text:style-name="T105">K] </text:span><text:span text:style-name="T109">Souent assez...</text:span></text:p>
          </table:table-cell>
        </table:table-row>
        <table:table-row table:style-name="Table1.129">
          <table:table-cell table:style-name="Table1.A2" office:value-type="string">
            <text:p text:style-name="P28">2618</text:p>
          </table:table-cell>
          <table:table-cell table:style-name="Table1.A2" office:value-type="string">
            <text:p text:style-name="P29">Que (H Qui) miaus i done plus nest sires</text:p>
          </table:table-cell>
          <table:table-cell table:style-name="Table1.C115" office:value-type="string">
            <text:p text:style-name="P105">A<text:span text:style-name="T211">GIKLT</text:span>] <text:span text:style-name="T176">Qui mais...meulz (G mielz, I meus, K meauz, L miauz, T meuz) est (GKLT nest, I en est) sire <text:s/>BDEH2] Qui plus...plus (H2 et plus) est… <text:s/>W] Qui mieulx deuise plus est sire</text:span></text:p>
          </table:table-cell>
        </table:table-row>
        <table:table-row table:style-name="Table1.129">
          <table:table-cell table:style-name="Table1.A2" office:value-type="string">
            <text:p text:style-name="P28">2619</text:p>
          </table:table-cell>
          <table:table-cell table:style-name="Table1.A2" office:value-type="string">
            <text:p text:style-name="P29">Mai fine amor fet sens avoir</text:p>
          </table:table-cell>
          <table:table-cell table:style-name="Table1.C115" office:value-type="string">
            <text:p text:style-name="P54"><text:span text:style-name="T175">B] ...a son poir <text:s/>E</text:span><text:span text:style-name="T4">] ...</text:span><text:span text:style-name="T28">amor ou a sauoir</text:span></text:p>
          </table:table-cell>
        </table:table-row>
        <table:table-row table:style-name="Table1.129">
          <table:table-cell table:style-name="Table1.A2" office:value-type="string">
            <text:p text:style-name="P28">2620</text:p>
          </table:table-cell>
          <table:table-cell table:style-name="Table1.A2" office:value-type="string">
            <text:p text:style-name="P29">A son amin tot son voloir</text:p>
          </table:table-cell>
          <table:table-cell table:style-name="Table1.C115" office:value-type="string">
            <text:p text:style-name="P54"><text:span text:style-name="T175">B] A samie… <text:s/>E</text:span><text:span text:style-name="T4">] ...</text:span><text:span text:style-name="T28">fait son voloir</text:span></text:p>
          </table:table-cell>
        </table:table-row>
        <table:table-row table:style-name="Table1.129">
          <table:table-cell table:style-name="Table1.A2" office:value-type="string">
            <text:p text:style-name="P28">2621</text:p>
          </table:table-cell>
          <table:table-cell table:style-name="Table1.A2" office:value-type="string">
            <text:p text:style-name="P202">N’ait que fere de tel maisel</text:p>
          </table:table-cell>
          <table:table-cell table:style-name="Table1.C115" office:value-type="string">
            <text:p text:style-name="P188">H2] ---</text:p>
            <text:p text:style-name="P129">INV <text:span text:style-name="T11">D] </text:span><text:span text:style-name="T1">Ne set uendre char a coutel</text:span></text:p>
            <text:p text:style-name="P137">B] Jl na mestier… <text:s/><text:span text:style-name="T263">K</text:span><text:span text:style-name="T61">L</text:span><text:span text:style-name="T97">W</text:span><text:span text:style-name="T30">] </text:span><text:span text:style-name="T65">Ne que faire </text:span><text:span text:style-name="T109">(K fere)</text:span><text:span text:style-name="T65">...</text:span></text:p>
          </table:table-cell>
        </table:table-row>
        <table:table-row table:style-name="Table1.129">
          <table:table-cell table:style-name="Table1.A2" office:value-type="string">
            <text:p text:style-name="P28">2622</text:p>
          </table:table-cell>
          <table:table-cell table:style-name="Table1.A2" office:value-type="string">
            <text:p text:style-name="P29">Ne seit vandre char a coutel</text:p>
          </table:table-cell>
          <table:table-cell table:style-name="Table1.C115" office:value-type="string">
            <text:p text:style-name="P188">H2] ---</text:p>
            <text:p text:style-name="P129"><text:span text:style-name="T1">INV </text:span><text:span text:style-name="T11">D] </text:span><text:span text:style-name="T1">Si na cure de tel messel</text:span></text:p>
            <text:p text:style-name="P117"><text:soft-page-break/><text:span text:style-name="T4">E] </text:span><text:span text:style-name="T28">Ne sai… <text:s/></text:span><text:span text:style-name="T73">T</text:span><text:span text:style-name="T1">] </text:span><text:span text:style-name="T84">No sai… <text:s/></text:span><text:span text:style-name="T16">W] </text:span><text:span text:style-name="T97">Ne de vendre cher acudel </text:span></text:p>
          </table:table-cell>
        </table:table-row>
        <table:table-row table:style-name="Table1.129">
          <table:table-cell table:style-name="Table1.A2" office:value-type="string">
            <text:p text:style-name="P28">2623</text:p>
          </table:table-cell>
          <table:table-cell table:style-name="Table1.A2" office:value-type="string">
            <text:p text:style-name="P29">Florimons li a dit Voirs est</text:p>
          </table:table-cell>
          <table:table-cell table:style-name="Table1.C115" office:value-type="string">
            <text:p text:style-name="P54"><text:span text:style-name="T175">B] ...li dist que voirs est <text:s/>E</text:span><text:span text:style-name="T4">] ...</text:span><text:span text:style-name="T28">veritez est</text:span></text:p>
          </table:table-cell>
        </table:table-row>
        <table:table-row table:style-name="Table1.129">
          <table:table-cell table:style-name="Table1.A2" office:value-type="string">
            <text:p text:style-name="P28">2624</text:p>
          </table:table-cell>
          <table:table-cell table:style-name="Table1.A2" office:value-type="string">
            <text:p text:style-name="P29">Vez moi de vostre voloir prest</text:p>
          </table:table-cell>
          <table:table-cell table:style-name="Table1.C115" office:value-type="string">
            <text:p text:style-name="P117"><text:span text:style-name="T179">E</text:span><text:span text:style-name="T4">] ...</text:span><text:span text:style-name="T28">moi ci de voloir prist <text:s/></text:span><text:span text:style-name="T105">K] </text:span><text:span text:style-name="T109">Je sui deuestre...</text:span></text:p>
          </table:table-cell>
        </table:table-row>
        <table:table-row table:style-name="Table1.129">
          <table:table-cell table:style-name="Table1.A2" office:value-type="string">
            <text:p text:style-name="P28">2625</text:p>
          </table:table-cell>
          <table:table-cell table:style-name="Table1.A2" office:value-type="string">
            <text:p text:style-name="P29">Se vos perdoie per (H par) folie</text:p>
          </table:table-cell>
          <table:table-cell table:style-name="Table1.C115" office:value-type="string">
            <text:p text:style-name="P60"><text:span text:style-name="T175">B] Ne vous perdrai </text:span><text:span text:style-name="T150">per</text:span><text:span text:style-name="T175"> ma folie <text:s/>GIW</text:span>] ...<text:span text:style-name="T211">par...</text:span></text:p>
          </table:table-cell>
        </table:table-row>
        <table:table-row table:style-name="Table1.129">
          <table:table-cell table:style-name="Table1.A2" office:value-type="string">
            <text:p text:style-name="P28">2626</text:p>
          </table:table-cell>
          <table:table-cell table:style-name="Table1.A2" office:value-type="string">
            <text:p text:style-name="P29">Muelz vodroie perdre la vie</text:p>
          </table:table-cell>
          <table:table-cell table:style-name="Table1.C115" office:value-type="string">
            <text:p text:style-name="P8"/>
          </table:table-cell>
        </table:table-row>
        <table:table-row table:style-name="Table1.129">
          <table:table-cell table:style-name="Table1.A2" office:value-type="string">
            <text:p text:style-name="P28">2627</text:p>
          </table:table-cell>
          <table:table-cell table:style-name="Table1.A2" office:value-type="string">
            <text:p text:style-name="P29">La pucele vers lui se trait</text:p>
          </table:table-cell>
          <table:table-cell table:style-name="Table1.C115" office:value-type="string">
            <text:p text:style-name="P121">INV <text:span text:style-name="T139">AIKLW] </text:span>Floremons <text:span text:style-name="T232">(I Floriemons, K Floriemont, LW Florimont)</text:span> deuant lui <text:span text:style-name="T232">(IKL li, W ly)</text:span> sestait <text:span text:style-name="T236">(K sostent, L estait, W se taist)</text:span> <text:s/></text:p>
            <text:p text:style-name="P128">G] Floremont uers li setrait <text:s/></text:p>
          </table:table-cell>
        </table:table-row>
        <table:table-row table:style-name="Table1.129">
          <table:table-cell table:style-name="Table1.A2" office:value-type="string">
            <text:p text:style-name="P28">2628</text:p>
          </table:table-cell>
          <table:table-cell table:style-name="Table1.A2" office:value-type="string">
            <text:p text:style-name="P29">Florimons delez li s’estait</text:p>
          </table:table-cell>
          <table:table-cell table:style-name="Table1.C115" office:value-type="string">
            <text:p text:style-name="P179">INV <text:span text:style-name="T139">AIKLW] </text:span>La pucele <text:span text:style-name="T252">(K pulcelle, W pucelle) </text:span>uers <text:span text:style-name="T252">(K uer, W ver)</text:span> li <text:span text:style-name="T236">(KLW lui)</text:span> se trait <text:span text:style-name="T263">(K sestrent)</text:span> <text:s/><text:span text:style-name="T191">G] La pucelle deuant lui sestait</text:span></text:p>
            <text:p text:style-name="P184">BD<text:span text:style-name="T221">H2</text:span>] ...deuant li (D<text:span text:style-name="T221">H2</text:span> lui)… <text:s/>E] ...li fait bel atrait</text:p>
          </table:table-cell>
        </table:table-row>
        <table:table-row table:style-name="Table1.129">
          <table:table-cell table:style-name="Table1.A2" office:value-type="string">
            <text:p text:style-name="P28">2629</text:p>
          </table:table-cell>
          <table:table-cell table:style-name="Table1.A2" office:value-type="string">
            <text:p text:style-name="P29">Acolait lait (H la) et si la baisse</text:p>
          </table:table-cell>
          <table:table-cell table:style-name="Table1.C115" office:value-type="string">
            <text:p text:style-name="P39">A<text:span text:style-name="T188">BDEGH2IKLT</text:span>] <text:span text:style-name="T177">Acole (I Acolle) le (BDEH2W la, IKT lo) et...le (BEH2L la, K lo)...</text:span></text:p>
          </table:table-cell>
        </table:table-row>
        <table:table-row table:style-name="Table1.129">
          <table:table-cell table:style-name="Table1.A2" office:value-type="string">
            <text:p text:style-name="P28">2630</text:p>
          </table:table-cell>
          <table:table-cell table:style-name="Table1.A2" office:value-type="string">
            <text:p text:style-name="P29">De tot son voloir li fist aisse</text:p>
          </table:table-cell>
          <table:table-cell table:style-name="Table1.C115" office:value-type="string">
            <text:p text:style-name="P54">A] ...le…<text:span text:style-name="T177"> <text:s/>EW</text:span><text:span text:style-name="T4">] ...</text:span><text:span text:style-name="T28">li </text:span><text:span text:style-name="T97">(W ly)</text:span><text:span text:style-name="T28"> fait...</text:span></text:p>
          </table:table-cell>
        </table:table-row>
        <table:table-row table:style-name="Table1.129">
          <table:table-cell table:style-name="Table1.A2" office:value-type="string">
            <text:p text:style-name="P28">2631</text:p>
          </table:table-cell>
          <table:table-cell table:style-name="Table1.A2" office:value-type="string">
            <text:p text:style-name="P29">Quant ont (F l’ot) baissié et acolé</text:p>
          </table:table-cell>
          <table:table-cell table:style-name="Table1.C115" office:value-type="string">
            <text:p text:style-name="P92"><text:span text:style-name="T175">BH2] ...sont baisiet (H2 baisie)… <text:s/></text:span><text:span text:style-name="T18">D</text:span><text:span text:style-name="T65">L</text:span><text:span text:style-name="T97">W</text:span><text:span text:style-name="T18">] ...lot </text:span><text:span text:style-name="T97">(W lut)</text:span><text:span text:style-name="T18">…</text:span><text:span text:style-name="T17"> <text:s/></text:span><text:span text:style-name="T4">E] ...</text:span><text:span text:style-name="T28">baisie ont… <text:s/></text:span><text:span text:style-name="T73">T</text:span><text:span text:style-name="T1">] ...</text:span><text:span text:style-name="T84">lot acole et baisie</text:span></text:p>
          </table:table-cell>
        </table:table-row>
        <table:table-row table:style-name="Table1.129">
          <table:table-cell table:style-name="Table1.A2" office:value-type="string">
            <text:p text:style-name="P28">2632</text:p>
          </table:table-cell>
          <table:table-cell table:style-name="Table1.A2" office:value-type="string">
            <text:p text:style-name="P29">Et se sont un poc reposé</text:p>
          </table:table-cell>
          <table:table-cell table:style-name="Table1.C115" office:value-type="string">
            <text:p text:style-name="P92">A<text:span text:style-name="T211">GH2IK</text:span>] <text:span text:style-name="T177">Si… <text:s/>B] .J. petit se sont reposeit <text:s/></text:span><text:span text:style-name="T73">T</text:span><text:span text:style-name="T1">] ...</text:span><text:span text:style-name="T84">delitie</text:span></text:p>
          </table:table-cell>
        </table:table-row>
        <table:table-row table:style-name="Table1.129">
          <table:table-cell table:style-name="Table1.A2" office:value-type="string">
            <text:p text:style-name="P28">2633</text:p>
          </table:table-cell>
          <table:table-cell table:style-name="Table1.A2" office:value-type="string">
            <text:p text:style-name="P30">Florimons ce dist la pucele</text:p>
          </table:table-cell>
          <table:table-cell table:style-name="Table1.C115" office:value-type="string">
            <text:p text:style-name="P10"/>
          </table:table-cell>
        </table:table-row>
        <table:table-row table:style-name="Table1.129">
          <table:table-cell table:style-name="Table1.A2" office:value-type="string">
            <text:p text:style-name="P28">2634</text:p>
          </table:table-cell>
          <table:table-cell table:style-name="Table1.A2" office:value-type="string">
            <text:p text:style-name="P29">Que (H Qui) mout estoit cortoisse et bele</text:p>
          </table:table-cell>
          <table:table-cell table:style-name="Table1.C115" office:value-type="string">
            <text:p text:style-name="P46">A<text:span text:style-name="T195">DEGH2ITW</text:span>] <text:span text:style-name="T177">Qui… <text:s/>B] Qui...et sage et belle</text:span></text:p>
          </table:table-cell>
        </table:table-row>
        <table:table-row table:style-name="Table1.129">
          <table:table-cell table:style-name="Table1.A2" office:value-type="string">
            <text:p text:style-name="P28">2635</text:p>
          </table:table-cell>
          <table:table-cell table:style-name="Table1.A2" office:value-type="string">
            <text:p text:style-name="P29">Tu ais mon anel et l’espee</text:p>
          </table:table-cell>
          <table:table-cell table:style-name="Table1.C115" office:value-type="string">
            <text:p text:style-name="P136">B<text:span text:style-name="T232">IK</text:span>] ...mespee <text:span text:style-name="T232">(I mes spee, K ma spee)</text:span> <text:s/><text:span text:style-name="T48">H2] </text:span><text:span text:style-name="T51">...mespee CORR IN lespee</text:span></text:p>
          </table:table-cell>
        </table:table-row>
        <table:table-row table:style-name="Table1.129">
          <table:table-cell table:style-name="Table1.A2" office:value-type="string">
            <text:p text:style-name="P28">2636</text:p>
          </table:table-cell>
          <table:table-cell table:style-name="Table1.A2" office:value-type="string">
            <text:p text:style-name="P29">Que j’aportai d’Ile Selee</text:p>
          </table:table-cell>
          <table:table-cell table:style-name="Table1.C115" office:value-type="string">
            <text:p text:style-name="P80">A<text:span text:style-name="T263">K</text:span>] <text:span text:style-name="T177">Que ie portai… <text:s/>BDLW] Quaportai (D Quaporta, L Que aportai)… <text:s/></text:span><text:span text:style-name="T5">I</text:span><text:span text:style-name="T1">] </text:span><text:span text:style-name="T58">Que ie...de lisle… </text:span></text:p>
          </table:table-cell>
        </table:table-row>
        <table:table-row table:style-name="Table1.129">
          <table:table-cell table:style-name="Table1.A2" office:value-type="string">
            <text:p text:style-name="P28">2637</text:p>
          </table:table-cell>
          <table:table-cell table:style-name="Table1.A2" office:value-type="string">
            <text:p text:style-name="P29">Garde l’anel tel ne millor</text:p>
          </table:table-cell>
          <table:table-cell table:style-name="Table1.C115" office:value-type="string">
            <text:p text:style-name="P39">A<text:span text:style-name="T188">BDEGH2IKLTW</text:span>] <text:span text:style-name="T212">(G Garda)</text:span>...<text:span text:style-name="T177">de (E et) sa ualor (BH2 valour, W ualour)</text:span></text:p>
          </table:table-cell>
        </table:table-row>
        <table:table-row table:style-name="Table1.129">
          <table:table-cell table:style-name="Table1.A2" office:value-type="string">
            <text:p text:style-name="P28">2638</text:p>
          </table:table-cell>
          <table:table-cell table:style-name="Table1.A2" office:value-type="string">
            <text:p text:style-name="P31">Ne troverais (H troveras) de sa valour</text:p>
          </table:table-cell>
          <table:table-cell table:style-name="Table1.C115" office:value-type="string">
            <text:p text:style-name="P39">A<text:span text:style-name="T188">BDEGH2IKLTW]</text:span> <text:span text:style-name="T263">(K Nen)</text:span>...<text:span text:style-name="T177">troueras (E trouueras, H2 trouuerras) tel (B teil) ne (T ni) meillor (B millour, D moillor, G meilor, H2W meillour, I melior, T mellor)</text:span></text:p>
          </table:table-cell>
        </table:table-row>
        <table:table-row table:style-name="Table1.129">
          <table:table-cell table:style-name="Table1.A2" office:value-type="string">
            <text:p text:style-name="P28">2639</text:p>
          </table:table-cell>
          <table:table-cell table:style-name="Table1.A2" office:value-type="string">
            <text:p text:style-name="P31">Mentres que (H En tant com) tu l’anel avrais (H avras)</text:p>
          </table:table-cell>
          <table:table-cell table:style-name="Table1.C115" office:value-type="string">
            <text:p text:style-name="P105">A<text:span text:style-name="T236">GKLT</text:span>] ...<text:span text:style-name="T236">(G que lanel) auras <text:s/>B] Tant com lanel sor toi aueras <text:s/></text:span><text:span text:style-name="T20">D] </text:span><text:span text:style-name="T21">Et tant com tu lanel auras <text:s/></text:span><text:span text:style-name="T4">E] </text:span><text:span text:style-name="T29">Entrues...auras <text:s/></text:span><text:span text:style-name="T48">H2] </text:span><text:span text:style-name="T51">Atant com tu lannel auras <text:s/></text:span><text:span text:style-name="T5">I</text:span><text:span text:style-name="T1">] ...</text:span><text:span text:style-name="T58">portras <text:s/></text:span><text:span text:style-name="T16">W] </text:span><text:span text:style-name="T97">Tandis que tu...auras</text:span></text:p>
          </table:table-cell>
        </table:table-row>
        <table:table-row table:style-name="Table1.129">
          <table:table-cell table:style-name="Table1.A2" office:value-type="string">
            <text:p text:style-name="P31">2640</text:p>
          </table:table-cell>
          <table:table-cell table:style-name="Table1.A2" office:value-type="string">
            <text:p text:style-name="P31">A home ne demanderas</text:p>
          </table:table-cell>
          <table:table-cell table:style-name="Table1.C115" office:value-type="string">
            <text:p text:style-name="P9"/>
          </table:table-cell>
        </table:table-row>
        <text:soft-page-break/>
        <table:table-row table:style-name="Table1.129">
          <table:table-cell table:style-name="Table1.A2" office:value-type="string">
            <text:p text:style-name="P31">2641</text:p>
          </table:table-cell>
          <table:table-cell table:style-name="Table1.A2" office:value-type="string">
            <text:p text:style-name="P31">Riens ne fasset le tien voloir</text:p>
          </table:table-cell>
          <table:table-cell table:style-name="Table1.C115" office:value-type="string">
            <text:p text:style-name="P46">A<text:span text:style-name="T233">ILT</text:span>] <text:span text:style-name="T177">Bien (IL Rien, T Riens) que ne (T no) face (I faice) ton (I tum)… <text:s/>BDEGH2KW] ...quil (DW qui, EGH2 que) ne (K nen) face ton...</text:span></text:p>
          </table:table-cell>
        </table:table-row>
        <table:table-row table:style-name="Table1.129">
          <table:table-cell table:style-name="Table1.A2" office:value-type="string">
            <text:p text:style-name="P31">2642</text:p>
          </table:table-cell>
          <table:table-cell table:style-name="Table1.A2" office:value-type="string">
            <text:p text:style-name="P31">De seu qu’il avrait le pooir</text:p>
          </table:table-cell>
          <table:table-cell table:style-name="Table1.C115" office:value-type="string">
            <text:p text:style-name="P117">A<text:span text:style-name="T188">BDEGH2ILT</text:span>] ...<text:span text:style-name="T177">aura (B auera) poeir (BDI pooir, E de pooir, GL apooir, H2 pouoir, T apuoir) <text:s/>W] ...qui laura le pouoir <text:s/></text:span><text:span text:style-name="T105">K] ...</text:span><text:span text:style-name="T109">aura en pooir</text:span></text:p>
          </table:table-cell>
        </table:table-row>
        <table:table-row table:style-name="Table1.129">
          <table:table-cell table:style-name="Table1.A2" office:value-type="string">
            <text:p text:style-name="P31">2643</text:p>
          </table:table-cell>
          <table:table-cell table:style-name="Table1.A2" office:value-type="string">
            <text:p text:style-name="P31">L’espee garde asiment</text:p>
          </table:table-cell>
          <table:table-cell table:style-name="Table1.C115" office:value-type="string">
            <text:p text:style-name="P133">BE<text:span text:style-name="T221">H2</text:span>] Et lespee...</text:p>
          </table:table-cell>
        </table:table-row>
        <table:table-row table:style-name="Table1.129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C115" office:value-type="string">
            <text:p text:style-name="P46">A] <text:span text:style-name="T177">Ge te di bien et ueraiement <text:s/>BDEGH2IKLW] Je le te (DEH2LW Je te, GI Ge tel, K Je tel) di (W dy) bien (I biez) vraiement (DEGIK ueraiement, L ueraiment, W certainement)</text:span></text:p>
          </table:table-cell>
        </table:table-row>
        <table:table-row table:style-name="Table1.129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C115" office:value-type="string">
            <text:p text:style-name="P117">A<text:span text:style-name="T188">BDGH2I</text:span>] <text:span text:style-name="T177">Si (BEH2I Se, G Qui) las (G la) en chanp (BH2 champ, I canp) non eres (BEH2 nieres, G ne ert, I eris) uencuz (BE uaincus, G uenchuz, H2 vaincus, I uencus) <text:s/></text:span><text:span text:style-name="T20">D] </text:span><text:span text:style-name="T22">Ja en chanp ne seras uoincuz <text:s/></text:span><text:span text:style-name="T61">L</text:span><text:span text:style-name="T1">] </text:span><text:span text:style-name="T65">Que ia en chanp ianier uencuz <text:s/></text:span><text:span text:style-name="T16">W] </text:span><text:span text:style-name="T98">Qui la enchamp ja nest vencu <text:s/></text:span><text:span text:style-name="T105">K] </text:span><text:span text:style-name="T109">Que ia en camp nen ert uencuz</text:span></text:p>
          </table:table-cell>
        </table:table-row>
        <table:table-row table:style-name="Table1.129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C115" office:value-type="string">
            <text:p text:style-name="P71">A<text:span text:style-name="T188">BDEGILW</text:span>] <text:span text:style-name="T177">Ne morz (BI mors, GW mort) ne pris ne retenuz (BEI retenus, E retenu) <text:s/></text:span><text:span text:style-name="T48">H2</text:span><text:span text:style-name="T109">K</text:span><text:span text:style-name="T48">] </text:span><text:span text:style-name="T51">Ne </text:span><text:span text:style-name="T109">(K Ni)</text:span><text:span text:style-name="T51"> prins </text:span><text:span text:style-name="T109">(K pris)</text:span><text:span text:style-name="T51"> ne </text:span><text:span text:style-name="T109">(K ni)</text:span><text:span text:style-name="T51"> mors </text:span><text:span text:style-name="T109">(K mort)</text:span><text:span text:style-name="T51"> ne </text:span><text:span text:style-name="T109">(K ni)</text:span><text:span text:style-name="T51"> retenus </text:span><text:span text:style-name="T109">(K retenuz)</text:span><text:span text:style-name="T51"> <text:s/></text:span><text:span text:style-name="T118">manca T!!!!</text:span></text:p>
          </table:table-cell>
        </table:table-row>
        <table:table-row table:style-name="Table1.129">
          <table:table-cell table:style-name="Table1.A2" office:value-type="string">
            <text:p text:style-name="P31">2644</text:p>
          </table:table-cell>
          <table:table-cell table:style-name="Table1.A2" office:value-type="string">
            <text:p text:style-name="P31">Mai le fuere ferais (H feras) senglant</text:p>
          </table:table-cell>
          <table:table-cell table:style-name="Table1.C115" office:value-type="string">
            <text:p text:style-name="P106">A] ...<text:span text:style-name="T177">sera sanglent <text:s/>BDEH2IK] ...feras… <text:s/>GT</text:span>] ...<text:span text:style-name="T212">foure (T fore) feras… <text:s/></text:span><text:span text:style-name="T61">L</text:span><text:span text:style-name="T1">] </text:span><text:span text:style-name="T65">Mes la fuerre feras… <text:s/></text:span><text:span text:style-name="T16">W] ...</text:span><text:span text:style-name="T98">feurre melle ensang</text:span></text:p>
          </table:table-cell>
        </table:table-row>
        <table:table-row table:style-name="Table1.129">
          <table:table-cell table:style-name="Table1.A2" office:value-type="string">
            <text:p text:style-name="P31">2645</text:p>
          </table:table-cell>
          <table:table-cell table:style-name="Table1.A2" office:value-type="string">
            <text:p text:style-name="P31">Por persevance de la gent</text:p>
          </table:table-cell>
          <table:table-cell table:style-name="Table1.C115" office:value-type="string">
            <text:p text:style-name="P92"><text:span text:style-name="T73">T</text:span><text:span text:style-name="T1">] ---</text:span></text:p>
            <text:p text:style-name="P71"><text:span text:style-name="T179">E</text:span><text:span text:style-name="T4">] </text:span><text:span text:style-name="T161">Per</text:span><text:span text:style-name="T29"> desconnoissance de gent <text:s/></text:span><text:span text:style-name="T48">H2</text:span><text:span text:style-name="T65">L</text:span><text:span text:style-name="T48">] </text:span><text:span text:style-name="T65">(L </text:span><text:span text:style-name="T167">Per</text:span><text:span text:style-name="T65">)</text:span><text:span text:style-name="T48">...</text:span><text:span text:style-name="T51">deceuance...</text:span></text:p>
          </table:table-cell>
        </table:table-row>
        <table:table-row table:style-name="Table1.129">
          <table:table-cell table:style-name="Table1.A2" office:value-type="string">
            <text:p text:style-name="P31">2646</text:p>
          </table:table-cell>
          <table:table-cell table:style-name="Table1.A2" office:value-type="string">
            <text:p text:style-name="P31">Faire l’estuet seleement</text:p>
          </table:table-cell>
          <table:table-cell table:style-name="Table1.C115" office:value-type="string">
            <text:p text:style-name="P39">A<text:span text:style-name="T188">BEGH2IKLTW</text:span>] ---</text:p>
          </table:table-cell>
        </table:table-row>
        <table:table-row table:style-name="Table1.129">
          <table:table-cell table:style-name="Table1.A2" office:value-type="string">
            <text:p text:style-name="P31">2647</text:p>
          </table:table-cell>
          <table:table-cell table:style-name="Table1.A2" office:value-type="string">
            <text:p text:style-name="P31">C’il te demandent de l’espee</text:p>
          </table:table-cell>
          <table:table-cell table:style-name="Table1.C115" office:value-type="string">
            <text:p text:style-name="P81">A<text:span text:style-name="T196">DGH2IKLW</text:span>] <text:span text:style-name="T177">Se (W Ce) il demandent (W demendent)… <text:s/>BT] Son (T Si on) te demande… <text:s/>E</text:span><text:span text:style-name="T4">] </text:span><text:span text:style-name="T29">Son vous demande… </text:span></text:p>
          </table:table-cell>
        </table:table-row>
        <table:table-row table:style-name="Table1.129">
          <table:table-cell table:style-name="Table1.A2" office:value-type="string">
            <text:p text:style-name="P31">2648</text:p>
          </table:table-cell>
          <table:table-cell table:style-name="Table1.A2" office:value-type="string">
            <text:p text:style-name="P31">Dirais (H Diras) qu’el mostre l’ais (H las) trovee</text:p>
          </table:table-cell>
          <table:table-cell table:style-name="Table1.C115" office:value-type="string">
            <text:p text:style-name="P106">A<text:span text:style-name="T202">EH2IKL</text:span>] <text:span text:style-name="T177">Dites (L Di) que el (EI quel, H2 quen, K il) mostre (E moustre, H2 montre) fu trouee (E trouuee) <text:s/>B] Diras ou moustres las… <text:s/></text:span><text:span text:style-name="T20">D] </text:span><text:span text:style-name="T22">Dites ou mostre fu… <text:s/></text:span><text:span text:style-name="T11">G</text:span><text:span text:style-name="T84">T</text:span><text:span text:style-name="T1">] </text:span><text:span text:style-name="T40">Diras...fu trouee <text:s/></text:span><text:span text:style-name="T16">W] </text:span><text:span text:style-name="T98">Dit que ou moustre las trouee</text:span></text:p>
          </table:table-cell>
        </table:table-row>
        <table:table-row table:style-name="Table1.129">
          <table:table-cell table:style-name="Table1.A2" office:value-type="string">
            <text:p text:style-name="P31">2649</text:p>
          </table:table-cell>
          <table:table-cell table:style-name="Table1.A2" office:value-type="string">
            <text:p text:style-name="P31">Bien doit on mentir por s’amie</text:p>
          </table:table-cell>
          <table:table-cell table:style-name="Table1.C115" office:value-type="string">
            <text:p text:style-name="P6"/>
          </table:table-cell>
        </table:table-row>
        <table:table-row table:style-name="Table1.129">
          <table:table-cell table:style-name="Table1.A2" office:value-type="string">
            <text:p text:style-name="P31">2650</text:p>
          </table:table-cell>
          <table:table-cell table:style-name="Table1.A2" office:value-type="string">
            <text:p text:style-name="P31">Quant amors ne le deffent (H desfent) mie</text:p>
          </table:table-cell>
          <table:table-cell table:style-name="Table1.C115" office:value-type="string">
            <text:p text:style-name="P117">A<text:span text:style-name="T234">ILT</text:span>] <text:span text:style-name="T177">Que...non o deffent (IT defent, L deffant) mie <text:s/>BEH2W] Car… <text:s/></text:span><text:span text:style-name="T20">D] </text:span><text:span text:style-name="T22">Que… <text:s/></text:span><text:span text:style-name="T105">K] </text:span><text:span text:style-name="T109">Quamors...</text:span></text:p>
            <text:p text:style-name="P61"><text:span text:style-name="T11">G</text:span><text:span text:style-name="T22">] </text:span><text:span text:style-name="T40">Ce est henor et cortoisie</text:span></text:p>
          </table:table-cell>
        </table:table-row>
        <table:table-row table:style-name="Table1.129">
          <table:table-cell table:style-name="Table1.A2" office:value-type="string">
            <text:p text:style-name="P31">2651</text:p>
          </table:table-cell>
          <table:table-cell table:style-name="Table1.A2" office:value-type="string">
            <text:p text:style-name="P31">Et l’amie bien por l’amin</text:p>
          </table:table-cell>
          <table:table-cell table:style-name="Table1.C115" office:value-type="string">
            <text:p text:style-name="P188">H2] ---</text:p>
            <text:p text:style-name="P117">A<text:span text:style-name="T202">EG</text:span>] <text:span text:style-name="T177">Et lamie por son ami (G por la mi) <text:s text:c="2"/>B] Et li amie autressi <text:s/></text:span><text:span text:style-name="T61">L</text:span><text:span text:style-name="T1">] </text:span><text:span text:style-name="T66">Et li amie </text:span><text:span text:style-name="T168">per</text:span><text:span text:style-name="T66"> lami <text:s/></text:span><text:span text:style-name="T16">W] </text:span><text:span text:style-name="T98">Et layme pour son amy <text:s/></text:span><text:span text:style-name="T105">K] </text:span><text:span text:style-name="T109">E lamie por lami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31">2652</text:p>
          </table:table-cell>
          <table:table-cell table:style-name="Table1.A2" office:value-type="string">
            <text:p text:style-name="P31">Redoit mentir tot atresi</text:p>
          </table:table-cell>
          <table:table-cell table:style-name="Table1.C115" office:value-type="string">
            <text:p text:style-name="P188">H2] ---</text:p>
            <text:p text:style-name="P47">A<text:span text:style-name="T202">EGIKLTW</text:span>] <text:span text:style-name="T263">(K Qe)</text:span>...<text:span text:style-name="T177">bien (I biez) mentir autresi (K ausi, L autressi) <text:s/>B] Doit bien mentir por son ami</text:span></text:p>
          </table:table-cell>
        </table:table-row>
        <table:table-row table:style-name="Table1.129">
          <table:table-cell table:style-name="Table1.A2" office:value-type="string">
            <text:p text:style-name="P31">2653</text:p>
          </table:table-cell>
          <table:table-cell table:style-name="Table1.A2" office:value-type="string">
            <text:p text:style-name="P31">Amins tu ais boen garnement</text:p>
          </table:table-cell>
          <table:table-cell table:style-name="Table1.C115" office:value-type="string">
            <text:p text:style-name="P11"/>
          </table:table-cell>
        </table:table-row>
        <table:table-row table:style-name="Table1.129">
          <table:table-cell table:style-name="Table1.A2" office:value-type="string">
            <text:p text:style-name="P31">2654</text:p>
          </table:table-cell>
          <table:table-cell table:style-name="Table1.A2" office:value-type="string">
            <text:p text:style-name="P31">L’anel l’espee l’oignement</text:p>
          </table:table-cell>
          <table:table-cell table:style-name="Table1.C115" office:value-type="string">
            <text:p text:style-name="P39">A<text:span text:style-name="T189">BH2K</text:span>] ...<text:span text:style-name="T177">et loignement (BH2 loingnement, K longemont)</text:span></text:p>
          </table:table-cell>
        </table:table-row>
        <table:table-row table:style-name="Table1.129">
          <table:table-cell table:style-name="Table1.A2" office:value-type="string">
            <text:p text:style-name="P31">2655</text:p>
          </table:table-cell>
          <table:table-cell table:style-name="Table1.A2" office:value-type="string">
            <text:p text:style-name="P31">Tout seu est boin a chevelier</text:p>
          </table:table-cell>
          <table:table-cell table:style-name="Table1.C115" office:value-type="string">
            <text:p text:style-name="P118"><text:span text:style-name="T61">L</text:span><text:span text:style-name="T1">] ...</text:span><text:span text:style-name="T66">bon el… </text:span><text:span text:style-name="T105">K] </text:span><text:span text:style-name="T110">...buen au...</text:span></text:p>
          </table:table-cell>
        </table:table-row>
        <table:table-row table:style-name="Table1.129">
          <table:table-cell table:style-name="Table1.A2" office:value-type="string">
            <text:p text:style-name="P31">2656</text:p>
          </table:table-cell>
          <table:table-cell table:style-name="Table1.A2" office:value-type="string">
            <text:p text:style-name="P31">Si croi qu’il vos avrait mestier</text:p>
          </table:table-cell>
          <table:table-cell table:style-name="Table1.C115" office:value-type="string">
            <text:p text:style-name="P188">H2] ---</text:p>
            <text:p text:style-name="P49">A<text:span text:style-name="T213">GIKLW</text:span>] <text:span text:style-name="T177">Et (K E) ie (I ge, W je) croi (W croy) quil (W qui) taura…(K ancor mester) <text:s/>B] Bien croi quil taueront… <text:s/></text:span><text:span text:style-name="T20">D</text:span><text:span text:style-name="T29">E</text:span><text:span text:style-name="T85">T</text:span><text:span text:style-name="T20">] </text:span><text:span text:style-name="T23">Je croi quil uos </text:span><text:span text:style-name="T29">(E vous) </text:span><text:span text:style-name="T23">aura...</text:span></text:p>
          </table:table-cell>
        </table:table-row>
        <table:table-row table:style-name="Table1.129">
          <table:table-cell table:style-name="Table1.A2" office:value-type="string">
            <text:p text:style-name="P31">2657</text:p>
          </table:table-cell>
          <table:table-cell table:style-name="Table1.A2" office:value-type="string">
            <text:p text:style-name="P31">Florimont je vois a ma gent</text:p>
          </table:table-cell>
          <table:table-cell table:style-name="Table1.C115" office:value-type="string">
            <text:p text:style-name="P157"/>
          </table:table-cell>
        </table:table-row>
        <table:table-row table:style-name="Table1.129">
          <table:table-cell table:style-name="Table1.A2" office:value-type="string">
            <text:p text:style-name="P31">2658</text:p>
          </table:table-cell>
          <table:table-cell table:style-name="Table1.A2" office:value-type="string">
            <text:p text:style-name="P31">Qui a ma galie m’atent</text:p>
          </table:table-cell>
          <table:table-cell table:style-name="Table1.C115" office:value-type="string">
            <text:p text:style-name="P177">A<text:span text:style-name="T213">GW</text:span>] ...<text:span text:style-name="T177">a la… <text:s/>B] Car ma...mi… <text:s/>L</text:span>] <text:span text:style-name="T237">Que ala galie… <text:s/>T</text:span>] <text:span text:style-name="T246">Qui en ma… <text:s/>K] Quela galee matent</text:span></text:p>
          </table:table-cell>
        </table:table-row>
        <table:table-row table:style-name="Table1.129">
          <table:table-cell table:style-name="Table1.A2" office:value-type="string">
            <text:p text:style-name="P31">2659</text:p>
          </table:table-cell>
          <table:table-cell table:style-name="Table1.A2" office:value-type="string">
            <text:p text:style-name="P31">Pence de nostre amor celer</text:p>
          </table:table-cell>
          <table:table-cell table:style-name="Table1.C115" office:value-type="string">
            <text:p text:style-name="P120">INV <text:span text:style-name="T139">AGIKLW] </text:span>Ge men <text:span text:style-name="T234">(I Je me, KLW Je men)</text:span> ueil <text:span text:style-name="T213">(GK uoil, I uoi, L uuel, W veil)</text:span> a ma gent <text:span text:style-name="T234">(I ient) </text:span>aler <text:span text:style-name="T237">(L torner)</text:span></text:p>
          </table:table-cell>
        </table:table-row>
        <table:table-row table:style-name="Table1.129">
          <table:table-cell table:style-name="Table1.A2" office:value-type="string">
            <text:p text:style-name="P31">2660</text:p>
          </table:table-cell>
          <table:table-cell table:style-name="Table1.A2" office:value-type="string">
            <text:p text:style-name="P31">Je m’en wel a ma gent aler</text:p>
          </table:table-cell>
          <table:table-cell table:style-name="Table1.C115" office:value-type="string">
            <text:p text:style-name="P120">INV <text:span text:style-name="T139">AGIKLW] </text:span>Pense <text:span text:style-name="T213">(GK Pensa, L Panse, W Pence)</text:span> de <text:span text:style-name="T141">nre</text:span><text:span text:style-name="T1"> </text:span><text:span text:style-name="T41">(G</text:span><text:span text:style-name="T59">I</text:span><text:span text:style-name="T41"> nostre, </text:span><text:span text:style-name="T110">K do nostre, </text:span><text:span text:style-name="T98">W noustre</text:span><text:span text:style-name="T41">) </text:span><text:span text:style-name="T1">amor </text:span><text:span text:style-name="T98">(W amour)</text:span><text:span text:style-name="T1"> celer</text:span></text:p>
          </table:table-cell>
        </table:table-row>
        <table:table-row table:style-name="Table1.129">
          <table:table-cell table:style-name="Table1.A2" office:value-type="string">
            <text:p text:style-name="P31">2661</text:p>
          </table:table-cell>
          <table:table-cell table:style-name="Table1.A2" office:value-type="string">
            <text:p text:style-name="P31">Se ne me pers per (H par) ta folie</text:p>
          </table:table-cell>
          <table:table-cell table:style-name="Table1.C115" office:value-type="string">
            <text:p text:style-name="P180">INV <text:span text:style-name="T139">AGKLW] </text:span><text:span text:style-name="T141">Mlt</text:span> <text:span text:style-name="T253">(K Molt, W Moult) </text:span>auras en moi <text:span text:style-name="T253">(W moy)</text:span> bonne <text:span text:style-name="T213">(G buene, KL bone)</text:span> amie</text:p>
            <text:p text:style-name="P170"><text:span text:style-name="T180">I</text:span>] ...<text:span text:style-name="T234">par <text:s/>T</text:span>] <text:span text:style-name="T246">Se il ne pert...</text:span></text:p>
          </table:table-cell>
        </table:table-row>
        <table:table-row table:style-name="Table1.129">
          <table:table-cell table:style-name="Table1.A2" office:value-type="string">
            <text:p text:style-name="P31">2662</text:p>
          </table:table-cell>
          <table:table-cell table:style-name="Table1.A2" office:value-type="string">
            <text:p text:style-name="P31">Mout avrais (H avras) en moi bone amie</text:p>
          </table:table-cell>
          <table:table-cell table:style-name="Table1.C115" office:value-type="string">
            <text:p text:style-name="P166"><text:span text:style-name="T180">I</text:span>] ---</text:p>
            <text:p text:style-name="P120">INV <text:span text:style-name="T139">AGKLW] </text:span>Se ne me perz <text:span text:style-name="T237">(K si ne me perd, L ne parz, W pers)</text:span> par <text:span text:style-name="T237">(K por, L </text:span><text:span text:style-name="T168">per</text:span><text:span text:style-name="T66">)</text:span> ta folie <text:span text:style-name="T213">(G follie)</text:span></text:p>
            <text:p text:style-name="P49"><text:span text:style-name="T175">BEGH2T] ...auras… <text:s/></text:span><text:span text:style-name="T18">D] </text:span><text:span text:style-name="T23">En moi auras </text:span><text:span text:style-name="T156">mlt</text:span><text:span text:style-name="T23"> bone...</text:span></text:p>
          </table:table-cell>
        </table:table-row>
        <table:table-row table:style-name="Table1.129">
          <table:table-cell table:style-name="Table1.A2" office:value-type="string">
            <text:p text:style-name="P31">2663</text:p>
          </table:table-cell>
          <table:table-cell table:style-name="Table1.A2" office:value-type="string">
            <text:p text:style-name="P31">Estroit se sont entrebaissié (H entre enbracie)</text:p>
          </table:table-cell>
          <table:table-cell table:style-name="Table1.C115" office:value-type="string">
            <text:p text:style-name="P106"><text:span text:style-name="T179">E</text:span><text:span text:style-name="T4">] </text:span><text:span text:style-name="T29">Entraus .ii. sont entrebaisie <text:s/></text:span><text:span text:style-name="T11">G</text:span><text:span text:style-name="T1">] ...</text:span><text:span text:style-name="T41">sont et enbracie <text:s/></text:span><text:span text:style-name="T48">H2</text:span><text:span text:style-name="T110">K</text:span><text:span text:style-name="T48">] ...</text:span><text:span text:style-name="T52">entrebracie </text:span><text:span text:style-name="T110">(K entre brace)</text:span><text:span text:style-name="T52"> <text:s/></text:span><text:span text:style-name="T73">T</text:span><text:span text:style-name="T1">] </text:span><text:span text:style-name="T85">Entreuz se sont...</text:span><text:span text:style-name="T1"> <text:s/></text:span><text:span text:style-name="T16">W] </text:span><text:span text:style-name="T98">Jl ce sont entreulx baisie</text:span></text:p>
          </table:table-cell>
        </table:table-row>
        <table:table-row table:style-name="Table1.129">
          <table:table-cell table:style-name="Table1.A2" office:value-type="string">
            <text:p text:style-name="P31">2664</text:p>
          </table:table-cell>
          <table:table-cell table:style-name="Table1.A2" office:value-type="string">
            <text:p text:style-name="P32">Plorent <text:span text:style-name="T138">(H Plorant)</text:span> d’amors et de pitié <text:span text:style-name="T138">(H et de)</text:span></text:p>
          </table:table-cell>
          <table:table-cell table:style-name="Table1.C115" office:value-type="string">
            <text:p text:style-name="P93"><text:span text:style-name="T61">L</text:span><text:span text:style-name="T98">W</text:span><text:span text:style-name="T1">] </text:span><text:span text:style-name="T66">Plorant… </text:span><text:span text:style-name="T73">T</text:span><text:span text:style-name="T1">] </text:span><text:span text:style-name="T85">Ploront...</text:span></text:p>
          </table:table-cell>
        </table:table-row>
        <table:table-row table:style-name="Table1.129">
          <table:table-cell table:style-name="Table1.A2" office:value-type="string">
            <text:p text:style-name="P31">2665</text:p>
          </table:table-cell>
          <table:table-cell table:style-name="Table1.A2" office:value-type="string">
            <text:p text:style-name="P32">Puels la montait el palefroi</text:p>
          </table:table-cell>
          <table:table-cell table:style-name="Table1.C115" office:value-type="string">
            <text:p text:style-name="P40">A<text:span text:style-name="T189">BDGH2IKLW</text:span>] ...<text:span text:style-name="T178">la monta (I munta) (BDW ou, H2I en)...</text:span></text:p>
          </table:table-cell>
        </table:table-row>
        <table:table-row table:style-name="Table1.129">
          <table:table-cell table:style-name="Table1.A2" office:value-type="string">
            <text:p text:style-name="P31">2666</text:p>
          </table:table-cell>
          <table:table-cell table:style-name="Table1.A2" office:value-type="string">
            <text:p text:style-name="P32">Amblant s’en vet per <text:span text:style-name="T138">(H par) </text:span>le gravoi</text:p>
          </table:table-cell>
          <table:table-cell table:style-name="Table1.C115" office:value-type="string">
            <text:p text:style-name="P82">A] ...<text:span text:style-name="T178">granoi <text:s/>BDH2IT] ...en (DH2IT sen) ua…(I par)... <text:s/>GK</text:span>] ...por…<text:span text:style-name="T213"> <text:s/></text:span><text:span text:style-name="T61">L</text:span><text:span text:style-name="T98">W</text:span><text:span text:style-name="T1">] ...</text:span><text:span text:style-name="T66">senz </text:span><text:span text:style-name="T98">(W sen)</text:span><text:span text:style-name="T66"> grant desroi </text:span><text:span text:style-name="T98">(W desroy)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31">2667</text:p>
          </table:table-cell>
          <table:table-cell table:style-name="Table1.A2" office:value-type="string">
            <text:p text:style-name="P32">Li palefrois s’en vet amblant</text:p>
          </table:table-cell>
          <table:table-cell table:style-name="Table1.C115" office:value-type="string">
            <text:p text:style-name="P134">B] La pucelle sen ua...</text:p>
          </table:table-cell>
        </table:table-row>
        <table:table-row table:style-name="Table1.129">
          <table:table-cell table:style-name="Table1.A2" office:value-type="string">
            <text:p text:style-name="P31">2668</text:p>
          </table:table-cell>
          <table:table-cell table:style-name="Table1.A2" office:value-type="string">
            <text:p text:style-name="P32">Et Florimons remeist pensant</text:p>
          </table:table-cell>
          <table:table-cell table:style-name="Table1.C115" office:value-type="string">
            <text:p text:style-name="P55"><text:span text:style-name="T179">E</text:span><text:span text:style-name="T4">] ...</text:span><text:span text:style-name="T29">remaint...</text:span></text:p>
          </table:table-cell>
        </table:table-row>
        <table:table-row table:style-name="Table1.129">
          <table:table-cell table:style-name="Table1.A2" office:value-type="string">
            <text:p text:style-name="P31">2669</text:p>
          </table:table-cell>
          <table:table-cell table:style-name="Table1.A2" office:value-type="string">
            <text:p text:style-name="P32">Et quant il ot un poc pencé</text:p>
          </table:table-cell>
          <table:table-cell table:style-name="Table1.C115" office:value-type="string">
            <text:p text:style-name="P135">BE<text:span text:style-name="T222">H2</text:span>] ...il a...</text:p>
          </table:table-cell>
        </table:table-row>
        <table:table-row table:style-name="Table1.129">
          <table:table-cell table:style-name="Table1.A2" office:value-type="string">
            <text:p text:style-name="P31">2670</text:p>
          </table:table-cell>
          <table:table-cell table:style-name="Table1.A2" office:value-type="string">
            <text:p text:style-name="P32">Si ait son olifant soné</text:p>
          </table:table-cell>
          <table:table-cell table:style-name="Table1.C115" office:value-type="string">
            <text:p text:style-name="P159">A<text:span text:style-name="T197">DH2KLTW</text:span>] ...<text:span text:style-name="T178">corne</text:span></text:p>
          </table:table-cell>
        </table:table-row>
        <table:table-row table:style-name="Table1.129">
          <table:table-cell table:style-name="Table1.A2" office:value-type="string">
            <text:p text:style-name="P31">2671</text:p>
          </table:table-cell>
          <table:table-cell table:style-name="Table1.A2" office:value-type="string">
            <text:p text:style-name="P32">Si que sui home l’ont oi</text:p>
          </table:table-cell>
          <table:table-cell table:style-name="Table1.C115" office:value-type="string">
            <text:p text:style-name="P147"><text:span text:style-name="T105">K] ...</text:span><text:span text:style-name="T110">ses homes...</text:span></text:p>
          </table:table-cell>
        </table:table-row>
        <table:table-row table:style-name="Table1.129">
          <table:table-cell table:style-name="Table1.A2" office:value-type="string">
            <text:p text:style-name="P31">2672</text:p>
          </table:table-cell>
          <table:table-cell table:style-name="Table1.A2" office:value-type="string">
            <text:p text:style-name="P32">Que <text:span text:style-name="T138">(H Qui)</text:span> por lui estoient merri</text:p>
          </table:table-cell>
          <table:table-cell table:style-name="Table1.C115" office:value-type="string">
            <text:p text:style-name="P40">A<text:span text:style-name="T189">BDEGH2ILTW</text:span>] <text:span text:style-name="T178">Qui...(G estont)...</text:span></text:p>
          </table:table-cell>
        </table:table-row>
        <table:table-row table:style-name="Table1.271">
          <table:table-cell table:style-name="Table1.A2" office:value-type="string">
            <text:p text:style-name="P31">2673</text:p>
          </table:table-cell>
          <table:table-cell table:style-name="Table1.A2" office:value-type="string">
            <text:p text:style-name="P32">Vers lui s’en vont isnelement</text:p>
          </table:table-cell>
          <table:table-cell table:style-name="Table1.C115" office:value-type="string">
            <text:p text:style-name="P55">A<text:span text:style-name="T189">BDGH2IKLW</text:span>] <text:span text:style-name="T178">A lui...(B en uont)… E</text:span><text:span text:style-name="T4">] </text:span><text:span text:style-name="T29">A lui vienent...</text:span></text:p>
          </table:table-cell>
        </table:table-row>
        <table:table-row table:style-name="Table1.129">
          <table:table-cell table:style-name="Table1.A2" office:value-type="string">
            <text:p text:style-name="P31">2674</text:p>
          </table:table-cell>
          <table:table-cell table:style-name="Table1.A2" office:value-type="string">
            <text:p text:style-name="P32">Que li un l’atre n’i atent</text:p>
          </table:table-cell>
          <table:table-cell table:style-name="Table1.C115" office:value-type="string">
            <text:p text:style-name="P118"><text:span text:style-name="T191">GW</text:span>] ...nen…<text:span text:style-name="T214"> <text:s/></text:span><text:span text:style-name="T61">L</text:span><text:span text:style-name="T1">] ...</text:span><text:span text:style-name="T66">non etant <text:s/></text:span><text:span text:style-name="T73">T</text:span><text:span text:style-name="T1">] ...non…</text:span><text:span text:style-name="T85"> <text:s/></text:span><text:span text:style-name="T105">K] </text:span><text:span text:style-name="T110">Si que luns...nen...</text:span></text:p>
          </table:table-cell>
        </table:table-row>
        <table:table-row table:style-name="Table1.129">
          <table:table-cell table:style-name="Table1.A2" office:value-type="string">
            <text:p text:style-name="P31">2675</text:p>
          </table:table-cell>
          <table:table-cell table:style-name="Table1.A2" office:value-type="string">
            <text:p text:style-name="P32">Li dus et la duchoisse i vont</text:p>
          </table:table-cell>
          <table:table-cell table:style-name="Table1.C115" office:value-type="string">
            <text:p text:style-name="P150">W] ...il vont</text:p>
          </table:table-cell>
        </table:table-row>
        <table:table-row table:style-name="Table1.129">
          <table:table-cell table:style-name="Table1.A2" office:value-type="string">
            <text:p text:style-name="P31">2676</text:p>
          </table:table-cell>
          <table:table-cell table:style-name="Table1.A2" office:value-type="string">
            <text:p text:style-name="P32">Que <text:span text:style-name="T138">(H Qui)</text:span> mout amoient Florimont</text:p>
          </table:table-cell>
          <table:table-cell table:style-name="Table1.C115" office:value-type="string">
            <text:p text:style-name="P159">A<text:span text:style-name="T189">BDEGH2ILTW</text:span>] <text:span text:style-name="T178">Qui...</text:span></text:p>
          </table:table-cell>
        </table:table-row>
        <table:table-row table:style-name="Table1.129">
          <table:table-cell table:style-name="Table1.A2" office:value-type="string">
            <text:p text:style-name="P31">2677</text:p>
          </table:table-cell>
          <table:table-cell table:style-name="Table1.A2" office:value-type="string">
            <text:p text:style-name="P32">Et Floquars n’i est remez mie</text:p>
          </table:table-cell>
          <table:table-cell table:style-name="Table1.C115" office:value-type="string">
            <text:p text:style-name="P106">A<text:span text:style-name="T202">EGIKLT</text:span>] ...<text:span text:style-name="T178">ni (E si ni, GILT non, K nen) remest (GILT iremest) mie <text:s/>B] Maistres flocars ni remaint mie <text:s/></text:span><text:span text:style-name="T3">D</text:span><text:span text:style-name="T52">H2</text:span><text:span text:style-name="T3">] ...</text:span><text:span text:style-name="T23">ne si </text:span><text:span text:style-name="T52">(H2 se)</text:span><text:span text:style-name="T23"> tarda mie <text:s/></text:span><text:span text:style-name="T16">W] ...</text:span><text:span text:style-name="T98">ne demoure mie</text:span></text:p>
          </table:table-cell>
        </table:table-row>
        <table:table-row table:style-name="Table1.129">
          <table:table-cell table:style-name="Table1.A2" office:value-type="string">
            <text:p text:style-name="P31">2678</text:p>
          </table:table-cell>
          <table:table-cell table:style-name="Table1.A2" office:value-type="string">
            <text:p text:style-name="P32">Ains alait en la compaignie</text:p>
          </table:table-cell>
          <table:table-cell table:style-name="Table1.C115" office:value-type="string">
            <text:p text:style-name="P106">A<text:span text:style-name="T189">BDEIKT</text:span>] ...<text:span text:style-name="T178">ala...(E en lor)… <text:s/>G</text:span>] ...<text:span text:style-name="T214">en ala en sa… <text:s/>W] Dauant ala la...</text:span></text:p>
          </table:table-cell>
        </table:table-row>
        <table:table-row table:style-name="Table1.129">
          <table:table-cell table:style-name="Table1.A2" office:value-type="string">
            <text:p text:style-name="P31">2679</text:p>
          </table:table-cell>
          <table:table-cell table:style-name="Table1.A2" office:value-type="string">
            <text:p text:style-name="P32">A <text:span text:style-name="T138">(H Au)</text:span> moustre sont venu tot droit</text:p>
          </table:table-cell>
          <table:table-cell table:style-name="Table1.C115" office:value-type="string">
            <text:p text:style-name="P40">A<text:span text:style-name="T189">BDEH2IKLTW</text:span>] <text:span text:style-name="T178">Al (BDEH2IKW Au)...</text:span></text:p>
          </table:table-cell>
        </table:table-row>
        <table:table-row table:style-name="Table1.129">
          <table:table-cell table:style-name="Table1.A2" office:value-type="string">
            <text:p text:style-name="P31">2680</text:p>
          </table:table-cell>
          <table:table-cell table:style-name="Table1.A2" office:value-type="string">
            <text:p text:style-name="P32">Lai ou Florimons mort l’avoit</text:p>
          </table:table-cell>
          <table:table-cell table:style-name="Table1.C115" office:value-type="string">
            <text:p text:style-name="P62"><text:span text:style-name="T191">G</text:span>] <text:span text:style-name="T214">Lai lo...</text:span></text:p>
          </table:table-cell>
        </table:table-row>
        <table:table-row table:style-name="Table1.129">
          <table:table-cell table:style-name="Table1.A2" office:value-type="string">
            <text:p text:style-name="P31">2681</text:p>
          </table:table-cell>
          <table:table-cell table:style-name="Table1.A2" office:value-type="string">
            <text:p text:style-name="P32">Le moustre truevent mort a plain</text:p>
          </table:table-cell>
          <table:table-cell table:style-name="Table1.C115" office:value-type="string">
            <text:p text:style-name="P118">A<text:span text:style-name="T189">BDEILTW</text:span>] ...<text:span text:style-name="T178">uoient (I ueoient) mort (I mors) el (BDW ou, I au) plain (I plaiz) <text:s/>G</text:span>] ...<text:span text:style-name="T214">ueoient el plain <text:s/></text:span><text:span text:style-name="T105">K] </text:span><text:span text:style-name="T110">El plain troyerent mort le mostre</text:span></text:p>
          </table:table-cell>
        </table:table-row>
        <table:table-row table:style-name="Table1.129">
          <table:table-cell table:style-name="Table1.A2" office:value-type="string">
            <text:p text:style-name="P31">2682</text:p>
          </table:table-cell>
          <table:table-cell table:style-name="Table1.A2" office:value-type="string">
            <text:p text:style-name="P32">Le damoisel truevent tot sain</text:p>
          </table:table-cell>
          <table:table-cell table:style-name="Table1.C115" office:value-type="string">
            <text:p text:style-name="P102">A] ...<text:span text:style-name="T178">trouent sain <text:s/>G</text:span>] ...<text:span text:style-name="T214">troueront sain <text:s/></text:span><text:span text:style-name="T48">H2] ...</text:span><text:span text:style-name="T52">trouuerent sain <text:s/></text:span><text:span text:style-name="T105">K] </text:span><text:span text:style-name="T110">E floriemont illuec deioste</text:span></text:p>
          </table:table-cell>
        </table:table-row>
        <table:table-row table:style-name="Table1.129">
          <table:table-cell table:style-name="Table1.A2" office:value-type="string">
            <text:p text:style-name="P31">2683</text:p>
          </table:table-cell>
          <table:table-cell table:style-name="Table1.A2" office:value-type="string">
            <text:p text:style-name="P32">Li dus en ait mout grant mervelle</text:p>
          </table:table-cell>
          <table:table-cell table:style-name="Table1.C115" office:value-type="string">
            <text:p text:style-name="P62"><text:span text:style-name="T191">GKW</text:span>] ...<text:span text:style-name="T214">en auoit (K nauoit) grant...</text:span></text:p>
          </table:table-cell>
        </table:table-row>
        <table:table-row table:style-name="Table1.129">
          <table:table-cell table:style-name="Table1.A2" office:value-type="string">
            <text:p text:style-name="P31">2684</text:p>
          </table:table-cell>
          <table:table-cell table:style-name="Table1.A2" office:value-type="string">
            <text:p text:style-name="P32">A Edorie le conselle</text:p>
          </table:table-cell>
          <table:table-cell table:style-name="Table1.C115" office:value-type="string">
            <text:p text:style-name="P118"><text:span text:style-name="T175">B] A la duchoise… <text:s/>G</text:span>] <text:span text:style-name="T214">Et a...se… <text:s/></text:span><text:span text:style-name="T61">L</text:span><text:span text:style-name="T1">] ...esdorie…</text:span><text:span text:style-name="T66"> <text:s/></text:span><text:span text:style-name="T105">K] ...</text:span><text:span text:style-name="T110">se...</text:span></text:p>
          </table:table-cell>
        </table:table-row>
        <table:table-row table:style-name="Table1.129">
          <table:table-cell table:style-name="Table1.A2" office:value-type="string">
            <text:p text:style-name="P31">2685</text:p>
          </table:table-cell>
          <table:table-cell table:style-name="Table1.A2" office:value-type="string">
            <text:p text:style-name="P32">Dame je voi mervelles grans</text:p>
          </table:table-cell>
          <table:table-cell table:style-name="Table1.C115" office:value-type="string">
            <text:p text:style-name="P40">A<text:span text:style-name="T189">BDEGH2IKT</text:span>] ...<text:span text:style-name="T178">quil (G qui) est sanglenz (BH2 sanglans, EI sanglens, T sanglanz)</text:span></text:p>
            <text:p text:style-name="P82"><text:span text:style-name="T61">L</text:span><text:span text:style-name="T99">W</text:span><text:span text:style-name="T1">] </text:span><text:span text:style-name="T66">Entrelz </text:span><text:span text:style-name="T99">(W Entreux)</text:span><text:span text:style-name="T66"> dient loing de la </text:span><text:span text:style-name="T99">(W loin de leur)</text:span><text:span text:style-name="T66"> gent</text:span></text:p>
          </table:table-cell>
        </table:table-row>
        <table:table-row table:style-name="Table1.129">
          <table:table-cell table:style-name="Table1.A2" office:value-type="string">
            <text:p text:style-name="P31">2686</text:p>
          </table:table-cell>
          <table:table-cell table:style-name="Table1.A2" office:value-type="string">
            <text:p text:style-name="P32">Sains est plus ait de garnemans</text:p>
          </table:table-cell>
          <table:table-cell table:style-name="Table1.C115" office:value-type="string">
            <text:p text:style-name="P123"><text:span text:style-name="T1">D</text:span><text:span text:style-name="T52">H2</text:span><text:span text:style-name="T1">] ...</text:span><text:span text:style-name="T23">est sa plus de… <text:s/></text:span><text:span text:style-name="T4">E] </text:span><text:span text:style-name="T31">Sains est sa entiens garnemens <text:s/></text:span><text:span text:style-name="T5">I</text:span><text:span text:style-name="T30">] </text:span><text:span text:style-name="T59">Sains est plus SPAZIO B</text:span></text:p>
          </table:table-cell>
        </table:table-row>
        <table:table-row table:style-name="Table1.129">
          <table:table-cell table:style-name="Table1.A2" office:value-type="string">
            <text:p text:style-name="P31">2687</text:p>
          </table:table-cell>
          <table:table-cell table:style-name="Table1.A2" office:value-type="string">
            <text:p text:style-name="P32">Est hons venus per <text:span text:style-name="T138">(H par)</text:span> la marine</text:p>
          </table:table-cell>
          <table:table-cell table:style-name="Table1.C115" office:value-type="string">
            <text:p text:style-name="P135">B] ---</text:p>
            <text:p text:style-name="P118">A<text:span text:style-name="T222">H2</text:span>] ...par…<text:span text:style-name="T178"> <text:s/>G</text:span>] ...<text:span text:style-name="T214">por... <text:s/></text:span><text:span text:style-name="T3">D] ...</text:span><text:span text:style-name="T23">nuns uenuz… <text:s/></text:span><text:span text:style-name="T5">I</text:span><text:span text:style-name="T1">] </text:span><text:span text:style-name="T59">Nest...par… <text:s/></text:span><text:span text:style-name="T16">W] </text:span><text:span text:style-name="T99">Et...par la… <text:s/></text:span><text:span text:style-name="T105">K] </text:span><text:span text:style-name="T110">Venist aucuns por </text:span><text:soft-page-break/><text:span text:style-name="T110">la marine</text:span></text:p>
          </table:table-cell>
        </table:table-row>
        <table:table-row table:style-name="Table1.129">
          <table:table-cell table:style-name="Table1.A2" office:value-type="string">
            <text:p text:style-name="P31">268<text:span text:style-name="T138">8</text:span></text:p>
          </table:table-cell>
          <table:table-cell table:style-name="Table1.A2" office:value-type="string">
            <text:p text:style-name="P32">Que <text:span text:style-name="T138">(H Qui)</text:span> li eust fet mesdecine</text:p>
          </table:table-cell>
          <table:table-cell table:style-name="Table1.C115" office:value-type="string">
            <text:p text:style-name="P135">B] ---</text:p>
            <text:p text:style-name="P118">A<text:span text:style-name="T197">DEGW</text:span>] <text:span text:style-name="T178">Qui...(D ait)… <text:s/>E</text:span><text:span text:style-name="T4">] </text:span><text:span text:style-name="T31">...mecine… </text:span><text:span text:style-name="T48">H2] </text:span><text:span text:style-name="T52">Qui li a faite… <text:s/></text:span><text:span text:style-name="T5">I</text:span><text:span text:style-name="T85">T</text:span><text:span text:style-name="T1">] </text:span><text:span text:style-name="T59">Qui laust </text:span><text:span text:style-name="T85">(T li aust)</text:span><text:span text:style-name="T59"> faite… </text:span><text:span text:style-name="T61">L</text:span><text:span text:style-name="T1">] </text:span><text:span text:style-name="T66">Qui li aust done… <text:s/></text:span><text:span text:style-name="T105">K] ….</text:span><text:span text:style-name="T110">fait la medecine</text:span></text:p>
          </table:table-cell>
        </table:table-row>
        <table:table-row table:style-name="Table1.129">
          <table:table-cell table:style-name="Table1.A2" office:value-type="string">
            <text:p text:style-name="P31">2689</text:p>
          </table:table-cell>
          <table:table-cell table:style-name="Table1.A2" office:value-type="string">
            <text:p text:style-name="P32">Il li demandet <text:span text:style-name="T138">(H demandent)</text:span> de l’espee</text:p>
          </table:table-cell>
          <table:table-cell table:style-name="Table1.C115" office:value-type="string">
            <text:p text:style-name="P107"><text:span text:style-name="T175">B] Lors li demandent… <text:s/></text:span><text:span text:style-name="T18">D</text:span><text:span text:style-name="T31">E</text:span><text:span text:style-name="T42">G</text:span><text:span text:style-name="T52">H2</text:span><text:span text:style-name="T110">K</text:span><text:span text:style-name="T85">T</text:span><text:span text:style-name="T18">] </text:span><text:span text:style-name="T110">(K Cil)</text:span><text:span text:style-name="T18">...</text:span><text:span text:style-name="T23">demandent </text:span><text:span text:style-name="T42">(G demendent)…</text:span><text:span text:style-name="T23"> <text:s/></text:span><text:span text:style-name="T16">W] </text:span><text:span text:style-name="T99">Jl luy demanda...</text:span></text:p>
          </table:table-cell>
        </table:table-row>
        <table:table-row table:style-name="Table1.129">
          <table:table-cell table:style-name="Table1.A2" office:value-type="string">
            <text:p text:style-name="P33">2690</text:p>
          </table:table-cell>
          <table:table-cell table:style-name="Table1.A2" office:value-type="string">
            <text:p text:style-name="P33">El moustre fet il l’ai trovee</text:p>
          </table:table-cell>
          <table:table-cell table:style-name="Table1.C115" office:value-type="string">
            <text:p text:style-name="P107">A<text:span text:style-name="T189">BDGIKT</text:span>] <text:span text:style-name="T189">(BD Ou)</text:span>...<text:span text:style-name="T178">il fu trouee (B trouuee) <text:s/></text:span><text:span text:style-name="T48">H2] </text:span><text:span text:style-name="T52">Jl dit en montre fu trouuee <text:s/></text:span><text:span text:style-name="T16">W] </text:span><text:span text:style-name="T99">Ou...</text:span></text:p>
          </table:table-cell>
        </table:table-row>
        <table:table-row table:style-name="Table1.129">
          <table:table-cell table:style-name="Table1.A2" office:value-type="string">
            <text:p text:style-name="P33">2691</text:p>
          </table:table-cell>
          <table:table-cell table:style-name="Table1.A2" office:value-type="string">
            <text:p text:style-name="P33">Dient Bien semble verité</text:p>
          </table:table-cell>
          <table:table-cell table:style-name="Table1.C115" office:value-type="string">
            <text:p text:style-name="P63"><text:span text:style-name="T191">GK</text:span>] <text:span text:style-name="T215">Tuit dient...</text:span></text:p>
          </table:table-cell>
        </table:table-row>
        <table:table-row table:style-name="Table1.129">
          <table:table-cell table:style-name="Table1.A2" office:value-type="string">
            <text:p text:style-name="P33">2692</text:p>
          </table:table-cell>
          <table:table-cell table:style-name="Table1.A2" office:value-type="string">
            <text:p text:style-name="P33">Il avoit tel home tué</text:p>
          </table:table-cell>
          <table:table-cell table:style-name="Table1.C115" office:value-type="string">
            <text:p text:style-name="P177">A] ...cel…<text:span text:style-name="T178"> <text:s/>K] Tel homo auoit il ia tue</text:span></text:p>
          </table:table-cell>
        </table:table-row>
        <table:table-row table:style-name="Table1.129">
          <table:table-cell table:style-name="Table1.A2" office:value-type="string">
            <text:p text:style-name="P33">2693</text:p>
          </table:table-cell>
          <table:table-cell table:style-name="Table1.A2" office:value-type="string">
            <text:p text:style-name="P33">Qui avoit sainte cele espee</text:p>
          </table:table-cell>
          <table:table-cell table:style-name="Table1.C115" office:value-type="string">
            <text:p text:style-name="P118">A] ...<text:span text:style-name="T178">ceinte lespee <text:s/></text:span><text:span text:style-name="T48">H2] ...ceste…</text:span><text:span text:style-name="T52"> <text:s/></text:span><text:span text:style-name="T105">K] </text:span><text:span text:style-name="T110">Qui...</text:span></text:p>
          </table:table-cell>
        </table:table-row>
        <table:table-row table:style-name="Table1.129">
          <table:table-cell table:style-name="Table1.A2" office:value-type="string">
            <text:p text:style-name="P33">2694</text:p>
          </table:table-cell>
          <table:table-cell table:style-name="Table1.A2" office:value-type="string">
            <text:p text:style-name="P33">En sa pance l’avoit gardee</text:p>
          </table:table-cell>
          <table:table-cell table:style-name="Table1.C115" office:value-type="string">
            <text:p text:style-name="P135">B] ...boutee</text:p>
          </table:table-cell>
        </table:table-row>
        <table:table-row table:style-name="Table1.129">
          <table:table-cell table:style-name="Table1.A2" office:value-type="string">
            <text:p text:style-name="P33">2695</text:p>
          </table:table-cell>
          <table:table-cell table:style-name="Table1.A2" office:value-type="string">
            <text:p text:style-name="P33">Li dus le baissait et sa meire</text:p>
          </table:table-cell>
          <table:table-cell table:style-name="Table1.C115" office:value-type="string">
            <text:p text:style-name="P63">A<text:span text:style-name="T189">BEILW</text:span>] ...<text:span text:style-name="T178">le baisa… <text:s/></text:span><text:span text:style-name="T3">D] </text:span><text:span text:style-name="T23">Li dus li demande… <text:s/></text:span><text:span text:style-name="T11">G</text:span><text:span text:style-name="T110">K</text:span><text:span text:style-name="T85">T</text:span><text:span text:style-name="T1">] ...</text:span><text:span text:style-name="T42">le </text:span><text:span text:style-name="T110">(K li)</text:span><text:span text:style-name="T42"> baise...</text:span></text:p>
          </table:table-cell>
        </table:table-row>
        <table:table-row table:style-name="Table1.129">
          <table:table-cell table:style-name="Table1.A2" office:value-type="string">
            <text:p text:style-name="P33">2696</text:p>
          </table:table-cell>
          <table:table-cell table:style-name="Table1.A2" office:value-type="string">
            <text:p text:style-name="P33">Et puels li demanda (H demande) ses peire</text:p>
          </table:table-cell>
          <table:table-cell table:style-name="Table1.C115" office:value-type="string">
            <text:p text:style-name="P174">A<text:span text:style-name="T237">GK</text:span>] ...<text:span text:style-name="T178">puis a demande… <text:s/>BE] Puis li a demande…(E son pere) <text:s/>D] Bone est ie croi icele espee <text:s/>H2] ...demande… <text:s/>I</text:span>] <text:span text:style-name="T235">E puis demande de ses spee <text:s/>W] ...son pere</text:span></text:p>
          </table:table-cell>
        </table:table-row>
        <table:table-row table:style-name="Table1.129">
          <table:table-cell table:style-name="Table1.A2" office:value-type="string">
            <text:p text:style-name="P33">2697</text:p>
          </table:table-cell>
          <table:table-cell table:style-name="Table1.A2" office:value-type="string">
            <text:p text:style-name="P33">Ou preis tu cel oignement</text:p>
          </table:table-cell>
          <table:table-cell table:style-name="Table1.C115" office:value-type="string">
            <text:p text:style-name="P107">A<text:span text:style-name="T189">BGLT</text:span>] <text:span text:style-name="T246">(T Ont)</text:span>...<text:span text:style-name="T178">presist (BT presistu, G prenist)...tel (B cest, GT cel)… <text:s/></text:span><text:span text:style-name="T5">I</text:span><text:span text:style-name="T1">] </text:span><text:span text:style-name="T60">Ont preisistu cel… <text:s/></text:span><text:span text:style-name="T16">W] ...</text:span><text:span text:style-name="T99">si bon oyngnement</text:span></text:p>
          </table:table-cell>
        </table:table-row>
        <table:table-row table:style-name="Table1.129">
          <table:table-cell table:style-name="Table1.A2" office:value-type="string">
            <text:p text:style-name="P33">2698</text:p>
          </table:table-cell>
          <table:table-cell table:style-name="Table1.A2" office:value-type="string">
            <text:p text:style-name="P33">Qui t’ait guerit si saignement</text:p>
          </table:table-cell>
          <table:table-cell table:style-name="Table1.C115" office:value-type="string">
            <text:p text:style-name="P135">B] ---</text:p>
            <text:p text:style-name="P118">A] ...<text:span text:style-name="T178">ta gai… (ERR PAL PER ga&amp;r;i cfr. I) <text:s/></text:span><text:span text:style-name="T3">D] ...</text:span><text:span text:style-name="T23">gari ta si faitement <text:s/></text:span><text:span text:style-name="T48">H2] ...</text:span><text:span text:style-name="T52">toi gari si sagement <text:s/></text:span><text:span text:style-name="T16">W] </text:span><text:span text:style-name="T99">Dont ta gueri si… <text:s/></text:span><text:span text:style-name="T105">K] </text:span><text:span text:style-name="T110">Que si ta guari soutenement</text:span></text:p>
          </table:table-cell>
        </table:table-row>
        <table:table-row table:style-name="Table1.129">
          <table:table-cell table:style-name="Table1.A2" office:value-type="string">
            <text:p text:style-name="P33">2699</text:p>
          </table:table-cell>
          <table:table-cell table:style-name="Table1.A2" office:value-type="string">
            <text:p text:style-name="P33">Sire fet il je le trais hors</text:p>
          </table:table-cell>
          <table:table-cell table:style-name="Table1.C115" office:value-type="string">
            <text:p text:style-name="P122"><text:span text:style-name="T1">D] ...</text:span><text:span text:style-name="T23">ie le mis fors</text:span></text:p>
          </table:table-cell>
        </table:table-row>
        <table:table-row table:style-name="Table1.129">
          <table:table-cell table:style-name="Table1.A2" office:value-type="string">
            <text:p text:style-name="P33">2700</text:p>
          </table:table-cell>
          <table:table-cell table:style-name="Table1.A2" office:value-type="string">
            <text:p text:style-name="P33">Del mostre qui l’avoit el cors</text:p>
          </table:table-cell>
          <table:table-cell table:style-name="Table1.C115" office:value-type="string">
            <text:p text:style-name="P63"><text:span text:style-name="T191">G</text:span>] ---</text:p>
            <text:p text:style-name="P118">A<text:span text:style-name="T235">I</text:span>] <text:span text:style-name="T178">Al mostre (I monstre)…(I quil)... <text:s/></text:span><text:span text:style-name="T3">D</text:span><text:span text:style-name="T99">W</text:span><text:span text:style-name="T3">] ...</text:span><text:span text:style-name="T23">ou cors </text:span><text:span text:style-name="T99">(W corps)</text:span><text:span text:style-name="T23"> <text:s text:c="2"/></text:span><text:span text:style-name="T105">K] </text:span><text:span text:style-name="T110">Le mostre quil auoit au cors</text:span></text:p>
          </table:table-cell>
        </table:table-row>
        <table:table-row table:style-name="Table1.129">
          <table:table-cell table:style-name="Table1.A2" office:value-type="string">
            <text:p text:style-name="P33">2701</text:p>
          </table:table-cell>
          <table:table-cell table:style-name="Table1.A2" office:value-type="string">
            <text:p text:style-name="P33">Ne vos mentiroie a nul fuer</text:p>
          </table:table-cell>
          <table:table-cell table:style-name="Table1.C115" office:value-type="string">
            <text:p text:style-name="P63"><text:span text:style-name="T191">GT</text:span>] ---</text:p>
            <text:p text:style-name="P118"><text:span text:style-name="T61">L</text:span><text:span text:style-name="T1">] </text:span><text:span text:style-name="T66">No mentiroie… <text:s/></text:span><text:span text:style-name="T16">W] </text:span><text:span text:style-name="T99">Nen mentiroie… <text:s/></text:span><text:span text:style-name="T105">K] </text:span><text:span text:style-name="T110">Ni uos en ment ia a...</text:span></text:p>
          </table:table-cell>
        </table:table-row>
        <table:table-row table:style-name="Table1.129">
          <table:table-cell table:style-name="Table1.A2" office:value-type="string">
            <text:p text:style-name="P33">2702</text:p>
          </table:table-cell>
          <table:table-cell table:style-name="Table1.A2" office:value-type="string">
            <text:p text:style-name="P33">Que il l’avoit entor le cuer</text:p>
          </table:table-cell>
          <table:table-cell table:style-name="Table1.C115" office:value-type="string">
            <text:p text:style-name="P94"><text:span text:style-name="T73">T</text:span><text:span text:style-name="T1">] ---</text:span></text:p>
            <text:p text:style-name="P47">A<text:span text:style-name="T264">KW</text:span>] ...<text:span text:style-name="T178">il auoit… <text:s/>B] Car...</text:span></text:p>
          </table:table-cell>
        </table:table-row>
        <table:table-row table:style-name="Table1.129">
          <table:table-cell table:style-name="Table1.A2" office:value-type="string">
            <text:p text:style-name="P33">2703</text:p>
          </table:table-cell>
          <table:table-cell table:style-name="Table1.A2" office:value-type="string">
            <text:p text:style-name="P33">Lai le pris je et cest anel</text:p>
          </table:table-cell>
          <table:table-cell table:style-name="Table1.C115" office:value-type="string">
            <text:p text:style-name="P198">W] ---</text:p>
            <text:p text:style-name="P177"><text:soft-page-break/><text:span text:style-name="T180">I</text:span>] <text:span text:style-name="T235">Le le… <text:s/>L</text:span>] <text:span text:style-name="T237">Lai reprist ie icest… <text:s/>K] Siia apris icest...</text:span></text:p>
          </table:table-cell>
        </table:table-row>
        <table:table-row table:style-name="Table1.129">
          <table:table-cell table:style-name="Table1.A2" office:value-type="string">
            <text:p text:style-name="P33">2704</text:p>
          </table:table-cell>
          <table:table-cell table:style-name="Table1.A2" office:value-type="string">
            <text:p text:style-name="P33">Que vos veez il m’est mout bel</text:p>
          </table:table-cell>
          <table:table-cell table:style-name="Table1.C115" office:value-type="string">
            <text:p text:style-name="P151">W] ---</text:p>
            <text:p text:style-name="P118">A<text:span text:style-name="T235">I</text:span>] ...<text:span text:style-name="T178">ueez (I uees) dont mest… <text:s/>BT] ...ce mest… <text:s/></text:span><text:span text:style-name="T3">D</text:span><text:span text:style-name="T52">H2</text:span><text:span text:style-name="T3">] ...</text:span><text:span text:style-name="T23">ici si bel <text:s text:c="2"/></text:span><text:span text:style-name="T4">E] ...</text:span><text:span text:style-name="T31">veez ci riche et bel <text:s/></text:span><text:span text:style-name="T11">G</text:span><text:span text:style-name="T66">L</text:span><text:span text:style-name="T1">] ...</text:span><text:span text:style-name="T42">dont </text:span><text:span text:style-name="T163">mlt</text:span><text:span text:style-name="T42"> mest bel <text:s/></text:span><text:span text:style-name="T105">K] ...</text:span><text:span text:style-name="T110">ueoit dont molt e bel</text:span></text:p>
          </table:table-cell>
        </table:table-row>
        <table:table-row table:style-name="Table1.129">
          <table:table-cell table:style-name="Table1.A2" office:value-type="string">
            <text:p text:style-name="P33">2705</text:p>
          </table:table-cell>
          <table:table-cell table:style-name="Table1.A2" office:value-type="string">
            <text:p text:style-name="P33">De seu orent mervelle tuit</text:p>
          </table:table-cell>
          <table:table-cell table:style-name="Table1.C115" office:value-type="string">
            <text:p text:style-name="P72"><text:span text:style-name="T175">B] </text:span><text:span text:style-name="T152">Mlt</text:span><text:span text:style-name="T10"> </text:span><text:span text:style-name="T152">per</text:span><text:span text:style-name="T10"> sen sont[…] <text:s text:c="3"/></text:span><text:span text:style-name="T48">H2] </text:span><text:span text:style-name="T52">Desor se merueilloient...</text:span></text:p>
          </table:table-cell>
        </table:table-row>
        <table:table-row table:style-name="Table1.129">
          <table:table-cell table:style-name="Table1.A2" office:value-type="string">
            <text:p text:style-name="P33">2706</text:p>
          </table:table-cell>
          <table:table-cell table:style-name="Table1.A2" office:value-type="string">
            <text:p text:style-name="P33">Grant joie orent et grant desduit</text:p>
          </table:table-cell>
          <table:table-cell table:style-name="Table1.C115" office:value-type="string">
            <text:p text:style-name="P56">A<text:span text:style-name="T190">BDGIKLTW</text:span>] ...<text:span text:style-name="T178">ioie (W joye) font (I funt)… <text:s/>E</text:span><text:span text:style-name="T4">] ...</text:span><text:span text:style-name="T31">en ont...</text:span></text:p>
          </table:table-cell>
        </table:table-row>
        <table:table-row table:style-name="Table1.129">
          <table:table-cell table:style-name="Table1.A2" office:value-type="string">
            <text:p text:style-name="P33">2707</text:p>
          </table:table-cell>
          <table:table-cell table:style-name="Table1.A2" office:value-type="string">
            <text:p text:style-name="P33">Del mostre que il virent mort</text:p>
          </table:table-cell>
          <table:table-cell table:style-name="Table1.C115" office:value-type="string">
            <text:p text:style-name="P118"><text:span text:style-name="T178">A</text:span><text:span text:style-name="T3">D</text:span><text:span text:style-name="T31">E</text:span><text:span text:style-name="T42">G</text:span><text:span text:style-name="T52">H2</text:span><text:span text:style-name="T60">I</text:span><text:span text:style-name="T66">L</text:span><text:span text:style-name="T3">] ...</text:span><text:span text:style-name="T23">quil </text:span><text:span text:style-name="T31">(E</text:span><text:span text:style-name="T52">H2</text:span><text:span text:style-name="T66">L</text:span><text:span text:style-name="T31"> que il, </text:span><text:span text:style-name="T60">A que</text:span><text:span text:style-name="T31">)</text:span><text:span text:style-name="T23"> ueoient </text:span><text:span text:style-name="T31">(E voient, </text:span><text:span text:style-name="T52">H2 veoient, </text:span><text:span text:style-name="T60">AI uoient, </text:span><text:span text:style-name="T66">L ueient)…</text:span><text:span text:style-name="T23"> <text:s/></text:span><text:span text:style-name="T16">W] ...</text:span><text:span text:style-name="T99">que il voit mort <text:s/></text:span><text:span text:style-name="T105">K] ...</text:span><text:span text:style-name="T110">quil ueoit...</text:span></text:p>
          </table:table-cell>
        </table:table-row>
        <table:table-row table:style-name="Table1.129">
          <table:table-cell table:style-name="Table1.A2" office:value-type="string">
            <text:p text:style-name="P33">2708</text:p>
          </table:table-cell>
          <table:table-cell table:style-name="Table1.A2" office:value-type="string">
            <text:p text:style-name="P33">Qui lor avoit fait mainte grant tort</text:p>
          </table:table-cell>
          <table:table-cell table:style-name="Table1.C115" office:value-type="string">
            <text:p text:style-name="P119">A<text:span text:style-name="T190">BDEGILTW</text:span>] <text:span text:style-name="T178">Que (BDEIT Qui, LW Car) </text:span><text:span text:style-name="T144">mlt</text:span><text:span text:style-name="T3"> </text:span><text:span text:style-name="T60">(I molt, </text:span><text:span text:style-name="T99">W moult</text:span><text:span text:style-name="T60">) </text:span><text:span text:style-name="T3">leur </text:span><text:span text:style-name="T10">(B</text:span><text:span text:style-name="T23">D</text:span><text:span text:style-name="T31">E</text:span><text:span text:style-name="T60">I</text:span><text:span text:style-name="T66">L</text:span><text:span text:style-name="T86">T</text:span><text:span text:style-name="T10"> lor)</text:span><text:span text:style-name="T3"> auoit </text:span><text:span text:style-name="T42">(G lauoient)</text:span><text:span text:style-name="T3"> fet </text:span><text:span text:style-name="T10">(B</text:span><text:span text:style-name="T23">D</text:span><text:span text:style-name="T42">G</text:span><text:span text:style-name="T60">I</text:span><text:span text:style-name="T66">L</text:span><text:span text:style-name="T86">T</text:span><text:span text:style-name="T99">W</text:span><text:span text:style-name="T10"> fait)</text:span><text:span text:style-name="T3"> grant </text:span><text:span text:style-name="T86">(T granz)</text:span><text:span text:style-name="T3">… <text:s/></text:span><text:span text:style-name="T48">H2] </text:span><text:span text:style-name="T52">Qui si lor auoit fait grant tort <text:s/></text:span><text:span text:style-name="T105">K] </text:span><text:span text:style-name="T111">Que il lor auoit ia fet grant tort</text:span><text:span text:style-name="T52"> <text:s/></text:span><text:span text:style-name="T117">FINE LACUNA M</text:span></text:p>
          </table:table-cell>
        </table:table-row>
        <table:table-row table:style-name="Table1.129">
          <table:table-cell table:style-name="Table1.A2" office:value-type="string">
            <text:p text:style-name="P33">2709</text:p>
          </table:table-cell>
          <table:table-cell table:style-name="Table1.A2" office:value-type="string">
            <text:p text:style-name="P33">Le charchois ont ars et venté</text:p>
          </table:table-cell>
          <table:table-cell table:style-name="Table1.C115" office:value-type="string">
            <text:p text:style-name="P185">B] La char ont arse et puis vente <text:s/><text:span text:style-name="T180">I] ...sarcors… <text:s/>L] La chars...</text:span></text:p>
          </table:table-cell>
        </table:table-row>
        <table:table-row table:style-name="Table1.129">
          <table:table-cell table:style-name="Table1.A2" office:value-type="string">
            <text:p text:style-name="P33">2710</text:p>
          </table:table-cell>
          <table:table-cell table:style-name="Table1.A2" office:value-type="string">
            <text:p text:style-name="P33">Puels s’en vont tuit en la cyté</text:p>
          </table:table-cell>
          <table:table-cell table:style-name="Table1.C115" office:value-type="string">
            <text:p text:style-name="P145">A<text:span text:style-name="T215">GIK</text:span>] ...<text:span text:style-name="T178">uers la cite <text:s/>B] Apres sen uont en la cite <text:s/></text:span><text:span text:style-name="T3">D</text:span><text:span text:style-name="T52">H</text:span><text:span text:style-name="T1">2</text:span><text:span text:style-name="T3">] ...</text:span><text:span text:style-name="T23">sen reuont en la cite <text:s/></text:span><text:span text:style-name="T4">E] </text:span><text:span text:style-name="T31">Puis retornent en… <text:s/></text:span><text:span text:style-name="T67">M</text:span><text:span text:style-name="T30">] </text:span><text:span text:style-name="T72">Et puis en uont en...</text:span><text:span text:style-name="T31"> <text:s text:c="2"/></text:span><text:span text:style-name="T16">W] ...</text:span><text:span text:style-name="T99">touz...</text:span></text:p>
          </table:table-cell>
        </table:table-row>
        <table:table-row table:style-name="Table1.129">
          <table:table-cell table:style-name="Table1.A2" office:value-type="string">
            <text:p text:style-name="P33">2711</text:p>
          </table:table-cell>
          <table:table-cell table:style-name="Table1.A2" office:value-type="string">
            <text:p text:style-name="P33">Et Mataquas (H Maltakaz) et Edorie</text:p>
          </table:table-cell>
          <table:table-cell table:style-name="Table1.C115" office:value-type="string">
            <text:p text:style-name="P127"><text:span text:style-name="T1">D] ...matacart…</text:span><text:span text:style-name="T23"> <text:s/></text:span><text:span text:style-name="T4">E] ...mathascas…</text:span><text:span text:style-name="T31"> <text:s/></text:span><text:span text:style-name="T52">H2] ...hedorie <text:s/></text:span><text:span text:style-name="T61">L</text:span><text:span text:style-name="T30">] ...</text:span><text:span text:style-name="T66">esdorie <text:s/></text:span><text:span text:style-name="T73">T</text:span><text:span text:style-name="T30">] ...</text:span><text:span text:style-name="T86">matequaz et hedorie <text:s/></text:span><text:span text:style-name="T16">W] ...</text:span><text:span text:style-name="T99">mataquars...</text:span></text:p>
          </table:table-cell>
        </table:table-row>
      </table:table>
      <text:p text:style-name="P1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5-25T22:28:21.711677567</dc:date>
    <meta:editing-duration>P1DT3H10M48S</meta:editing-duration>
    <meta:editing-cycles>161</meta:editing-cycles>
    <meta:generator>LibreOffice/6.4.7.2$Linux_X86_64 LibreOffice_project/40$Build-2</meta:generator>
    <meta:document-statistic meta:table-count="1" meta:image-count="0" meta:object-count="0" meta:page-count="20" meta:paragraph-count="958" meta:word-count="7577" meta:character-count="38727" meta:non-whitespace-character-count="31469"/>
  </office:meta>
</office:document-meta>
</file>